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676cm"/>
    </style:style>
    <style:style style:name="co2" style:family="table-column">
      <style:table-column-properties fo:break-before="auto" style:column-width="3.828cm"/>
    </style:style>
    <style:style style:name="co3" style:family="table-column">
      <style:table-column-properties fo:break-before="auto" style:column-width="0.665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2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3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4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5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6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7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8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9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10" style:family="table-cell" style:parent-style-name="Pivot_20_Table_20_Value" style:data-style-name="N0">
      <style:table-cell-properties fo:border-bottom="0.99pt solid #000000" fo:border-left="0.99pt solid #000000" fo:border-right="none" fo:border-top="none"/>
    </style:style>
    <style:style style:name="ce11" style:family="table-cell" style:parent-style-name="Pivot_20_Table_20_Result" style:data-style-name="N0">
      <style:table-cell-properties fo:border-bottom="2.01pt solid #000000" fo:border-left="0.99pt solid #000000" fo:border-right="none" fo:border-top="0.99pt solid #000000"/>
    </style:style>
    <style:style style:name="ce12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13" style:family="table-cell" style:parent-style-name="Pivot_20_Table_20_Category" style:data-style-name="N0">
      <style:table-cell-properties fo:border-bottom="0.99pt solid #000000" fo:border-left="none" fo:border-right="2.01pt solid #000000" fo:border-top="none"/>
    </style:style>
    <style:style style:name="ce14" style:family="table-cell" style:parent-style-name="Pivot_20_Table_20_Value" style:data-style-name="N0">
      <style:table-cell-properties fo:border-bottom="none" fo:border-left="none" fo:border-right="2.01pt solid #000000" fo:border-top="0.99pt solid #000000"/>
    </style:style>
    <style:style style:name="ce15" style:family="table-cell" style:parent-style-name="Pivot_20_Table_20_Value" style:data-style-name="N0">
      <style:table-cell-properties fo:border-bottom="none" fo:border-left="none" fo:border-right="2.01pt solid #000000" fo:border-top="none"/>
    </style:style>
    <style:style style:name="ce16" style:family="table-cell" style:parent-style-name="Pivot_20_Table_20_Value">
      <style:table-cell-properties fo:border-bottom="none" fo:border-left="none" fo:border-right="2.01pt solid #000000" fo:border-top="none"/>
    </style:style>
    <style:style style:name="ce17" style:family="table-cell" style:parent-style-name="Pivot_20_Table_20_Value">
      <style:table-cell-properties fo:border-bottom="0.99pt solid #000000" fo:border-left="none" fo:border-right="2.01pt solid #000000" fo:border-top="none"/>
    </style:style>
    <style:style style:name="ce18" style:family="table-cell" style:parent-style-name="Pivot_20_Table_20_Result" style:data-style-name="N0">
      <style:table-cell-properties fo:border-bottom="2.01pt solid #000000" fo:border-left="none" fo:border-right="2.01pt solid #000000" fo:border-top="0.99pt solid #000000"/>
    </style:style>
    <style:style style:name="ce19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20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21" style:family="table-cell" style:parent-style-name="Pivot_20_Table_20_Value" style:data-style-name="N0">
      <style:table-cell-properties fo:border-bottom="none" fo:border-left="none" fo:border-right="none" fo:border-top="0.99pt solid #000000"/>
    </style:style>
    <style:style style:name="ce22" style:family="table-cell" style:parent-style-name="Pivot_20_Table_20_Value" style:data-style-name="N0"/>
    <style:style style:name="ce23" style:family="table-cell" style:parent-style-name="Pivot_20_Table_20_Value" style:data-style-name="N0">
      <style:table-cell-properties fo:border-bottom="0.99pt solid #000000" fo:border-left="none" fo:border-right="none" fo:border-top="none"/>
    </style:style>
    <style:style style:name="ce24" style:family="table-cell" style:parent-style-name="Pivot_20_Table_20_Result" style:data-style-name="N0">
      <style:table-cell-properties fo:border-bottom="2.01pt solid #000000" fo:border-left="none" fo:border-right="none" fo:border-top="0.99pt solid #000000"/>
    </style:style>
    <style:style style:name="ce25" style:family="table-cell" style:parent-style-name="Pivot_20_Table_20_Value" style:data-style-name="N0">
      <style:table-cell-properties fo:border-bottom="0.99pt solid #000000" fo:border-left="none" fo:border-right="2.01pt solid #000000" fo:border-top="none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at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Puzzl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ize</text:p>
          </table:table-cell>
        </table:table-row>
        <table:table-row table:style-name="ro1">
          <table:table-cell office:value-type="string" calcext:value-type="string">
            <text:p>puzzles/regular-5x5/0.json</text:p>
          </table:table-cell>
          <table:table-cell office:value-type="float" office:value="0.00172395706176758" calcext:value-type="float">
            <text:p>0.0017239570617675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uzzles/regular-5x5/1.json</text:p>
          </table:table-cell>
          <table:table-cell office:value-type="float" office:value="0.00395822525024414" calcext:value-type="float">
            <text:p>0.0039582252502441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uzzles/regular-5x5/2.json</text:p>
          </table:table-cell>
          <table:table-cell office:value-type="float" office:value="0.00227394104003906" calcext:value-type="float">
            <text:p>0.0022739410400390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uzzles/regular-5x5/3.json</text:p>
          </table:table-cell>
          <table:table-cell office:value-type="float" office:value="0.00240488052368164" calcext:value-type="float">
            <text:p>0.0024048805236816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uzzles/regular-5x5/4.json</text:p>
          </table:table-cell>
          <table:table-cell office:value-type="float" office:value="0.00249133110046387" calcext:value-type="float">
            <text:p>0.0024913311004638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uzzles/regular-5x5/5.json</text:p>
          </table:table-cell>
          <table:table-cell office:value-type="float" office:value="0.001947021484375" calcext:value-type="float">
            <text:p>0.00194702148437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uzzles/regular-5x5/6.json</text:p>
          </table:table-cell>
          <table:table-cell office:value-type="float" office:value="0.00185942649841309" calcext:value-type="float">
            <text:p>0.0018594264984130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uzzles/regular-5x5/7.json</text:p>
          </table:table-cell>
          <table:table-cell office:value-type="float" office:value="0.00198659896850586" calcext:value-type="float">
            <text:p>0.0019865989685058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uzzles/regular-5x5/8.json</text:p>
          </table:table-cell>
          <table:table-cell office:value-type="float" office:value="0.00178647041320801" calcext:value-type="float">
            <text:p>0.0017864704132080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uzzles/regular-5x5/9.json</text:p>
          </table:table-cell>
          <table:table-cell office:value-type="float" office:value="0.00169181823730469" calcext:value-type="float">
            <text:p>0.0016918182373046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uzzles/regular-5x5/10.json</text:p>
          </table:table-cell>
          <table:table-cell office:value-type="float" office:value="0.00174393653869629" calcext:value-type="float">
            <text:p>0.0017439365386962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uzzles/regular-5x5/11.json</text:p>
          </table:table-cell>
          <table:table-cell office:value-type="float" office:value="0.00233244895935059" calcext:value-type="float">
            <text:p>0.0023324489593505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uzzles/regular-5x5/12.json</text:p>
          </table:table-cell>
          <table:table-cell office:value-type="float" office:value="0.00168800354003906" calcext:value-type="float">
            <text:p>0.0016880035400390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uzzles/regular-5x5/13.json</text:p>
          </table:table-cell>
          <table:table-cell office:value-type="float" office:value="0.00217680931091309" calcext:value-type="float">
            <text:p>0.0021768093109130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uzzles/regular-5x5/14.json</text:p>
          </table:table-cell>
          <table:table-cell office:value-type="float" office:value="0.00178432464599609" calcext:value-type="float">
            <text:p>0.0017843246459960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uzzles/regular-5x5/15.json</text:p>
          </table:table-cell>
          <table:table-cell office:value-type="float" office:value="0.00173134803771973" calcext:value-type="float">
            <text:p>0.0017313480377197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uzzles/regular-5x5/16.json</text:p>
          </table:table-cell>
          <table:table-cell office:value-type="float" office:value="0.00176525115966797" calcext:value-type="float">
            <text:p>0.0017652511596679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uzzles/regular-5x5/17.json</text:p>
          </table:table-cell>
          <table:table-cell office:value-type="float" office:value="0.00178103446960449" calcext:value-type="float">
            <text:p>0.0017810344696044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uzzles/regular-5x5/18.json</text:p>
          </table:table-cell>
          <table:table-cell office:value-type="float" office:value="0.00220918655395508" calcext:value-type="float">
            <text:p>0.0022091865539550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uzzles/regular-5x5/19.json</text:p>
          </table:table-cell>
          <table:table-cell office:value-type="float" office:value="0.00173516273498535" calcext:value-type="float">
            <text:p>0.001735162734985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uzzles/regular-5x5/20.json</text:p>
          </table:table-cell>
          <table:table-cell office:value-type="float" office:value="0.00225691795349121" calcext:value-type="float">
            <text:p>0.0022569179534912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uzzles/regular-5x5/21.json</text:p>
          </table:table-cell>
          <table:table-cell office:value-type="float" office:value="0.00168228149414063" calcext:value-type="float">
            <text:p>0.0016822814941406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uzzles/regular-5x5/22.json</text:p>
          </table:table-cell>
          <table:table-cell office:value-type="float" office:value="0.00171961784362793" calcext:value-type="float">
            <text:p>0.0017196178436279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uzzles/regular-5x5/23.json</text:p>
          </table:table-cell>
          <table:table-cell office:value-type="float" office:value="0.00221996307373047" calcext:value-type="float">
            <text:p>0.0022199630737304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uzzles/regular-5x5/24.json</text:p>
          </table:table-cell>
          <table:table-cell office:value-type="float" office:value="0.00219836235046387" calcext:value-type="float">
            <text:p>0.0021983623504638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uzzles/regular-5x5/25.json</text:p>
          </table:table-cell>
          <table:table-cell office:value-type="float" office:value="0.00183887481689453" calcext:value-type="float">
            <text:p>0.0018388748168945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uzzles/regular-5x5/26.json</text:p>
          </table:table-cell>
          <table:table-cell office:value-type="float" office:value="0.00172591209411621" calcext:value-type="float">
            <text:p>0.0017259120941162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uzzles/regular-5x5/27.json</text:p>
          </table:table-cell>
          <table:table-cell office:value-type="float" office:value="0.00169334411621094" calcext:value-type="float">
            <text:p>0.0016933441162109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uzzles/regular-5x5/28.json</text:p>
          </table:table-cell>
          <table:table-cell office:value-type="float" office:value="0.00166845321655273" calcext:value-type="float">
            <text:p>0.0016684532165527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uzzles/regular-5x5/29.json</text:p>
          </table:table-cell>
          <table:table-cell office:value-type="float" office:value="0.00225543975830078" calcext:value-type="float">
            <text:p>0.0022554397583007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uzzles/regular-6x6/0.json</text:p>
          </table:table-cell>
          <table:table-cell office:value-type="float" office:value="0.00203151702880859" calcext:value-type="float">
            <text:p>0.0020315170288085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uzzles/regular-6x6/1.json</text:p>
          </table:table-cell>
          <table:table-cell office:value-type="float" office:value="0.00273561477661133" calcext:value-type="float">
            <text:p>0.0027356147766113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uzzles/regular-6x6/2.json</text:p>
          </table:table-cell>
          <table:table-cell office:value-type="float" office:value="0.00226073265075684" calcext:value-type="float">
            <text:p>0.0022607326507568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uzzles/regular-6x6/3.json</text:p>
          </table:table-cell>
          <table:table-cell office:value-type="float" office:value="0.0165204524993896" calcext:value-type="float">
            <text:p>0.016520452499389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uzzles/regular-6x6/4.json</text:p>
          </table:table-cell>
          <table:table-cell office:value-type="float" office:value="0.0145567417144775" calcext:value-type="float">
            <text:p>0.014556741714477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uzzles/regular-6x6/5.json</text:p>
          </table:table-cell>
          <table:table-cell office:value-type="float" office:value="0.00210723876953125" calcext:value-type="float">
            <text:p>0.0021072387695312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uzzles/regular-6x6/6.json</text:p>
          </table:table-cell>
          <table:table-cell office:value-type="float" office:value="0.00465731620788574" calcext:value-type="float">
            <text:p>0.0046573162078857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uzzles/regular-6x6/7.json</text:p>
          </table:table-cell>
          <table:table-cell office:value-type="float" office:value="0.00460538864135742" calcext:value-type="float">
            <text:p>0.0046053886413574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uzzles/regular-6x6/8.json</text:p>
          </table:table-cell>
          <table:table-cell office:value-type="float" office:value="0.00200352668762207" calcext:value-type="float">
            <text:p>0.0020035266876220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uzzles/regular-6x6/9.json</text:p>
          </table:table-cell>
          <table:table-cell office:value-type="float" office:value="0.00427169799804688" calcext:value-type="float">
            <text:p>0.0042716979980468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uzzles/regular-6x6/10.json</text:p>
          </table:table-cell>
          <table:table-cell office:value-type="float" office:value="0.00266876220703125" calcext:value-type="float">
            <text:p>0.0026687622070312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uzzles/regular-6x6/11.json</text:p>
          </table:table-cell>
          <table:table-cell office:value-type="float" office:value="0.00243158340454102" calcext:value-type="float">
            <text:p>0.0024315834045410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uzzles/regular-6x6/12.json</text:p>
          </table:table-cell>
          <table:table-cell office:value-type="float" office:value="0.00761508941650391" calcext:value-type="float">
            <text:p>0.0076150894165039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uzzles/regular-6x6/13.json</text:p>
          </table:table-cell>
          <table:table-cell office:value-type="float" office:value="0.00373077392578125" calcext:value-type="float">
            <text:p>0.0037307739257812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uzzles/regular-6x6/14.json</text:p>
          </table:table-cell>
          <table:table-cell office:value-type="float" office:value="0.00268735885620117" calcext:value-type="float">
            <text:p>0.0026873588562011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uzzles/regular-6x6/15.json</text:p>
          </table:table-cell>
          <table:table-cell office:value-type="float" office:value="0.00434093475341797" calcext:value-type="float">
            <text:p>0.0043409347534179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uzzles/regular-6x6/16.json</text:p>
          </table:table-cell>
          <table:table-cell office:value-type="float" office:value="0.00266408920288086" calcext:value-type="float">
            <text:p>0.0026640892028808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uzzles/regular-6x6/17.json</text:p>
          </table:table-cell>
          <table:table-cell office:value-type="float" office:value="0.0034731388092041" calcext:value-type="float">
            <text:p>0.003473138809204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uzzles/regular-6x6/18.json</text:p>
          </table:table-cell>
          <table:table-cell office:value-type="float" office:value="0.00538268089294434" calcext:value-type="float">
            <text:p>0.0053826808929443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uzzles/regular-6x6/19.json</text:p>
          </table:table-cell>
          <table:table-cell office:value-type="float" office:value="0.00504612922668457" calcext:value-type="float">
            <text:p>0.0050461292266845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uzzles/regular-6x6/20.json</text:p>
          </table:table-cell>
          <table:table-cell office:value-type="float" office:value="0.00232915878295898" calcext:value-type="float">
            <text:p>0.0023291587829589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uzzles/regular-6x6/21.json</text:p>
          </table:table-cell>
          <table:table-cell office:value-type="float" office:value="0.0087397575378418" calcext:value-type="float">
            <text:p>0.008739757537841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uzzles/regular-6x6/22.json</text:p>
          </table:table-cell>
          <table:table-cell office:value-type="float" office:value="0.00211024284362793" calcext:value-type="float">
            <text:p>0.0021102428436279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uzzles/regular-6x6/23.json</text:p>
          </table:table-cell>
          <table:table-cell office:value-type="float" office:value="0.00199799537658691" calcext:value-type="float">
            <text:p>0.0019979953765869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uzzles/regular-6x6/24.json</text:p>
          </table:table-cell>
          <table:table-cell office:value-type="float" office:value="0.00303869247436523" calcext:value-type="float">
            <text:p>0.0030386924743652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uzzles/regular-6x6/25.json</text:p>
          </table:table-cell>
          <table:table-cell office:value-type="float" office:value="0.00621099472045898" calcext:value-type="float">
            <text:p>0.0062109947204589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uzzles/regular-6x6/26.json</text:p>
          </table:table-cell>
          <table:table-cell office:value-type="float" office:value="0.00198211669921875" calcext:value-type="float">
            <text:p>0.0019821166992187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uzzles/regular-6x6/27.json</text:p>
          </table:table-cell>
          <table:table-cell office:value-type="float" office:value="0.00210371017456055" calcext:value-type="float">
            <text:p>0.0021037101745605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uzzles/regular-6x6/28.json</text:p>
          </table:table-cell>
          <table:table-cell office:value-type="float" office:value="0.00254988670349121" calcext:value-type="float">
            <text:p>0.0025498867034912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uzzles/regular-6x6/29.json</text:p>
          </table:table-cell>
          <table:table-cell office:value-type="float" office:value="0.0108786582946777" calcext:value-type="float">
            <text:p>0.010878658294677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uzzles/regular-7x7/0.json</text:p>
          </table:table-cell>
          <table:table-cell office:value-type="float" office:value="0.00633006095886231" calcext:value-type="float">
            <text:p>0.0063300609588623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uzzles/regular-7x7/1.json</text:p>
          </table:table-cell>
          <table:table-cell office:value-type="float" office:value="0.0048304557800293" calcext:value-type="float">
            <text:p>0.004830455780029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uzzles/regular-7x7/2.json</text:p>
          </table:table-cell>
          <table:table-cell office:value-type="float" office:value="0.00326547622680664" calcext:value-type="float">
            <text:p>0.0032654762268066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uzzles/regular-7x7/3.json</text:p>
          </table:table-cell>
          <table:table-cell office:value-type="float" office:value="0.15123119354248" calcext:value-type="float">
            <text:p>0.1512311935424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uzzles/regular-7x7/4.json</text:p>
          </table:table-cell>
          <table:table-cell office:value-type="float" office:value="0.0135097503662109" calcext:value-type="float">
            <text:p>0.013509750366210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uzzles/regular-7x7/5.json</text:p>
          </table:table-cell>
          <table:table-cell office:value-type="float" office:value="0.0116053581237793" calcext:value-type="float">
            <text:p>0.011605358123779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uzzles/regular-7x7/6.json</text:p>
          </table:table-cell>
          <table:table-cell office:value-type="float" office:value="0.00507488250732422" calcext:value-type="float">
            <text:p>0.0050748825073242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uzzles/regular-7x7/7.json</text:p>
          </table:table-cell>
          <table:table-cell office:value-type="float" office:value="0.00259456634521484" calcext:value-type="float">
            <text:p>0.0025945663452148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uzzles/regular-7x7/8.json</text:p>
          </table:table-cell>
          <table:table-cell office:value-type="float" office:value="0.136963653564453" calcext:value-type="float">
            <text:p>0.13696365356445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uzzles/regular-7x7/9.json</text:p>
          </table:table-cell>
          <table:table-cell office:value-type="float" office:value="0.238421821594238" calcext:value-type="float">
            <text:p>0.23842182159423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uzzles/regular-7x7/10.json</text:p>
          </table:table-cell>
          <table:table-cell office:value-type="float" office:value="0.0140872001647949" calcext:value-type="float">
            <text:p>0.014087200164794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uzzles/regular-7x7/11.json</text:p>
          </table:table-cell>
          <table:table-cell office:value-type="float" office:value="0.0116172790527344" calcext:value-type="float">
            <text:p>0.011617279052734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uzzles/regular-7x7/12.json</text:p>
          </table:table-cell>
          <table:table-cell office:value-type="float" office:value="0.0123167037963867" calcext:value-type="float">
            <text:p>0.012316703796386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uzzles/regular-7x7/13.json</text:p>
          </table:table-cell>
          <table:table-cell office:value-type="float" office:value="0.00565671920776367" calcext:value-type="float">
            <text:p>0.0056567192077636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uzzles/regular-7x7/14.json</text:p>
          </table:table-cell>
          <table:table-cell office:value-type="float" office:value="0.0844423294067383" calcext:value-type="float">
            <text:p>0.084442329406738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uzzles/regular-7x7/15.json</text:p>
          </table:table-cell>
          <table:table-cell office:value-type="float" office:value="0.0127185821533203" calcext:value-type="float">
            <text:p>0.012718582153320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uzzles/regular-7x7/16.json</text:p>
          </table:table-cell>
          <table:table-cell office:value-type="float" office:value="0.00575227737426758" calcext:value-type="float">
            <text:p>0.0057522773742675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uzzles/regular-7x7/17.json</text:p>
          </table:table-cell>
          <table:table-cell office:value-type="float" office:value="0.0105671405792236" calcext:value-type="float">
            <text:p>0.010567140579223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uzzles/regular-7x7/18.json</text:p>
          </table:table-cell>
          <table:table-cell office:value-type="float" office:value="0.00808300971984863" calcext:value-type="float">
            <text:p>0.0080830097198486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uzzles/regular-7x7/19.json</text:p>
          </table:table-cell>
          <table:table-cell office:value-type="float" office:value="0.402992391586304" calcext:value-type="float">
            <text:p>0.40299239158630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uzzles/regular-7x7/20.json</text:p>
          </table:table-cell>
          <table:table-cell office:value-type="float" office:value="0.0516853332519531" calcext:value-type="float">
            <text:p>0.051685333251953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uzzles/regular-7x7/21.json</text:p>
          </table:table-cell>
          <table:table-cell office:value-type="float" office:value="0.0252032279968262" calcext:value-type="float">
            <text:p>0.025203227996826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uzzles/regular-7x7/22.json</text:p>
          </table:table-cell>
          <table:table-cell office:value-type="float" office:value="0.00403332710266113" calcext:value-type="float">
            <text:p>0.0040333271026611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uzzles/regular-7x7/23.json</text:p>
          </table:table-cell>
          <table:table-cell office:value-type="float" office:value="0.146180868148804" calcext:value-type="float">
            <text:p>0.14618086814880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uzzles/regular-7x7/24.json</text:p>
          </table:table-cell>
          <table:table-cell office:value-type="float" office:value="0.00311098098754883" calcext:value-type="float">
            <text:p>0.0031109809875488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uzzles/regular-7x7/25.json</text:p>
          </table:table-cell>
          <table:table-cell office:value-type="float" office:value="0.533654642105102" calcext:value-type="float">
            <text:p>0.53365464210510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uzzles/regular-7x7/26.json</text:p>
          </table:table-cell>
          <table:table-cell office:value-type="float" office:value="0.0704338073730469" calcext:value-type="float">
            <text:p>0.070433807373046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uzzles/regular-7x7/27.json</text:p>
          </table:table-cell>
          <table:table-cell office:value-type="float" office:value="0.00569472312927246" calcext:value-type="float">
            <text:p>0.0056947231292724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uzzles/regular-7x7/28.json</text:p>
          </table:table-cell>
          <table:table-cell office:value-type="float" office:value="0.0193410396575928" calcext:value-type="float">
            <text:p>0.019341039657592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uzzles/regular-7x7/29.json</text:p>
          </table:table-cell>
          <table:table-cell office:value-type="float" office:value="0.0161171913146973" calcext:value-type="float">
            <text:p>0.016117191314697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uzzles/regular-8x8/0.json</text:p>
          </table:table-cell>
          <table:table-cell office:value-type="float" office:value="2.15202717781067" calcext:value-type="float">
            <text:p>2.1520271778106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uzzles/regular-8x8/1.json</text:p>
          </table:table-cell>
          <table:table-cell office:value-type="float" office:value="1.60316500663757" calcext:value-type="float">
            <text:p>1.6031650066375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uzzles/regular-8x8/2.json</text:p>
          </table:table-cell>
          <table:table-cell office:value-type="float" office:value="4.12779674530029" calcext:value-type="float">
            <text:p>4.1277967453002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uzzles/regular-8x8/3.json</text:p>
          </table:table-cell>
          <table:table-cell office:value-type="float" office:value="1.28572125434875" calcext:value-type="float">
            <text:p>1.2857212543487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uzzles/regular-8x8/4.json</text:p>
          </table:table-cell>
          <table:table-cell office:value-type="float" office:value="2.53835158348083" calcext:value-type="float">
            <text:p>2.5383515834808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uzzles/regular-8x8/5.json</text:p>
          </table:table-cell>
          <table:table-cell office:value-type="float" office:value="4.15715928077698" calcext:value-type="float">
            <text:p>4.1571592807769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uzzles/regular-8x8/6.json</text:p>
          </table:table-cell>
          <table:table-cell office:value-type="string" calcext:value-type="string">
            <text:p>DNF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uzzles/regular-8x8/7.json</text:p>
          </table:table-cell>
          <table:table-cell office:value-type="float" office:value="0.288196420669556" calcext:value-type="float">
            <text:p>0.28819642066955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uzzles/regular-8x8/8.json</text:p>
          </table:table-cell>
          <table:table-cell office:value-type="float" office:value="0.857113122940064" calcext:value-type="float">
            <text:p>0.85711312294006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uzzles/regular-8x8/9.json</text:p>
          </table:table-cell>
          <table:table-cell office:value-type="float" office:value="1.40574970245361" calcext:value-type="float">
            <text:p>1.4057497024536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uzzles/regular-8x8/10.json</text:p>
          </table:table-cell>
          <table:table-cell office:value-type="float" office:value="0.0533941268920898" calcext:value-type="float">
            <text:p>0.053394126892089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uzzles/regular-8x8/11.json</text:p>
          </table:table-cell>
          <table:table-cell office:value-type="string" calcext:value-type="string">
            <text:p>DNF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uzzles/regular-8x8/12.json</text:p>
          </table:table-cell>
          <table:table-cell office:value-type="float" office:value="7.20790209770203" calcext:value-type="float">
            <text:p>7.2079020977020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uzzles/regular-8x8/13.json</text:p>
          </table:table-cell>
          <table:table-cell office:value-type="float" office:value="1.65377960205078" calcext:value-type="float">
            <text:p>1.6537796020507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uzzles/regular-8x8/14.json</text:p>
          </table:table-cell>
          <table:table-cell office:value-type="float" office:value="0.74233078956604" calcext:value-type="float">
            <text:p>0.7423307895660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uzzles/regular-8x8/15.json</text:p>
          </table:table-cell>
          <table:table-cell office:value-type="float" office:value="0.26296648979187" calcext:value-type="float">
            <text:p>0.2629664897918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uzzles/regular-8x8/16.json</text:p>
          </table:table-cell>
          <table:table-cell office:value-type="float" office:value="0.0162688732147217" calcext:value-type="float">
            <text:p>0.016268873214721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uzzles/regular-8x8/17.json</text:p>
          </table:table-cell>
          <table:table-cell office:value-type="float" office:value="0.0593431949615479" calcext:value-type="float">
            <text:p>0.059343194961547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uzzles/regular-8x8/18.json</text:p>
          </table:table-cell>
          <table:table-cell office:value-type="float" office:value="0.0220769882202148" calcext:value-type="float">
            <text:p>0.022076988220214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uzzles/regular-8x8/19.json</text:p>
          </table:table-cell>
          <table:table-cell office:value-type="float" office:value="0.0271106243133545" calcext:value-type="float">
            <text:p>0.027110624313354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uzzles/regular-8x8/20.json</text:p>
          </table:table-cell>
          <table:table-cell office:value-type="float" office:value="0.0434988021850586" calcext:value-type="float">
            <text:p>0.043498802185058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uzzles/regular-8x8/21.json</text:p>
          </table:table-cell>
          <table:table-cell office:value-type="string" calcext:value-type="string">
            <text:p>DNF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uzzles/regular-8x8/22.json</text:p>
          </table:table-cell>
          <table:table-cell office:value-type="float" office:value="0.797795391082764" calcext:value-type="float">
            <text:p>0.79779539108276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uzzles/regular-8x8/23.json</text:p>
          </table:table-cell>
          <table:table-cell office:value-type="float" office:value="1.83324556350708" calcext:value-type="float">
            <text:p>1.8332455635070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uzzles/regular-8x8/24.json</text:p>
          </table:table-cell>
          <table:table-cell office:value-type="float" office:value="1.9849271774292" calcext:value-type="float">
            <text:p>1.984927177429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uzzles/regular-8x8/25.json</text:p>
          </table:table-cell>
          <table:table-cell office:value-type="float" office:value="0.135267496109009" calcext:value-type="float">
            <text:p>0.13526749610900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uzzles/regular-8x8/26.json</text:p>
          </table:table-cell>
          <table:table-cell office:value-type="float" office:value="1.11331887245178" calcext:value-type="float">
            <text:p>1.1133188724517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uzzles/regular-8x8/27.json</text:p>
          </table:table-cell>
          <table:table-cell office:value-type="float" office:value="1.43455028533936" calcext:value-type="float">
            <text:p>1.4345502853393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uzzles/regular-8x8/28.json</text:p>
          </table:table-cell>
          <table:table-cell office:value-type="float" office:value="7.85671491622925" calcext:value-type="float">
            <text:p>7.856714916229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uzzles/regular-8x8/29.json</text:p>
          </table:table-cell>
          <table:table-cell office:value-type="float" office:value="0.258447456359863" calcext:value-type="float">
            <text:p>0.25844745635986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uzzles/regular-9x9/0.json</text:p>
          </table:table-cell>
          <table:table-cell office:value-type="float" office:value="0.803985691070557" calcext:value-type="float">
            <text:p>0.80398569107055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uzzles/regular-9x9/1.json</text:p>
          </table:table-cell>
          <table:table-cell office:value-type="string" calcext:value-type="string">
            <text:p>DNF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uzzles/regular-9x9/2.json</text:p>
          </table:table-cell>
          <table:table-cell office:value-type="string" calcext:value-type="string">
            <text:p>DNF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uzzles/regular-9x9/3.json</text:p>
          </table:table-cell>
          <table:table-cell office:value-type="string" calcext:value-type="string">
            <text:p>DNF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uzzles/regular-9x9/4.json</text:p>
          </table:table-cell>
          <table:table-cell office:value-type="float" office:value="0.73614616394043" calcext:value-type="float">
            <text:p>0.7361461639404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uzzles/regular-9x9/5.json</text:p>
          </table:table-cell>
          <table:table-cell office:value-type="float" office:value="0.63476676940918" calcext:value-type="float">
            <text:p>0.6347667694091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uzzles/regular-9x9/6.json</text:p>
          </table:table-cell>
          <table:table-cell office:value-type="float" office:value="1.55495948791504" calcext:value-type="float">
            <text:p>1.5549594879150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uzzles/regular-9x9/7.json</text:p>
          </table:table-cell>
          <table:table-cell office:value-type="string" calcext:value-type="string">
            <text:p>DNF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uzzles/regular-9x9/8.json</text:p>
          </table:table-cell>
          <table:table-cell office:value-type="float" office:value="4.18419971466065" calcext:value-type="float">
            <text:p>4.1841997146606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uzzles/regular-9x9/9.json</text:p>
          </table:table-cell>
          <table:table-cell office:value-type="string" calcext:value-type="string">
            <text:p>DNF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uzzles/regular-9x9/10.json</text:p>
          </table:table-cell>
          <table:table-cell office:value-type="float" office:value="1.40653305053711" calcext:value-type="float">
            <text:p>1.4065330505371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uzzles/regular-9x9/11.json</text:p>
          </table:table-cell>
          <table:table-cell office:value-type="string" calcext:value-type="string">
            <text:p>DNF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uzzles/regular-9x9/12.json</text:p>
          </table:table-cell>
          <table:table-cell office:value-type="float" office:value="0.687318992614746" calcext:value-type="float">
            <text:p>0.68731899261474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uzzles/regular-9x9/13.json</text:p>
          </table:table-cell>
          <table:table-cell office:value-type="float" office:value="0.0925638675689697" calcext:value-type="float">
            <text:p>0.092563867568969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uzzles/regular-9x9/14.json</text:p>
          </table:table-cell>
          <table:table-cell office:value-type="string" calcext:value-type="string">
            <text:p>DNF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uzzles/regular-9x9/15.json</text:p>
          </table:table-cell>
          <table:table-cell office:value-type="string" calcext:value-type="string">
            <text:p>DNF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uzzles/regular-9x9/16.json</text:p>
          </table:table-cell>
          <table:table-cell office:value-type="string" calcext:value-type="string">
            <text:p>DNF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uzzles/regular-9x9/17.json</text:p>
          </table:table-cell>
          <table:table-cell office:value-type="float" office:value="1.12156662940979" calcext:value-type="float">
            <text:p>1.1215666294097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uzzles/regular-9x9/18.json</text:p>
          </table:table-cell>
          <table:table-cell office:value-type="float" office:value="1.66031427383423" calcext:value-type="float">
            <text:p>1.6603142738342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uzzles/regular-9x9/19.json</text:p>
          </table:table-cell>
          <table:table-cell office:value-type="float" office:value="1.30240135192871" calcext:value-type="float">
            <text:p>1.3024013519287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uzzles/regular-9x9/20.json</text:p>
          </table:table-cell>
          <table:table-cell office:value-type="string" calcext:value-type="string">
            <text:p>DNF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uzzles/regular-9x9/21.json</text:p>
          </table:table-cell>
          <table:table-cell office:value-type="float" office:value="6.48941535949707" calcext:value-type="float">
            <text:p>6.4894153594970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uzzles/regular-9x9/22.json</text:p>
          </table:table-cell>
          <table:table-cell office:value-type="float" office:value="6.14390654563904" calcext:value-type="float">
            <text:p>6.1439065456390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uzzles/regular-9x9/23.json</text:p>
          </table:table-cell>
          <table:table-cell office:value-type="string" calcext:value-type="string">
            <text:p>DNF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uzzles/regular-9x9/24.json</text:p>
          </table:table-cell>
          <table:table-cell office:value-type="float" office:value="5.83381342887878" calcext:value-type="float">
            <text:p>5.8338134288787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uzzles/regular-9x9/25.json</text:p>
          </table:table-cell>
          <table:table-cell office:value-type="float" office:value="1.06275882720947" calcext:value-type="float">
            <text:p>1.0627588272094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uzzles/regular-9x9/26.json</text:p>
          </table:table-cell>
          <table:table-cell office:value-type="string" calcext:value-type="string">
            <text:p>DNF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uzzles/regular-9x9/27.json</text:p>
          </table:table-cell>
          <table:table-cell office:value-type="string" calcext:value-type="string">
            <text:p>DNF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uzzles/regular-9x9/28.json</text:p>
          </table:table-cell>
          <table:table-cell office:value-type="string" calcext:value-type="string">
            <text:p>DNF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uzzles/regular-9x9/29.json</text:p>
          </table:table-cell>
          <table:table-cell office:value-type="string" calcext:value-type="string">
            <text:p>DNF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uzzles/bonus-5x5/1.json</text:p>
          </table:table-cell>
          <table:table-cell office:value-type="float" office:value="0.00196552276611328" calcext:value-type="float">
            <text:p>0.0019655227661132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uzzles/bonus-5x5/2.json</text:p>
          </table:table-cell>
          <table:table-cell office:value-type="float" office:value="0.00210819244384766" calcext:value-type="float">
            <text:p>0.0021081924438476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uzzles/bonus-5x5/3.json</text:p>
          </table:table-cell>
          <table:table-cell office:value-type="float" office:value="0.00222511291503906" calcext:value-type="float">
            <text:p>0.0022251129150390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uzzles/bonus-5x5/4.json</text:p>
          </table:table-cell>
          <table:table-cell office:value-type="float" office:value="0.00180611610412598" calcext:value-type="float">
            <text:p>0.0018061161041259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uzzles/bonus-5x5/5.json</text:p>
          </table:table-cell>
          <table:table-cell office:value-type="float" office:value="0.00200290679931641" calcext:value-type="float">
            <text:p>0.0020029067993164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uzzles/bonus-5x5/6.json</text:p>
          </table:table-cell>
          <table:table-cell office:value-type="float" office:value="0.00358428955078125" calcext:value-type="float">
            <text:p>0.003584289550781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uzzles/bonus-5x5/7.json</text:p>
          </table:table-cell>
          <table:table-cell office:value-type="float" office:value="0.00184407234191895" calcext:value-type="float">
            <text:p>0.0018440723419189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uzzles/bonus-5x5/8.json</text:p>
          </table:table-cell>
          <table:table-cell office:value-type="float" office:value="0.0029508113861084" calcext:value-type="float">
            <text:p>0.002950811386108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uzzles/bonus-5x5/9.json</text:p>
          </table:table-cell>
          <table:table-cell office:value-type="float" office:value="0.00224909782409668" calcext:value-type="float">
            <text:p>0.0022490978240966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uzzles/bonus-5x5/10.json</text:p>
          </table:table-cell>
          <table:table-cell office:value-type="float" office:value="0.00196609497070312" calcext:value-type="float">
            <text:p>0.0019660949707031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uzzles/bonus-5x5/11.json</text:p>
          </table:table-cell>
          <table:table-cell office:value-type="float" office:value="0.00260343551635742" calcext:value-type="float">
            <text:p>0.0026034355163574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uzzles/bonus-5x5/12.json</text:p>
          </table:table-cell>
          <table:table-cell office:value-type="float" office:value="0.00478420257568359" calcext:value-type="float">
            <text:p>0.0047842025756835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uzzles/bonus-5x5/13.json</text:p>
          </table:table-cell>
          <table:table-cell office:value-type="float" office:value="0.00225033760070801" calcext:value-type="float">
            <text:p>0.0022503376007080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uzzles/bonus-5x5/14.json</text:p>
          </table:table-cell>
          <table:table-cell office:value-type="float" office:value="0.00210771560668945" calcext:value-type="float">
            <text:p>0.0021077156066894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uzzles/bonus-5x5/15.json</text:p>
          </table:table-cell>
          <table:table-cell office:value-type="float" office:value="0.00233168601989746" calcext:value-type="float">
            <text:p>0.0023316860198974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uzzles/bonus-5x5/16.json</text:p>
          </table:table-cell>
          <table:table-cell office:value-type="float" office:value="0.00197181701660156" calcext:value-type="float">
            <text:p>0.0019718170166015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uzzles/bonus-5x5/17.json</text:p>
          </table:table-cell>
          <table:table-cell office:value-type="float" office:value="0.00532727241516113" calcext:value-type="float">
            <text:p>0.0053272724151611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uzzles/bonus-5x5/18.json</text:p>
          </table:table-cell>
          <table:table-cell office:value-type="float" office:value="0.00197601318359375" calcext:value-type="float">
            <text:p>0.0019760131835937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uzzles/bonus-5x5/19.json</text:p>
          </table:table-cell>
          <table:table-cell office:value-type="float" office:value="0.00197010040283203" calcext:value-type="float">
            <text:p>0.0019701004028320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uzzles/bonus-5x5/20.json</text:p>
          </table:table-cell>
          <table:table-cell office:value-type="float" office:value="0.001953125" calcext:value-type="float">
            <text:p>0.0019531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uzzles/bonus-5x5/21.json</text:p>
          </table:table-cell>
          <table:table-cell office:value-type="float" office:value="0.00232224464416504" calcext:value-type="float">
            <text:p>0.0023222446441650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uzzles/bonus-5x5/22.json</text:p>
          </table:table-cell>
          <table:table-cell office:value-type="float" office:value="0.00348844528198242" calcext:value-type="float">
            <text:p>0.0034884452819824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uzzles/bonus-5x5/23.json</text:p>
          </table:table-cell>
          <table:table-cell office:value-type="float" office:value="0.00227665901184082" calcext:value-type="float">
            <text:p>0.0022766590118408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uzzles/bonus-5x5/24.json</text:p>
          </table:table-cell>
          <table:table-cell office:value-type="float" office:value="0.00243654251098633" calcext:value-type="float">
            <text:p>0.0024365425109863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uzzles/bonus-5x5/25.json</text:p>
          </table:table-cell>
          <table:table-cell office:value-type="float" office:value="0.00211572647094727" calcext:value-type="float">
            <text:p>0.0021157264709472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uzzles/bonus-5x5/26.json</text:p>
          </table:table-cell>
          <table:table-cell office:value-type="float" office:value="0.00182456970214844" calcext:value-type="float">
            <text:p>0.0018245697021484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uzzles/bonus-5x5/27.json</text:p>
          </table:table-cell>
          <table:table-cell office:value-type="float" office:value="0.00190248489379883" calcext:value-type="float">
            <text:p>0.0019024848937988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uzzles/bonus-5x5/28.json</text:p>
          </table:table-cell>
          <table:table-cell office:value-type="float" office:value="0.0023414134979248" calcext:value-type="float">
            <text:p>0.00234141349792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uzzles/bonus-5x5/29.json</text:p>
          </table:table-cell>
          <table:table-cell office:value-type="float" office:value="0.00194125175476074" calcext:value-type="float">
            <text:p>0.0019412517547607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uzzles/bonus-5x5/0.json</text:p>
          </table:table-cell>
          <table:table-cell office:value-type="float" office:value="0.00199785232543945" calcext:value-type="float">
            <text:p>0.0019978523254394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uzzles/bonus-6x6/0.json</text:p>
          </table:table-cell>
          <table:table-cell office:value-type="float" office:value="0.0148203372955322" calcext:value-type="float">
            <text:p>0.014820337295532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uzzles/bonus-6x6/1.json</text:p>
          </table:table-cell>
          <table:table-cell office:value-type="float" office:value="0.00909175872802734" calcext:value-type="float">
            <text:p>0.0090917587280273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uzzles/bonus-6x6/2.json</text:p>
          </table:table-cell>
          <table:table-cell office:value-type="float" office:value="0.00210318565368652" calcext:value-type="float">
            <text:p>0.0021031856536865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uzzles/bonus-6x6/3.json</text:p>
          </table:table-cell>
          <table:table-cell office:value-type="float" office:value="0.00274395942687988" calcext:value-type="float">
            <text:p>0.0027439594268798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uzzles/bonus-6x6/4.json</text:p>
          </table:table-cell>
          <table:table-cell office:value-type="float" office:value="0.0042262077331543" calcext:value-type="float">
            <text:p>0.004226207733154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uzzles/bonus-6x6/5.json</text:p>
          </table:table-cell>
          <table:table-cell office:value-type="float" office:value="0.00328221321105957" calcext:value-type="float">
            <text:p>0.0032822132110595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uzzles/bonus-6x6/6.json</text:p>
          </table:table-cell>
          <table:table-cell office:value-type="float" office:value="0.00502362251281738" calcext:value-type="float">
            <text:p>0.0050236225128173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uzzles/bonus-6x6/7.json</text:p>
          </table:table-cell>
          <table:table-cell office:value-type="float" office:value="0.00311112403869629" calcext:value-type="float">
            <text:p>0.0031111240386962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uzzles/bonus-6x6/8.json</text:p>
          </table:table-cell>
          <table:table-cell office:value-type="float" office:value="0.0195255279541016" calcext:value-type="float">
            <text:p>0.0195255279541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uzzles/bonus-6x6/9.json</text:p>
          </table:table-cell>
          <table:table-cell office:value-type="float" office:value="0.00229558944702148" calcext:value-type="float">
            <text:p>0.0022955894470214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uzzles/bonus-6x6/10.json</text:p>
          </table:table-cell>
          <table:table-cell office:value-type="float" office:value="0.00423979759216309" calcext:value-type="float">
            <text:p>0.0042397975921630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uzzles/bonus-6x6/11.json</text:p>
          </table:table-cell>
          <table:table-cell office:value-type="float" office:value="0.00963068008422852" calcext:value-type="float">
            <text:p>0.0096306800842285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uzzles/bonus-6x6/12.json</text:p>
          </table:table-cell>
          <table:table-cell office:value-type="float" office:value="0.00602197647094727" calcext:value-type="float">
            <text:p>0.0060219764709472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uzzles/bonus-6x6/13.json</text:p>
          </table:table-cell>
          <table:table-cell office:value-type="float" office:value="0.00844945907592773" calcext:value-type="float">
            <text:p>0.0084494590759277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uzzles/bonus-6x6/14.json</text:p>
          </table:table-cell>
          <table:table-cell office:value-type="float" office:value="0.0142758846282959" calcext:value-type="float">
            <text:p>0.014275884628295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uzzles/bonus-6x6/15.json</text:p>
          </table:table-cell>
          <table:table-cell office:value-type="float" office:value="0.00322299003601074" calcext:value-type="float">
            <text:p>0.0032229900360107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uzzles/bonus-6x6/16.json</text:p>
          </table:table-cell>
          <table:table-cell office:value-type="float" office:value="0.00436711311340332" calcext:value-type="float">
            <text:p>0.0043671131134033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uzzles/bonus-6x6/17.json</text:p>
          </table:table-cell>
          <table:table-cell office:value-type="float" office:value="0.00474138259887695" calcext:value-type="float">
            <text:p>0.0047413825988769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uzzles/bonus-6x6/18.json</text:p>
          </table:table-cell>
          <table:table-cell office:value-type="float" office:value="0.00338215827941894" calcext:value-type="float">
            <text:p>0.0033821582794189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uzzles/bonus-6x6/19.json</text:p>
          </table:table-cell>
          <table:table-cell office:value-type="float" office:value="0.0141271591186523" calcext:value-type="float">
            <text:p>0.014127159118652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uzzles/bonus-6x6/20.json</text:p>
          </table:table-cell>
          <table:table-cell office:value-type="float" office:value="0.0023129940032959" calcext:value-type="float">
            <text:p>0.002312994003295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uzzles/bonus-6x6/21.json</text:p>
          </table:table-cell>
          <table:table-cell office:value-type="float" office:value="0.00749053955078125" calcext:value-type="float">
            <text:p>0.0074905395507812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uzzles/bonus-6x6/22.json</text:p>
          </table:table-cell>
          <table:table-cell office:value-type="float" office:value="0.00255217552185059" calcext:value-type="float">
            <text:p>0.0025521755218505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uzzles/bonus-6x6/23.json</text:p>
          </table:table-cell>
          <table:table-cell office:value-type="float" office:value="0.00691862106323242" calcext:value-type="float">
            <text:p>0.0069186210632324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uzzles/bonus-6x6/24.json</text:p>
          </table:table-cell>
          <table:table-cell office:value-type="float" office:value="0.0190956115722656" calcext:value-type="float">
            <text:p>0.019095611572265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uzzles/bonus-6x6/25.json</text:p>
          </table:table-cell>
          <table:table-cell office:value-type="float" office:value="0.00627331733703613" calcext:value-type="float">
            <text:p>0.0062733173370361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uzzles/bonus-6x6/26.json</text:p>
          </table:table-cell>
          <table:table-cell office:value-type="float" office:value="0.00225205421447754" calcext:value-type="float">
            <text:p>0.0022520542144775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uzzles/bonus-6x6/27.json</text:p>
          </table:table-cell>
          <table:table-cell office:value-type="float" office:value="0.0135989189147949" calcext:value-type="float">
            <text:p>0.013598918914794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uzzles/bonus-6x6/28.json</text:p>
          </table:table-cell>
          <table:table-cell office:value-type="float" office:value="0.00532946586608887" calcext:value-type="float">
            <text:p>0.0053294658660888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uzzles/bonus-6x6/29.json</text:p>
          </table:table-cell>
          <table:table-cell office:value-type="float" office:value="0.00373411178588867" calcext:value-type="float">
            <text:p>0.0037341117858886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uzzles/bonus-7x7/0.json</text:p>
          </table:table-cell>
          <table:table-cell office:value-type="float" office:value="0.13128924369812" calcext:value-type="float">
            <text:p>0.1312892436981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uzzles/bonus-7x7/1.json</text:p>
          </table:table-cell>
          <table:table-cell office:value-type="float" office:value="0.00767478942871094" calcext:value-type="float">
            <text:p>0.0076747894287109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uzzles/bonus-7x7/2.json</text:p>
          </table:table-cell>
          <table:table-cell office:value-type="float" office:value="0.00733671188354492" calcext:value-type="float">
            <text:p>0.0073367118835449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uzzles/bonus-7x7/3.json</text:p>
          </table:table-cell>
          <table:table-cell office:value-type="float" office:value="0.0614547729492188" calcext:value-type="float">
            <text:p>0.061454772949218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uzzles/bonus-7x7/4.json</text:p>
          </table:table-cell>
          <table:table-cell office:value-type="float" office:value="0.0459449291229248" calcext:value-type="float">
            <text:p>0.045944929122924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uzzles/bonus-7x7/5.json</text:p>
          </table:table-cell>
          <table:table-cell office:value-type="float" office:value="0.0030947208404541" calcext:value-type="float">
            <text:p>0.003094720840454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uzzles/bonus-7x7/6.json</text:p>
          </table:table-cell>
          <table:table-cell office:value-type="float" office:value="0.0199678421020508" calcext:value-type="float">
            <text:p>0.019967842102050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uzzles/bonus-7x7/7.json</text:p>
          </table:table-cell>
          <table:table-cell office:value-type="float" office:value="0.0423510074615479" calcext:value-type="float">
            <text:p>0.042351007461547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uzzles/bonus-7x7/8.json</text:p>
          </table:table-cell>
          <table:table-cell office:value-type="float" office:value="0.372618293762207" calcext:value-type="float">
            <text:p>0.37261829376220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uzzles/bonus-7x7/9.json</text:p>
          </table:table-cell>
          <table:table-cell office:value-type="float" office:value="0.00333266258239746" calcext:value-type="float">
            <text:p>0.0033326625823974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uzzles/bonus-7x7/10.json</text:p>
          </table:table-cell>
          <table:table-cell office:value-type="float" office:value="0.00935630798339844" calcext:value-type="float">
            <text:p>0.0093563079833984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uzzles/bonus-7x7/11.json</text:p>
          </table:table-cell>
          <table:table-cell office:value-type="float" office:value="0.0244862079620361" calcext:value-type="float">
            <text:p>0.024486207962036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uzzles/bonus-7x7/12.json</text:p>
          </table:table-cell>
          <table:table-cell office:value-type="float" office:value="0.464560890197754" calcext:value-type="float">
            <text:p>0.46456089019775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uzzles/bonus-7x7/13.json</text:p>
          </table:table-cell>
          <table:table-cell office:value-type="float" office:value="0.111116456985474" calcext:value-type="float">
            <text:p>0.11111645698547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uzzles/bonus-7x7/14.json</text:p>
          </table:table-cell>
          <table:table-cell office:value-type="float" office:value="0.277659606933594" calcext:value-type="float">
            <text:p>0.27765960693359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uzzles/bonus-7x7/15.json</text:p>
          </table:table-cell>
          <table:table-cell office:value-type="float" office:value="0.308035039901733" calcext:value-type="float">
            <text:p>0.30803503990173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uzzles/bonus-7x7/16.json</text:p>
          </table:table-cell>
          <table:table-cell office:value-type="float" office:value="0.0628986835479736" calcext:value-type="float">
            <text:p>0.062898683547973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uzzles/bonus-7x7/17.json</text:p>
          </table:table-cell>
          <table:table-cell office:value-type="float" office:value="0.0273475170135498" calcext:value-type="float">
            <text:p>0.027347517013549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uzzles/bonus-7x7/18.json</text:p>
          </table:table-cell>
          <table:table-cell office:value-type="float" office:value="0.00671038627624512" calcext:value-type="float">
            <text:p>0.0067103862762451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uzzles/bonus-7x7/19.json</text:p>
          </table:table-cell>
          <table:table-cell office:value-type="float" office:value="0.0236892223358154" calcext:value-type="float">
            <text:p>0.023689222335815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uzzles/bonus-7x7/20.json</text:p>
          </table:table-cell>
          <table:table-cell office:value-type="float" office:value="0.0521289348602295" calcext:value-type="float">
            <text:p>0.052128934860229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uzzles/bonus-7x7/21.json</text:p>
          </table:table-cell>
          <table:table-cell office:value-type="float" office:value="0.0138127326965332" calcext:value-type="float">
            <text:p>0.013812732696533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uzzles/bonus-7x7/22.json</text:p>
          </table:table-cell>
          <table:table-cell office:value-type="float" office:value="0.0107153415679932" calcext:value-type="float">
            <text:p>0.010715341567993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uzzles/bonus-7x7/23.json</text:p>
          </table:table-cell>
          <table:table-cell office:value-type="float" office:value="0.0326711177825928" calcext:value-type="float">
            <text:p>0.032671117782592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uzzles/bonus-7x7/24.json</text:p>
          </table:table-cell>
          <table:table-cell office:value-type="float" office:value="0.00307197570800781" calcext:value-type="float">
            <text:p>0.0030719757080078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uzzles/bonus-7x7/25.json</text:p>
          </table:table-cell>
          <table:table-cell office:value-type="float" office:value="0.0943101406097412" calcext:value-type="float">
            <text:p>0.094310140609741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uzzles/bonus-7x7/26.json</text:p>
          </table:table-cell>
          <table:table-cell office:value-type="float" office:value="0.00298991203308105" calcext:value-type="float">
            <text:p>0.0029899120330810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uzzles/bonus-7x7/27.json</text:p>
          </table:table-cell>
          <table:table-cell office:value-type="float" office:value="0.0123676300048828" calcext:value-type="float">
            <text:p>0.012367630004882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uzzles/bonus-7x7/28.json</text:p>
          </table:table-cell>
          <table:table-cell office:value-type="float" office:value="0.0233872413635254" calcext:value-type="float">
            <text:p>0.023387241363525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uzzles/bonus-7x7/29.json</text:p>
          </table:table-cell>
          <table:table-cell office:value-type="float" office:value="0.00759406089782715" calcext:value-type="float">
            <text:p>0.0075940608978271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uzzles/bonus-8x8/0.json</text:p>
          </table:table-cell>
          <table:table-cell office:value-type="float" office:value="0.154957246780396" calcext:value-type="float">
            <text:p>0.15495724678039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uzzles/bonus-8x8/1.json</text:p>
          </table:table-cell>
          <table:table-cell office:value-type="float" office:value="0.531664752960205" calcext:value-type="float">
            <text:p>0.53166475296020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uzzles/bonus-8x8/2.json</text:p>
          </table:table-cell>
          <table:table-cell office:value-type="float" office:value="0.20042781829834" calcext:value-type="float">
            <text:p>0.2004278182983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uzzles/bonus-8x8/3.json</text:p>
          </table:table-cell>
          <table:table-cell office:value-type="string" calcext:value-type="string">
            <text:p>DNF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uzzles/bonus-8x8/4.json</text:p>
          </table:table-cell>
          <table:table-cell office:value-type="float" office:value="0.0991243839263916" calcext:value-type="float">
            <text:p>0.099124383926391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uzzles/bonus-8x8/5.json</text:p>
          </table:table-cell>
          <table:table-cell office:value-type="float" office:value="0.193330240249634" calcext:value-type="float">
            <text:p>0.19333024024963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uzzles/bonus-8x8/6.json</text:p>
          </table:table-cell>
          <table:table-cell office:value-type="float" office:value="1.08034329414368" calcext:value-type="float">
            <text:p>1.0803432941436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uzzles/bonus-8x8/7.json</text:p>
          </table:table-cell>
          <table:table-cell office:value-type="float" office:value="0.00476574897766113" calcext:value-type="float">
            <text:p>0.0047657489776611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uzzles/bonus-8x8/8.json</text:p>
          </table:table-cell>
          <table:table-cell office:value-type="float" office:value="4.661985206604" calcext:value-type="float">
            <text:p>4.66198520660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uzzles/bonus-8x8/9.json</text:p>
          </table:table-cell>
          <table:table-cell office:value-type="float" office:value="0.716961240768433" calcext:value-type="float">
            <text:p>0.71696124076843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uzzles/bonus-8x8/10.json</text:p>
          </table:table-cell>
          <table:table-cell office:value-type="float" office:value="4.01765127182007" calcext:value-type="float">
            <text:p>4.0176512718200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uzzles/bonus-8x8/11.json</text:p>
          </table:table-cell>
          <table:table-cell office:value-type="float" office:value="0.221055269241333" calcext:value-type="float">
            <text:p>0.22105526924133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uzzles/bonus-8x8/12.json</text:p>
          </table:table-cell>
          <table:table-cell office:value-type="float" office:value="0.609329891204834" calcext:value-type="float">
            <text:p>0.60932989120483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uzzles/bonus-8x8/13.json</text:p>
          </table:table-cell>
          <table:table-cell office:value-type="float" office:value="0.600438165664673" calcext:value-type="float">
            <text:p>0.60043816566467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uzzles/bonus-8x8/14.json</text:p>
          </table:table-cell>
          <table:table-cell office:value-type="float" office:value="1.27275586128235" calcext:value-type="float">
            <text:p>1.2727558612823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uzzles/bonus-8x8/15.json</text:p>
          </table:table-cell>
          <table:table-cell office:value-type="float" office:value="2.13043718338013" calcext:value-type="float">
            <text:p>2.1304371833801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uzzles/bonus-8x8/16.json</text:p>
          </table:table-cell>
          <table:table-cell office:value-type="float" office:value="0.0312118053436279" calcext:value-type="float">
            <text:p>0.031211805343627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uzzles/bonus-8x8/17.json</text:p>
          </table:table-cell>
          <table:table-cell office:value-type="float" office:value="0.244647693634033" calcext:value-type="float">
            <text:p>0.24464769363403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uzzles/bonus-8x8/18.json</text:p>
          </table:table-cell>
          <table:table-cell office:value-type="float" office:value="0.167200946807861" calcext:value-type="float">
            <text:p>0.16720094680786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uzzles/bonus-8x8/19.json</text:p>
          </table:table-cell>
          <table:table-cell office:value-type="float" office:value="2.29116086959839" calcext:value-type="float">
            <text:p>2.2911608695983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uzzles/bonus-8x8/20.json</text:p>
          </table:table-cell>
          <table:table-cell office:value-type="float" office:value="1.17891206741333" calcext:value-type="float">
            <text:p>1.1789120674133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uzzles/bonus-8x8/21.json</text:p>
          </table:table-cell>
          <table:table-cell office:value-type="float" office:value="9.40347094535828" calcext:value-type="float">
            <text:p>9.4034709453582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uzzles/bonus-8x8/22.json</text:p>
          </table:table-cell>
          <table:table-cell office:value-type="float" office:value="0.205098581314087" calcext:value-type="float">
            <text:p>0.20509858131408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uzzles/bonus-8x8/23.json</text:p>
          </table:table-cell>
          <table:table-cell office:value-type="float" office:value="0.0536635875701904" calcext:value-type="float">
            <text:p>0.053663587570190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uzzles/bonus-8x8/24.json</text:p>
          </table:table-cell>
          <table:table-cell office:value-type="float" office:value="1.64422969818115" calcext:value-type="float">
            <text:p>1.6442296981811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uzzles/bonus-8x8/25.json</text:p>
          </table:table-cell>
          <table:table-cell office:value-type="float" office:value="0.117841958999634" calcext:value-type="float">
            <text:p>0.11784195899963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uzzles/bonus-8x8/26.json</text:p>
          </table:table-cell>
          <table:table-cell office:value-type="float" office:value="3.33696846961975" calcext:value-type="float">
            <text:p>3.3369684696197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uzzles/bonus-8x8/27.json</text:p>
          </table:table-cell>
          <table:table-cell office:value-type="float" office:value="3.11041555404663" calcext:value-type="float">
            <text:p>3.1104155540466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uzzles/bonus-8x8/28.json</text:p>
          </table:table-cell>
          <table:table-cell office:value-type="float" office:value="0.081201171875" calcext:value-type="float">
            <text:p>0.08120117187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uzzles/bonus-8x8/29.json</text:p>
          </table:table-cell>
          <table:table-cell office:value-type="float" office:value="2.61277794837952" calcext:value-type="float">
            <text:p>2.6127779483795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uzzles/bonus-9x9/0.json</text:p>
          </table:table-cell>
          <table:table-cell office:value-type="float" office:value="3.13921055793762" calcext:value-type="float">
            <text:p>3.1392105579376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uzzles/bonus-9x9/1.json</text:p>
          </table:table-cell>
          <table:table-cell office:value-type="float" office:value="0.595729160308838" calcext:value-type="float">
            <text:p>0.5957291603088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uzzles/bonus-9x9/2.json</text:p>
          </table:table-cell>
          <table:table-cell office:value-type="float" office:value="2.86027765274048" calcext:value-type="float">
            <text:p>2.8602776527404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uzzles/bonus-9x9/3.json</text:p>
          </table:table-cell>
          <table:table-cell office:value-type="string" calcext:value-type="string">
            <text:p>DNF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uzzles/bonus-9x9/4.json</text:p>
          </table:table-cell>
          <table:table-cell office:value-type="float" office:value="0.173042011260986" calcext:value-type="float">
            <text:p>0.17304201126098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uzzles/bonus-9x9/5.json</text:p>
          </table:table-cell>
          <table:table-cell office:value-type="float" office:value="6.42108869552612" calcext:value-type="float">
            <text:p>6.4210886955261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uzzles/bonus-9x9/6.json</text:p>
          </table:table-cell>
          <table:table-cell office:value-type="string" calcext:value-type="string">
            <text:p>DNF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uzzles/bonus-9x9/7.json</text:p>
          </table:table-cell>
          <table:table-cell office:value-type="float" office:value="8.86795091629028" calcext:value-type="float">
            <text:p>8.8679509162902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uzzles/bonus-9x9/8.json</text:p>
          </table:table-cell>
          <table:table-cell office:value-type="string" calcext:value-type="string">
            <text:p>DNF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uzzles/bonus-9x9/9.json</text:p>
          </table:table-cell>
          <table:table-cell office:value-type="string" calcext:value-type="string">
            <text:p>DNF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uzzles/bonus-9x9/10.json</text:p>
          </table:table-cell>
          <table:table-cell office:value-type="string" calcext:value-type="string">
            <text:p>DNF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uzzles/bonus-9x9/11.json</text:p>
          </table:table-cell>
          <table:table-cell office:value-type="string" calcext:value-type="string">
            <text:p>DNF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uzzles/bonus-9x9/12.json</text:p>
          </table:table-cell>
          <table:table-cell office:value-type="string" calcext:value-type="string">
            <text:p>DNF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uzzles/bonus-9x9/13.json</text:p>
          </table:table-cell>
          <table:table-cell office:value-type="string" calcext:value-type="string">
            <text:p>DNF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uzzles/bonus-9x9/14.json</text:p>
          </table:table-cell>
          <table:table-cell office:value-type="string" calcext:value-type="string">
            <text:p>DNF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uzzles/bonus-9x9/15.json</text:p>
          </table:table-cell>
          <table:table-cell office:value-type="string" calcext:value-type="string">
            <text:p>DNF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uzzles/bonus-9x9/16.json</text:p>
          </table:table-cell>
          <table:table-cell office:value-type="float" office:value="1.66122136116028" calcext:value-type="float">
            <text:p>1.6612213611602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uzzles/bonus-9x9/17.json</text:p>
          </table:table-cell>
          <table:table-cell office:value-type="float" office:value="3.65189952850342" calcext:value-type="float">
            <text:p>3.6518995285034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uzzles/bonus-9x9/18.json</text:p>
          </table:table-cell>
          <table:table-cell office:value-type="string" calcext:value-type="string">
            <text:p>DNF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uzzles/bonus-9x9/19.json</text:p>
          </table:table-cell>
          <table:table-cell office:value-type="string" calcext:value-type="string">
            <text:p>DNF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uzzles/bonus-9x9/20.json</text:p>
          </table:table-cell>
          <table:table-cell office:value-type="float" office:value="0.87225022315979" calcext:value-type="float">
            <text:p>0.8722502231597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uzzles/bonus-9x9/21.json</text:p>
          </table:table-cell>
          <table:table-cell office:value-type="string" calcext:value-type="string">
            <text:p>DNF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uzzles/bonus-9x9/22.json</text:p>
          </table:table-cell>
          <table:table-cell office:value-type="string" calcext:value-type="string">
            <text:p>DNF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uzzles/bonus-9x9/23.json</text:p>
          </table:table-cell>
          <table:table-cell office:value-type="string" calcext:value-type="string">
            <text:p>DNF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uzzles/bonus-9x9/24.json</text:p>
          </table:table-cell>
          <table:table-cell office:value-type="string" calcext:value-type="string">
            <text:p>DNF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uzzles/bonus-9x9/25.json</text:p>
          </table:table-cell>
          <table:table-cell office:value-type="string" calcext:value-type="string">
            <text:p>DNF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uzzles/bonus-9x9/26.json</text:p>
          </table:table-cell>
          <table:table-cell office:value-type="float" office:value="6.20311741828918" calcext:value-type="float">
            <text:p>6.2031174182891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uzzles/bonus-9x9/27.json</text:p>
          </table:table-cell>
          <table:table-cell office:value-type="string" calcext:value-type="string">
            <text:p>DNF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uzzles/bonus-9x9/28.json</text:p>
          </table:table-cell>
          <table:table-cell office:value-type="float" office:value="1.80315842628479" calcext:value-type="float">
            <text:p>1.8031584262847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uzzles/bonus-9x9/29.json</text:p>
          </table:table-cell>
          <table:table-cell office:value-type="float" office:value="4.34391326904297" calcext:value-type="float">
            <text:p>4.3439132690429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uzzles/rainbow/0.json</text:p>
          </table:table-cell>
          <table:table-cell office:value-type="float" office:value="0.0020726203918457" calcext:value-type="float">
            <text:p>0.002072620391845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uzzles/rainbow/1.json</text:p>
          </table:table-cell>
          <table:table-cell office:value-type="float" office:value="0.00405230522155762" calcext:value-type="float">
            <text:p>0.0040523052215576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uzzles/rainbow/2.json</text:p>
          </table:table-cell>
          <table:table-cell office:value-type="float" office:value="0.00538253784179688" calcext:value-type="float">
            <text:p>0.0053825378417968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uzzles/rainbow/3.json</text:p>
          </table:table-cell>
          <table:table-cell office:value-type="float" office:value="1.21593985557556" calcext:value-type="float">
            <text:p>1.2159398555755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uzzles/rainbow/4.json</text:p>
          </table:table-cell>
          <table:table-cell office:value-type="float" office:value="3.78203949928284" calcext:value-type="float">
            <text:p>3.7820394992828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uzzles/rainbow/5.json</text:p>
          </table:table-cell>
          <table:table-cell office:value-type="float" office:value="0.147752857208252" calcext:value-type="float">
            <text:p>0.14775285720825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uzzles/rainbow/6.json</text:p>
          </table:table-cell>
          <table:table-cell office:value-type="float" office:value="0.0055448055267334" calcext:value-type="float">
            <text:p>0.005544805526733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uzzles/rainbow/7.json</text:p>
          </table:table-cell>
          <table:table-cell office:value-type="float" office:value="0.00319929122924805" calcext:value-type="float">
            <text:p>0.0031992912292480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uzzles/rainbow/8.json</text:p>
          </table:table-cell>
          <table:table-cell office:value-type="float" office:value="0.00191330909729004" calcext:value-type="float">
            <text:p>0.0019133090972900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uzzles/rainbow/9.json</text:p>
          </table:table-cell>
          <table:table-cell office:value-type="float" office:value="0.024147367477417" calcext:value-type="float">
            <text:p>0.02414736747741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uzzles/rainbow/10.json</text:p>
          </table:table-cell>
          <table:table-cell office:value-type="float" office:value="0.0460207939147949" calcext:value-type="float">
            <text:p>0.046020793914794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uzzles/rainbow/11.json</text:p>
          </table:table-cell>
          <table:table-cell office:value-type="float" office:value="0.11477541923523" calcext:value-type="float">
            <text:p>0.1147754192352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uzzles/rainbow/12.json</text:p>
          </table:table-cell>
          <table:table-cell office:value-type="string" calcext:value-type="string">
            <text:p>DNF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uzzles/rainbow/13.json</text:p>
          </table:table-cell>
          <table:table-cell office:value-type="float" office:value="2.31969523429871" calcext:value-type="float">
            <text:p>2.3196952342987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uzzles/rainbow/14.json</text:p>
          </table:table-cell>
          <table:table-cell office:value-type="float" office:value="0.0174863815307617" calcext:value-type="float">
            <text:p>0.017486381530761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uzzles/rainbow/15.json</text:p>
          </table:table-cell>
          <table:table-cell office:value-type="float" office:value="0.00429801940917969" calcext:value-type="float">
            <text:p>0.0042980194091796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uzzles/rainbow/16.json</text:p>
          </table:table-cell>
          <table:table-cell office:value-type="float" office:value="0.00184845924377441" calcext:value-type="float">
            <text:p>0.0018484592437744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uzzles/rainbow/17.json</text:p>
          </table:table-cell>
          <table:table-cell office:value-type="float" office:value="0.00867252349853516" calcext:value-type="float">
            <text:p>0.008672523498535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uzzles/rainbow/18.json</text:p>
          </table:table-cell>
          <table:table-cell office:value-type="float" office:value="0.641145944595337" calcext:value-type="float">
            <text:p>0.64114594459533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uzzles/rainbow/19.json</text:p>
          </table:table-cell>
          <table:table-cell office:value-type="float" office:value="0.17798900604248" calcext:value-type="float">
            <text:p>0.1779890060424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uzzles/rainbow/20.json</text:p>
          </table:table-cell>
          <table:table-cell office:value-type="float" office:value="0.136100769042969" calcext:value-type="float">
            <text:p>0.13610076904296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uzzles/rainbow/21.json</text:p>
          </table:table-cell>
          <table:table-cell office:value-type="float" office:value="0.531193590164185" calcext:value-type="float">
            <text:p>0.53119359016418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uzzles/rainbow/22.json</text:p>
          </table:table-cell>
          <table:table-cell office:value-type="float" office:value="0.209392356872559" calcext:value-type="float">
            <text:p>0.20939235687255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uzzles/rainbow/23.json</text:p>
          </table:table-cell>
          <table:table-cell office:value-type="float" office:value="0.0080690860748291" calcext:value-type="float">
            <text:p>0.008069086074829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uzzles/rainbow/24.json</text:p>
          </table:table-cell>
          <table:table-cell office:value-type="float" office:value="0.00180792808532715" calcext:value-type="float">
            <text:p>0.001807928085327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uzzles/rainbow/25.json</text:p>
          </table:table-cell>
          <table:table-cell office:value-type="float" office:value="0.0241347789764404" calcext:value-type="float">
            <text:p>0.024134778976440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uzzles/rainbow/26.json</text:p>
          </table:table-cell>
          <table:table-cell office:value-type="float" office:value="0.00282435417175293" calcext:value-type="float">
            <text:p>0.0028243541717529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uzzles/rainbow/27.json</text:p>
          </table:table-cell>
          <table:table-cell office:value-type="float" office:value="0.344949340820312" calcext:value-type="float">
            <text:p>0.34494934082031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uzzles/rainbow/28.json</text:p>
          </table:table-cell>
          <table:table-cell office:value-type="string" calcext:value-type="string">
            <text:p>DNF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uzzles/rainbow/29.json</text:p>
          </table:table-cell>
          <table:table-cell office:value-type="float" office:value="0.346618413925171" calcext:value-type="float">
            <text:p>0.34661841392517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uzzles/rainbow/30.json</text:p>
          </table:table-cell>
          <table:table-cell office:value-type="float" office:value="0.17160701751709" calcext:value-type="float">
            <text:p>0.1716070175170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uzzles/rainbow/31.json</text:p>
          </table:table-cell>
          <table:table-cell office:value-type="float" office:value="0.00226550102233887" calcext:value-type="float">
            <text:p>0.0022655010223388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uzzles/rainbow/32.json</text:p>
          </table:table-cell>
          <table:table-cell office:value-type="float" office:value="0.00197567939758301" calcext:value-type="float">
            <text:p>0.0019756793975830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uzzles/rainbow/33.json</text:p>
          </table:table-cell>
          <table:table-cell office:value-type="float" office:value="0.00251646041870117" calcext:value-type="float">
            <text:p>0.0025164604187011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uzzles/rainbow/34.json</text:p>
          </table:table-cell>
          <table:table-cell office:value-type="float" office:value="0.0140434265136719" calcext:value-type="float">
            <text:p>0.014043426513671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uzzles/rainbow/35.json</text:p>
          </table:table-cell>
          <table:table-cell office:value-type="float" office:value="0.00543069839477539" calcext:value-type="float">
            <text:p>0.0054306983947753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uzzles/rainbow/36.json</text:p>
          </table:table-cell>
          <table:table-cell office:value-type="string" calcext:value-type="string">
            <text:p>DNF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uzzles/rainbow/37.json</text:p>
          </table:table-cell>
          <table:table-cell office:value-type="float" office:value="0.135937213897705" calcext:value-type="float">
            <text:p>0.13593721389770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uzzles/rainbow/38.json</text:p>
          </table:table-cell>
          <table:table-cell office:value-type="float" office:value="0.00431642532348633" calcext:value-type="float">
            <text:p>0.0043164253234863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uzzles/rainbow/39.json</text:p>
          </table:table-cell>
          <table:table-cell office:value-type="float" office:value="0.0375802040100098" calcext:value-type="float">
            <text:p>0.037580204010009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uzzles/rainbow/40.json</text:p>
          </table:table-cell>
          <table:table-cell office:value-type="float" office:value="0.00215139389038086" calcext:value-type="float">
            <text:p>0.0021513938903808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uzzles/rainbow/41.json</text:p>
          </table:table-cell>
          <table:table-cell office:value-type="float" office:value="0.0121971607208252" calcext:value-type="float">
            <text:p>0.012197160720825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uzzles/rainbow/42.json</text:p>
          </table:table-cell>
          <table:table-cell office:value-type="float" office:value="0.0174412727355957" calcext:value-type="float">
            <text:p>0.017441272735595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uzzles/rainbow/43.json</text:p>
          </table:table-cell>
          <table:table-cell office:value-type="float" office:value="9.21703987121582" calcext:value-type="float">
            <text:p>9.2170398712158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uzzles/rainbow/44.json</text:p>
          </table:table-cell>
          <table:table-cell office:value-type="string" calcext:value-type="string">
            <text:p>DNF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uzzles/rainbow/45.json</text:p>
          </table:table-cell>
          <table:table-cell office:value-type="float" office:value="0.071134614944458" calcext:value-type="float">
            <text:p>0.07113461494445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uzzles/rainbow/46.json</text:p>
          </table:table-cell>
          <table:table-cell office:value-type="float" office:value="0.101361989974976" calcext:value-type="float">
            <text:p>0.10136198997497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uzzles/rainbow/47.json</text:p>
          </table:table-cell>
          <table:table-cell office:value-type="float" office:value="0.00571250915527344" calcext:value-type="float">
            <text:p>0.0057125091552734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uzzles/rainbow/48.json</text:p>
          </table:table-cell>
          <table:table-cell office:value-type="float" office:value="0.00190014839172363" calcext:value-type="float">
            <text:p>0.0019001483917236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uzzles/rainbow/49.json</text:p>
          </table:table-cell>
          <table:table-cell office:value-type="float" office:value="0.0393459320068359" calcext:value-type="float">
            <text:p>0.039345932006835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uzzles/rainbow/50.json</text:p>
          </table:table-cell>
          <table:table-cell office:value-type="float" office:value="0.00530176162719727" calcext:value-type="float">
            <text:p>0.0053017616271972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uzzles/rainbow/51.json</text:p>
          </table:table-cell>
          <table:table-cell office:value-type="float" office:value="0.00772805213928223" calcext:value-type="float">
            <text:p>0.0077280521392822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uzzles/rainbow/52.json</text:p>
          </table:table-cell>
          <table:table-cell office:value-type="string" calcext:value-type="string">
            <text:p>DNF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uzzles/rainbow/53.json</text:p>
          </table:table-cell>
          <table:table-cell office:value-type="float" office:value="1.45048503875732" calcext:value-type="float">
            <text:p>1.4504850387573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uzzles/rainbow/54.json</text:p>
          </table:table-cell>
          <table:table-cell office:value-type="float" office:value="0.00284624099731445" calcext:value-type="float">
            <text:p>0.0028462409973144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uzzles/rainbow/55.json</text:p>
          </table:table-cell>
          <table:table-cell office:value-type="float" office:value="0.00598688125610352" calcext:value-type="float">
            <text:p>0.0059868812561035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uzzles/rainbow/56.json</text:p>
          </table:table-cell>
          <table:table-cell office:value-type="float" office:value="0.00218758583068848" calcext:value-type="float">
            <text:p>0.002187585830688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uzzles/rainbow/57.json</text:p>
          </table:table-cell>
          <table:table-cell office:value-type="float" office:value="0.00365509986877441" calcext:value-type="float">
            <text:p>0.0036550998687744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uzzles/rainbow/58.json</text:p>
          </table:table-cell>
          <table:table-cell office:value-type="float" office:value="0.00556721687316894" calcext:value-type="float">
            <text:p>0.0055672168731689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uzzles/rainbow/59.json</text:p>
          </table:table-cell>
          <table:table-cell office:value-type="string" calcext:value-type="string">
            <text:p>DNF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uzzles/rainbow/60.json</text:p>
          </table:table-cell>
          <table:table-cell office:value-type="float" office:value="8.95035214424133" calcext:value-type="float">
            <text:p>8.9503521442413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uzzles/rainbow/61.json</text:p>
          </table:table-cell>
          <table:table-cell office:value-type="float" office:value="0.156188726425171" calcext:value-type="float">
            <text:p>0.15618872642517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uzzles/rainbow/62.json</text:p>
          </table:table-cell>
          <table:table-cell office:value-type="float" office:value="0.0851178646087647" calcext:value-type="float">
            <text:p>0.085117864608764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uzzles/rainbow/63.json</text:p>
          </table:table-cell>
          <table:table-cell office:value-type="float" office:value="0.00463685989379883" calcext:value-type="float">
            <text:p>0.0046368598937988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uzzles/rainbow/64.json</text:p>
          </table:table-cell>
          <table:table-cell office:value-type="float" office:value="0.0019953727722168" calcext:value-type="float">
            <text:p>0.001995372772216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uzzles/rainbow/65.json</text:p>
          </table:table-cell>
          <table:table-cell office:value-type="float" office:value="0.00331048965454102" calcext:value-type="float">
            <text:p>0.0033104896545410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uzzles/rainbow/66.json</text:p>
          </table:table-cell>
          <table:table-cell office:value-type="float" office:value="0.0123151779174805" calcext:value-type="float">
            <text:p>0.012315177917480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uzzles/rainbow/67.json</text:p>
          </table:table-cell>
          <table:table-cell office:value-type="float" office:value="8.78494129180908" calcext:value-type="float">
            <text:p>8.7849412918090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uzzles/rainbow/68.json</text:p>
          </table:table-cell>
          <table:table-cell office:value-type="float" office:value="1.54134297370911" calcext:value-type="float">
            <text:p>1.5413429737091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uzzles/rainbow/69.json</text:p>
          </table:table-cell>
          <table:table-cell office:value-type="float" office:value="0.337196254730225" calcext:value-type="float">
            <text:p>0.3371962547302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uzzles/rainbow/70.json</text:p>
          </table:table-cell>
          <table:table-cell office:value-type="float" office:value="0.0564587593078613" calcext:value-type="float">
            <text:p>0.056458759307861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uzzles/rainbow/71.json</text:p>
          </table:table-cell>
          <table:table-cell office:value-type="float" office:value="0.00440883636474609" calcext:value-type="float">
            <text:p>0.0044088363647460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uzzles/rainbow/72.json</text:p>
          </table:table-cell>
          <table:table-cell office:value-type="float" office:value="0.00230832099914551" calcext:value-type="float">
            <text:p>0.0023083209991455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uzzles/rainbow/73.json</text:p>
          </table:table-cell>
          <table:table-cell office:value-type="float" office:value="0.0044339656829834" calcext:value-type="float">
            <text:p>0.004433965682983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uzzles/rainbow/74.json</text:p>
          </table:table-cell>
          <table:table-cell office:value-type="float" office:value="0.17028226852417" calcext:value-type="float">
            <text:p>0.1702822685241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uzzles/rainbow/75.json</text:p>
          </table:table-cell>
          <table:table-cell office:value-type="float" office:value="0.0270559787750244" calcext:value-type="float">
            <text:p>0.027055978775024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uzzles/rainbow/76.json</text:p>
          </table:table-cell>
          <table:table-cell office:value-type="float" office:value="3.7859372138977" calcext:value-type="float">
            <text:p>3.785937213897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uzzles/rainbow/77.json</text:p>
          </table:table-cell>
          <table:table-cell office:value-type="float" office:value="0.313987016677856" calcext:value-type="float">
            <text:p>0.31398701667785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uzzles/rainbow/78.json</text:p>
          </table:table-cell>
          <table:table-cell office:value-type="float" office:value="0.0716495990753174" calcext:value-type="float">
            <text:p>0.071649599075317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uzzles/rainbow/79.json</text:p>
          </table:table-cell>
          <table:table-cell office:value-type="float" office:value="0.00368099212646484" calcext:value-type="float">
            <text:p>0.0036809921264648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uzzles/rainbow/80.json</text:p>
          </table:table-cell>
          <table:table-cell office:value-type="float" office:value="0.00240144729614258" calcext:value-type="float">
            <text:p>0.0024014472961425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uzzles/rainbow/81.json</text:p>
          </table:table-cell>
          <table:table-cell office:value-type="float" office:value="0.0072509765625" calcext:value-type="float">
            <text:p>0.007250976562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uzzles/rainbow/82.json</text:p>
          </table:table-cell>
          <table:table-cell office:value-type="float" office:value="0.119771099090576" calcext:value-type="float">
            <text:p>0.11977109909057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uzzles/rainbow/83.json</text:p>
          </table:table-cell>
          <table:table-cell office:value-type="float" office:value="1.55238571166992" calcext:value-type="float">
            <text:p>1.5523857116699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uzzles/rainbow/84.json</text:p>
          </table:table-cell>
          <table:table-cell office:value-type="string" calcext:value-type="string">
            <text:p>DNF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uzzles/rainbow/85.json</text:p>
          </table:table-cell>
          <table:table-cell office:value-type="float" office:value="0.292796421051025" calcext:value-type="float">
            <text:p>0.2927964210510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uzzles/rainbow/86.json</text:p>
          </table:table-cell>
          <table:table-cell office:value-type="float" office:value="0.00351290702819824" calcext:value-type="float">
            <text:p>0.0035129070281982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uzzles/rainbow/87.json</text:p>
          </table:table-cell>
          <table:table-cell office:value-type="float" office:value="0.00245985984802246" calcext:value-type="float">
            <text:p>0.0024598598480224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uzzles/rainbow/88.json</text:p>
          </table:table-cell>
          <table:table-cell office:value-type="float" office:value="0.00196781158447266" calcext:value-type="float">
            <text:p>0.0019678115844726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uzzles/rainbow/89.json</text:p>
          </table:table-cell>
          <table:table-cell office:value-type="float" office:value="0.0387636661529541" calcext:value-type="float">
            <text:p>0.038763666152954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uzzles/rainbow/90.json</text:p>
          </table:table-cell>
          <table:table-cell office:value-type="float" office:value="0.0406280517578125" calcext:value-type="float">
            <text:p>0.040628051757812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uzzles/rainbow/91.json</text:p>
          </table:table-cell>
          <table:table-cell office:value-type="float" office:value="6.04678544998169" calcext:value-type="float">
            <text:p>6.0467854499816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uzzles/rainbow/92.json</text:p>
          </table:table-cell>
          <table:table-cell office:value-type="float" office:value="0.0276583671569824" calcext:value-type="float">
            <text:p>0.027658367156982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uzzles/rainbow/93.json</text:p>
          </table:table-cell>
          <table:table-cell office:value-type="float" office:value="3.68582844734192" calcext:value-type="float">
            <text:p>3.6858284473419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uzzles/rainbow/94.json</text:p>
          </table:table-cell>
          <table:table-cell office:value-type="float" office:value="0.049876594543457" calcext:value-type="float">
            <text:p>0.04987659454345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uzzles/rainbow/95.json</text:p>
          </table:table-cell>
          <table:table-cell office:value-type="float" office:value="0.00250496864318848" calcext:value-type="float">
            <text:p>0.0025049686431884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uzzles/rainbow/96.json</text:p>
          </table:table-cell>
          <table:table-cell office:value-type="float" office:value="0.00177426338195801" calcext:value-type="float">
            <text:p>0.0017742633819580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uzzles/rainbow/97.json</text:p>
          </table:table-cell>
          <table:table-cell office:value-type="float" office:value="0.00286307334899902" calcext:value-type="float">
            <text:p>0.0028630733489990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uzzles/rainbow/98.json</text:p>
          </table:table-cell>
          <table:table-cell office:value-type="float" office:value="0.0246403217315674" calcext:value-type="float">
            <text:p>0.024640321731567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uzzles/rainbow/99.json</text:p>
          </table:table-cell>
          <table:table-cell office:value-type="float" office:value="3.14429745674133" calcext:value-type="float">
            <text:p>3.1442974567413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uzzles/rainbow/100.json</text:p>
          </table:table-cell>
          <table:table-cell office:value-type="float" office:value="3.37909879684448" calcext:value-type="float">
            <text:p>3.3790987968444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uzzles/rainbow/101.json</text:p>
          </table:table-cell>
          <table:table-cell office:value-type="float" office:value="4.45202431678772" calcext:value-type="float">
            <text:p>4.4520243167877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uzzles/rainbow/102.json</text:p>
          </table:table-cell>
          <table:table-cell office:value-type="float" office:value="0.0450587749481201" calcext:value-type="float">
            <text:p>0.045058774948120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uzzles/rainbow/103.json</text:p>
          </table:table-cell>
          <table:table-cell office:value-type="float" office:value="0.00225462913513184" calcext:value-type="float">
            <text:p>0.0022546291351318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uzzles/rainbow/104.json</text:p>
          </table:table-cell>
          <table:table-cell office:value-type="float" office:value="0.00219058990478516" calcext:value-type="float">
            <text:p>0.002190589904785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uzzles/rainbow/105.json</text:p>
          </table:table-cell>
          <table:table-cell office:value-type="float" office:value="0.00714707374572754" calcext:value-type="float">
            <text:p>0.0071470737457275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uzzles/rainbow/106.json</text:p>
          </table:table-cell>
          <table:table-cell office:value-type="float" office:value="0.0119400978088379" calcext:value-type="float">
            <text:p>0.011940097808837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uzzles/rainbow/107.json</text:p>
          </table:table-cell>
          <table:table-cell office:value-type="float" office:value="0.12155065536499" calcext:value-type="float">
            <text:p>0.1215506553649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uzzles/rainbow/108.json</text:p>
          </table:table-cell>
          <table:table-cell office:value-type="float" office:value="6.21102795600891" calcext:value-type="float">
            <text:p>6.2110279560089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uzzles/rainbow/109.json</text:p>
          </table:table-cell>
          <table:table-cell office:value-type="float" office:value="0.0315009593963623" calcext:value-type="float">
            <text:p>0.031500959396362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uzzles/rainbow/110.json</text:p>
          </table:table-cell>
          <table:table-cell office:value-type="float" office:value="0.65677924156189" calcext:value-type="float">
            <text:p>0.6567792415618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uzzles/rainbow/111.json</text:p>
          </table:table-cell>
          <table:table-cell office:value-type="float" office:value="0.00225095748901367" calcext:value-type="float">
            <text:p>0.0022509574890136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uzzles/rainbow/112.json</text:p>
          </table:table-cell>
          <table:table-cell office:value-type="float" office:value="0.0019279956817627" calcext:value-type="float">
            <text:p>0.001927995681762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uzzles/rainbow/113.json</text:p>
          </table:table-cell>
          <table:table-cell office:value-type="float" office:value="0.00318942070007324" calcext:value-type="float">
            <text:p>0.0031894207000732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uzzles/rainbow/114.json</text:p>
          </table:table-cell>
          <table:table-cell office:value-type="float" office:value="0.0895664215087891" calcext:value-type="float">
            <text:p>0.089566421508789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uzzles/rainbow/115.json</text:p>
          </table:table-cell>
          <table:table-cell office:value-type="float" office:value="0.0525226593017578" calcext:value-type="float">
            <text:p>0.052522659301757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uzzles/rainbow/116.json</text:p>
          </table:table-cell>
          <table:table-cell office:value-type="string" calcext:value-type="string">
            <text:p>DNF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uzzles/rainbow/117.json</text:p>
          </table:table-cell>
          <table:table-cell office:value-type="float" office:value="2.12616662979126" calcext:value-type="float">
            <text:p>2.1261666297912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uzzles/rainbow/118.json</text:p>
          </table:table-cell>
          <table:table-cell office:value-type="float" office:value="0.0299440383911133" calcext:value-type="float">
            <text:p>0.029944038391113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uzzles/rainbow/119.json</text:p>
          </table:table-cell>
          <table:table-cell office:value-type="float" office:value="0.00538597106933594" calcext:value-type="float">
            <text:p>0.0053859710693359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uzzles/jumbo-10x10/0.json</text:p>
          </table:table-cell>
          <table:table-cell office:value-type="float" office:value="0.0533244132995606" calcext:value-type="float">
            <text:p>0.053324413299560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uzzles/jumbo-10x10/1.json</text:p>
          </table:table-cell>
          <table:table-cell office:value-type="string" calcext:value-type="string">
            <text:p>DNF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uzzles/jumbo-10x10/2.json</text:p>
          </table:table-cell>
          <table:table-cell office:value-type="string" calcext:value-type="string">
            <text:p>DNF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uzzles/jumbo-10x10/3.json</text:p>
          </table:table-cell>
          <table:table-cell office:value-type="string" calcext:value-type="string">
            <text:p>DNF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uzzles/jumbo-10x10/4.json</text:p>
          </table:table-cell>
          <table:table-cell office:value-type="string" calcext:value-type="string">
            <text:p>DNF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uzzles/jumbo-10x10/5.json</text:p>
          </table:table-cell>
          <table:table-cell office:value-type="string" calcext:value-type="string">
            <text:p>DNF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uzzles/jumbo-10x10/6.json</text:p>
          </table:table-cell>
          <table:table-cell office:value-type="string" calcext:value-type="string">
            <text:p>DNF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uzzles/jumbo-10x10/7.json</text:p>
          </table:table-cell>
          <table:table-cell office:value-type="string" calcext:value-type="string">
            <text:p>DNF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uzzles/jumbo-10x10/8.json</text:p>
          </table:table-cell>
          <table:table-cell office:value-type="string" calcext:value-type="string">
            <text:p>DNF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uzzles/jumbo-10x10/9.json</text:p>
          </table:table-cell>
          <table:table-cell office:value-type="string" calcext:value-type="string">
            <text:p>DNF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uzzles/jumbo-10x10/10.json</text:p>
          </table:table-cell>
          <table:table-cell office:value-type="string" calcext:value-type="string">
            <text:p>DNF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uzzles/jumbo-10x10/11.json</text:p>
          </table:table-cell>
          <table:table-cell office:value-type="string" calcext:value-type="string">
            <text:p>DNF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uzzles/jumbo-10x10/12.json</text:p>
          </table:table-cell>
          <table:table-cell office:value-type="float" office:value="1.31915163993835" calcext:value-type="float">
            <text:p>1.3191516399383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uzzles/jumbo-10x10/13.json</text:p>
          </table:table-cell>
          <table:table-cell office:value-type="string" calcext:value-type="string">
            <text:p>DNF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uzzles/jumbo-10x10/14.json</text:p>
          </table:table-cell>
          <table:table-cell office:value-type="string" calcext:value-type="string">
            <text:p>DNF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uzzles/jumbo-10x10/15.json</text:p>
          </table:table-cell>
          <table:table-cell office:value-type="string" calcext:value-type="string">
            <text:p>DNF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uzzles/jumbo-10x10/16.json</text:p>
          </table:table-cell>
          <table:table-cell office:value-type="string" calcext:value-type="string">
            <text:p>DNF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uzzles/jumbo-10x10/17.json</text:p>
          </table:table-cell>
          <table:table-cell office:value-type="string" calcext:value-type="string">
            <text:p>DNF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uzzles/jumbo-10x10/18.json</text:p>
          </table:table-cell>
          <table:table-cell office:value-type="string" calcext:value-type="string">
            <text:p>DNF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uzzles/jumbo-10x10/19.json</text:p>
          </table:table-cell>
          <table:table-cell office:value-type="string" calcext:value-type="string">
            <text:p>DNF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uzzles/jumbo-10x10/20.json</text:p>
          </table:table-cell>
          <table:table-cell office:value-type="string" calcext:value-type="string">
            <text:p>DNF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uzzles/jumbo-10x10/21.json</text:p>
          </table:table-cell>
          <table:table-cell office:value-type="string" calcext:value-type="string">
            <text:p>DNF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uzzles/jumbo-10x10/22.json</text:p>
          </table:table-cell>
          <table:table-cell office:value-type="string" calcext:value-type="string">
            <text:p>DNF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uzzles/jumbo-10x10/23.json</text:p>
          </table:table-cell>
          <table:table-cell office:value-type="string" calcext:value-type="string">
            <text:p>DNF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uzzles/jumbo-10x10/24.json</text:p>
          </table:table-cell>
          <table:table-cell office:value-type="string" calcext:value-type="string">
            <text:p>DNF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uzzles/jumbo-10x10/25.json</text:p>
          </table:table-cell>
          <table:table-cell office:value-type="string" calcext:value-type="string">
            <text:p>DNF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uzzles/jumbo-10x10/26.json</text:p>
          </table:table-cell>
          <table:table-cell office:value-type="string" calcext:value-type="string">
            <text:p>DNF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uzzles/jumbo-10x10/27.json</text:p>
          </table:table-cell>
          <table:table-cell office:value-type="string" calcext:value-type="string">
            <text:p>DNF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uzzles/jumbo-10x10/28.json</text:p>
          </table:table-cell>
          <table:table-cell office:value-type="string" calcext:value-type="string">
            <text:p>DNF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uzzles/jumbo-10x10/29.json</text:p>
          </table:table-cell>
          <table:table-cell office:value-type="string" calcext:value-type="string">
            <text:p>DNF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uzzles/jumbo-11x11/0.json</text:p>
          </table:table-cell>
          <table:table-cell office:value-type="string" calcext:value-type="string">
            <text:p>DNF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puzzles/jumbo-11x11/1.json</text:p>
          </table:table-cell>
          <table:table-cell office:value-type="string" calcext:value-type="string">
            <text:p>DNF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puzzles/jumbo-11x11/2.json</text:p>
          </table:table-cell>
          <table:table-cell office:value-type="string" calcext:value-type="string">
            <text:p>DNF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puzzles/jumbo-11x11/3.json</text:p>
          </table:table-cell>
          <table:table-cell office:value-type="string" calcext:value-type="string">
            <text:p>DNF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puzzles/jumbo-11x11/4.json</text:p>
          </table:table-cell>
          <table:table-cell office:value-type="string" calcext:value-type="string">
            <text:p>DNF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puzzles/jumbo-11x11/5.json</text:p>
          </table:table-cell>
          <table:table-cell office:value-type="string" calcext:value-type="string">
            <text:p>DNF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puzzles/jumbo-11x11/6.json</text:p>
          </table:table-cell>
          <table:table-cell office:value-type="string" calcext:value-type="string">
            <text:p>DNF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puzzles/jumbo-11x11/7.json</text:p>
          </table:table-cell>
          <table:table-cell office:value-type="string" calcext:value-type="string">
            <text:p>DNF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puzzles/jumbo-11x11/8.json</text:p>
          </table:table-cell>
          <table:table-cell office:value-type="string" calcext:value-type="string">
            <text:p>DNF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puzzles/jumbo-11x11/9.json</text:p>
          </table:table-cell>
          <table:table-cell office:value-type="string" calcext:value-type="string">
            <text:p>DNF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puzzles/jumbo-11x11/10.json</text:p>
          </table:table-cell>
          <table:table-cell office:value-type="string" calcext:value-type="string">
            <text:p>DNF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puzzles/jumbo-11x11/11.json</text:p>
          </table:table-cell>
          <table:table-cell office:value-type="string" calcext:value-type="string">
            <text:p>DNF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puzzles/jumbo-11x11/12.json</text:p>
          </table:table-cell>
          <table:table-cell office:value-type="string" calcext:value-type="string">
            <text:p>DNF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puzzles/jumbo-11x11/13.json</text:p>
          </table:table-cell>
          <table:table-cell office:value-type="string" calcext:value-type="string">
            <text:p>DNF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puzzles/jumbo-11x11/14.json</text:p>
          </table:table-cell>
          <table:table-cell office:value-type="string" calcext:value-type="string">
            <text:p>DNF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puzzles/jumbo-11x11/15.json</text:p>
          </table:table-cell>
          <table:table-cell office:value-type="string" calcext:value-type="string">
            <text:p>DNF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puzzles/jumbo-11x11/16.json</text:p>
          </table:table-cell>
          <table:table-cell office:value-type="string" calcext:value-type="string">
            <text:p>DNF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puzzles/jumbo-11x11/17.json</text:p>
          </table:table-cell>
          <table:table-cell office:value-type="string" calcext:value-type="string">
            <text:p>DNF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puzzles/jumbo-11x11/18.json</text:p>
          </table:table-cell>
          <table:table-cell office:value-type="string" calcext:value-type="string">
            <text:p>DNF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puzzles/jumbo-11x11/19.json</text:p>
          </table:table-cell>
          <table:table-cell office:value-type="string" calcext:value-type="string">
            <text:p>DNF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puzzles/jumbo-11x11/20.json</text:p>
          </table:table-cell>
          <table:table-cell office:value-type="string" calcext:value-type="string">
            <text:p>DNF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puzzles/jumbo-11x11/21.json</text:p>
          </table:table-cell>
          <table:table-cell office:value-type="string" calcext:value-type="string">
            <text:p>DNF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puzzles/jumbo-11x11/22.json</text:p>
          </table:table-cell>
          <table:table-cell office:value-type="string" calcext:value-type="string">
            <text:p>DNF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puzzles/jumbo-11x11/23.json</text:p>
          </table:table-cell>
          <table:table-cell office:value-type="string" calcext:value-type="string">
            <text:p>DNF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puzzles/jumbo-11x11/24.json</text:p>
          </table:table-cell>
          <table:table-cell office:value-type="string" calcext:value-type="string">
            <text:p>DNF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puzzles/jumbo-11x11/25.json</text:p>
          </table:table-cell>
          <table:table-cell office:value-type="string" calcext:value-type="string">
            <text:p>DNF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puzzles/jumbo-11x11/26.json</text:p>
          </table:table-cell>
          <table:table-cell office:value-type="string" calcext:value-type="string">
            <text:p>DNF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puzzles/jumbo-11x11/27.json</text:p>
          </table:table-cell>
          <table:table-cell office:value-type="string" calcext:value-type="string">
            <text:p>DNF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puzzles/jumbo-11x11/28.json</text:p>
          </table:table-cell>
          <table:table-cell office:value-type="string" calcext:value-type="string">
            <text:p>DNF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puzzles/jumbo-11x11/29.json</text:p>
          </table:table-cell>
          <table:table-cell office:value-type="string" calcext:value-type="string">
            <text:p>DNF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puzzles/jumbo-12x12/0.json</text:p>
          </table:table-cell>
          <table:table-cell office:value-type="string" calcext:value-type="string">
            <text:p>DNF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puzzles/jumbo-12x12/1.json</text:p>
          </table:table-cell>
          <table:table-cell office:value-type="string" calcext:value-type="string">
            <text:p>DNF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puzzles/jumbo-12x12/2.json</text:p>
          </table:table-cell>
          <table:table-cell office:value-type="string" calcext:value-type="string">
            <text:p>DNF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puzzles/jumbo-12x12/3.json</text:p>
          </table:table-cell>
          <table:table-cell office:value-type="string" calcext:value-type="string">
            <text:p>DNF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puzzles/jumbo-12x12/4.json</text:p>
          </table:table-cell>
          <table:table-cell office:value-type="string" calcext:value-type="string">
            <text:p>DNF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puzzles/jumbo-12x12/5.json</text:p>
          </table:table-cell>
          <table:table-cell office:value-type="string" calcext:value-type="string">
            <text:p>DNF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puzzles/jumbo-12x12/6.json</text:p>
          </table:table-cell>
          <table:table-cell office:value-type="string" calcext:value-type="string">
            <text:p>DNF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puzzles/jumbo-12x12/7.json</text:p>
          </table:table-cell>
          <table:table-cell office:value-type="string" calcext:value-type="string">
            <text:p>DNF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puzzles/jumbo-12x12/8.json</text:p>
          </table:table-cell>
          <table:table-cell office:value-type="string" calcext:value-type="string">
            <text:p>DNF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puzzles/jumbo-12x12/9.json</text:p>
          </table:table-cell>
          <table:table-cell office:value-type="string" calcext:value-type="string">
            <text:p>DNF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puzzles/jumbo-12x12/10.json</text:p>
          </table:table-cell>
          <table:table-cell office:value-type="string" calcext:value-type="string">
            <text:p>DNF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puzzles/jumbo-12x12/11.json</text:p>
          </table:table-cell>
          <table:table-cell office:value-type="string" calcext:value-type="string">
            <text:p>DNF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puzzles/jumbo-12x12/12.json</text:p>
          </table:table-cell>
          <table:table-cell office:value-type="string" calcext:value-type="string">
            <text:p>DNF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puzzles/jumbo-12x12/13.json</text:p>
          </table:table-cell>
          <table:table-cell office:value-type="string" calcext:value-type="string">
            <text:p>DNF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puzzles/jumbo-12x12/14.json</text:p>
          </table:table-cell>
          <table:table-cell office:value-type="string" calcext:value-type="string">
            <text:p>DNF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puzzles/jumbo-12x12/15.json</text:p>
          </table:table-cell>
          <table:table-cell office:value-type="string" calcext:value-type="string">
            <text:p>DNF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puzzles/jumbo-12x12/16.json</text:p>
          </table:table-cell>
          <table:table-cell office:value-type="string" calcext:value-type="string">
            <text:p>DNF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puzzles/jumbo-12x12/17.json</text:p>
          </table:table-cell>
          <table:table-cell office:value-type="string" calcext:value-type="string">
            <text:p>DNF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puzzles/jumbo-12x12/18.json</text:p>
          </table:table-cell>
          <table:table-cell office:value-type="string" calcext:value-type="string">
            <text:p>DNF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puzzles/jumbo-12x12/19.json</text:p>
          </table:table-cell>
          <table:table-cell office:value-type="string" calcext:value-type="string">
            <text:p>DNF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puzzles/jumbo-12x12/20.json</text:p>
          </table:table-cell>
          <table:table-cell office:value-type="string" calcext:value-type="string">
            <text:p>DNF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puzzles/jumbo-12x12/21.json</text:p>
          </table:table-cell>
          <table:table-cell office:value-type="string" calcext:value-type="string">
            <text:p>DNF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puzzles/jumbo-12x12/22.json</text:p>
          </table:table-cell>
          <table:table-cell office:value-type="string" calcext:value-type="string">
            <text:p>DNF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puzzles/jumbo-12x12/23.json</text:p>
          </table:table-cell>
          <table:table-cell office:value-type="string" calcext:value-type="string">
            <text:p>DNF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puzzles/jumbo-12x12/24.json</text:p>
          </table:table-cell>
          <table:table-cell office:value-type="string" calcext:value-type="string">
            <text:p>DNF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puzzles/jumbo-12x12/25.json</text:p>
          </table:table-cell>
          <table:table-cell office:value-type="string" calcext:value-type="string">
            <text:p>DNF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puzzles/jumbo-12x12/26.json</text:p>
          </table:table-cell>
          <table:table-cell office:value-type="string" calcext:value-type="string">
            <text:p>DNF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puzzles/jumbo-12x12/27.json</text:p>
          </table:table-cell>
          <table:table-cell office:value-type="string" calcext:value-type="string">
            <text:p>DNF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puzzles/jumbo-12x12/28.json</text:p>
          </table:table-cell>
          <table:table-cell office:value-type="string" calcext:value-type="string">
            <text:p>DNF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puzzles/jumbo-12x12/29.json</text:p>
          </table:table-cell>
          <table:table-cell office:value-type="string" calcext:value-type="string">
            <text:p>DNF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puzzles/jumbo-13x13/0.json</text:p>
          </table:table-cell>
          <table:table-cell office:value-type="string" calcext:value-type="string">
            <text:p>DNF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puzzles/jumbo-13x13/1.json</text:p>
          </table:table-cell>
          <table:table-cell office:value-type="string" calcext:value-type="string">
            <text:p>DNF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puzzles/jumbo-13x13/2.json</text:p>
          </table:table-cell>
          <table:table-cell office:value-type="string" calcext:value-type="string">
            <text:p>DNF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puzzles/jumbo-13x13/3.json</text:p>
          </table:table-cell>
          <table:table-cell office:value-type="string" calcext:value-type="string">
            <text:p>DNF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puzzles/jumbo-13x13/4.json</text:p>
          </table:table-cell>
          <table:table-cell office:value-type="string" calcext:value-type="string">
            <text:p>DNF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puzzles/jumbo-13x13/5.json</text:p>
          </table:table-cell>
          <table:table-cell office:value-type="string" calcext:value-type="string">
            <text:p>DNF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puzzles/jumbo-13x13/6.json</text:p>
          </table:table-cell>
          <table:table-cell office:value-type="string" calcext:value-type="string">
            <text:p>DNF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puzzles/jumbo-13x13/7.json</text:p>
          </table:table-cell>
          <table:table-cell office:value-type="string" calcext:value-type="string">
            <text:p>DNF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puzzles/jumbo-13x13/8.json</text:p>
          </table:table-cell>
          <table:table-cell office:value-type="string" calcext:value-type="string">
            <text:p>DNF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puzzles/jumbo-13x13/9.json</text:p>
          </table:table-cell>
          <table:table-cell office:value-type="string" calcext:value-type="string">
            <text:p>DNF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puzzles/jumbo-13x13/10.json</text:p>
          </table:table-cell>
          <table:table-cell office:value-type="string" calcext:value-type="string">
            <text:p>DNF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puzzles/jumbo-13x13/11.json</text:p>
          </table:table-cell>
          <table:table-cell office:value-type="string" calcext:value-type="string">
            <text:p>DNF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puzzles/jumbo-13x13/12.json</text:p>
          </table:table-cell>
          <table:table-cell office:value-type="string" calcext:value-type="string">
            <text:p>DNF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puzzles/jumbo-13x13/13.json</text:p>
          </table:table-cell>
          <table:table-cell office:value-type="string" calcext:value-type="string">
            <text:p>DNF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puzzles/jumbo-13x13/14.json</text:p>
          </table:table-cell>
          <table:table-cell office:value-type="string" calcext:value-type="string">
            <text:p>DNF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puzzles/jumbo-13x13/15.json</text:p>
          </table:table-cell>
          <table:table-cell office:value-type="string" calcext:value-type="string">
            <text:p>DNF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puzzles/jumbo-13x13/16.json</text:p>
          </table:table-cell>
          <table:table-cell office:value-type="string" calcext:value-type="string">
            <text:p>DNF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puzzles/jumbo-13x13/17.json</text:p>
          </table:table-cell>
          <table:table-cell office:value-type="string" calcext:value-type="string">
            <text:p>DNF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puzzles/jumbo-13x13/18.json</text:p>
          </table:table-cell>
          <table:table-cell office:value-type="string" calcext:value-type="string">
            <text:p>DNF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puzzles/jumbo-13x13/19.json</text:p>
          </table:table-cell>
          <table:table-cell office:value-type="string" calcext:value-type="string">
            <text:p>DNF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puzzles/jumbo-13x13/20.json</text:p>
          </table:table-cell>
          <table:table-cell office:value-type="string" calcext:value-type="string">
            <text:p>DNF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puzzles/jumbo-13x13/21.json</text:p>
          </table:table-cell>
          <table:table-cell office:value-type="string" calcext:value-type="string">
            <text:p>DNF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puzzles/jumbo-13x13/22.json</text:p>
          </table:table-cell>
          <table:table-cell office:value-type="string" calcext:value-type="string">
            <text:p>DNF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puzzles/jumbo-13x13/23.json</text:p>
          </table:table-cell>
          <table:table-cell office:value-type="string" calcext:value-type="string">
            <text:p>DNF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puzzles/jumbo-13x13/24.json</text:p>
          </table:table-cell>
          <table:table-cell office:value-type="string" calcext:value-type="string">
            <text:p>DNF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puzzles/jumbo-13x13/25.json</text:p>
          </table:table-cell>
          <table:table-cell office:value-type="string" calcext:value-type="string">
            <text:p>DNF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puzzles/jumbo-13x13/26.json</text:p>
          </table:table-cell>
          <table:table-cell office:value-type="string" calcext:value-type="string">
            <text:p>DNF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puzzles/jumbo-13x13/27.json</text:p>
          </table:table-cell>
          <table:table-cell office:value-type="string" calcext:value-type="string">
            <text:p>DNF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puzzles/jumbo-13x13/28.json</text:p>
          </table:table-cell>
          <table:table-cell office:value-type="string" calcext:value-type="string">
            <text:p>DNF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puzzles/jumbo-13x13/29.json</text:p>
          </table:table-cell>
          <table:table-cell office:value-type="string" calcext:value-type="string">
            <text:p>DNF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puzzles/jumbo-14x14/0.json</text:p>
          </table:table-cell>
          <table:table-cell office:value-type="string" calcext:value-type="string">
            <text:p>DNF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puzzles/jumbo-14x14/1.json</text:p>
          </table:table-cell>
          <table:table-cell office:value-type="string" calcext:value-type="string">
            <text:p>DNF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puzzles/jumbo-14x14/2.json</text:p>
          </table:table-cell>
          <table:table-cell office:value-type="string" calcext:value-type="string">
            <text:p>DNF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puzzles/jumbo-14x14/3.json</text:p>
          </table:table-cell>
          <table:table-cell office:value-type="string" calcext:value-type="string">
            <text:p>DNF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puzzles/jumbo-14x14/4.json</text:p>
          </table:table-cell>
          <table:table-cell office:value-type="string" calcext:value-type="string">
            <text:p>DNF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puzzles/jumbo-14x14/5.json</text:p>
          </table:table-cell>
          <table:table-cell office:value-type="string" calcext:value-type="string">
            <text:p>DNF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puzzles/jumbo-14x14/6.json</text:p>
          </table:table-cell>
          <table:table-cell office:value-type="string" calcext:value-type="string">
            <text:p>DNF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puzzles/jumbo-14x14/7.json</text:p>
          </table:table-cell>
          <table:table-cell office:value-type="string" calcext:value-type="string">
            <text:p>DNF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puzzles/jumbo-14x14/8.json</text:p>
          </table:table-cell>
          <table:table-cell office:value-type="string" calcext:value-type="string">
            <text:p>DNF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puzzles/jumbo-14x14/9.json</text:p>
          </table:table-cell>
          <table:table-cell office:value-type="string" calcext:value-type="string">
            <text:p>DNF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puzzles/jumbo-14x14/10.json</text:p>
          </table:table-cell>
          <table:table-cell office:value-type="string" calcext:value-type="string">
            <text:p>DNF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puzzles/jumbo-14x14/11.json</text:p>
          </table:table-cell>
          <table:table-cell office:value-type="string" calcext:value-type="string">
            <text:p>DNF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puzzles/jumbo-14x14/12.json</text:p>
          </table:table-cell>
          <table:table-cell office:value-type="string" calcext:value-type="string">
            <text:p>DNF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puzzles/jumbo-14x14/13.json</text:p>
          </table:table-cell>
          <table:table-cell office:value-type="string" calcext:value-type="string">
            <text:p>DNF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puzzles/jumbo-14x14/14.json</text:p>
          </table:table-cell>
          <table:table-cell office:value-type="string" calcext:value-type="string">
            <text:p>DNF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puzzles/jumbo-14x14/15.json</text:p>
          </table:table-cell>
          <table:table-cell office:value-type="string" calcext:value-type="string">
            <text:p>DNF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puzzles/jumbo-14x14/16.json</text:p>
          </table:table-cell>
          <table:table-cell office:value-type="string" calcext:value-type="string">
            <text:p>DNF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puzzles/jumbo-14x14/17.json</text:p>
          </table:table-cell>
          <table:table-cell office:value-type="string" calcext:value-type="string">
            <text:p>DNF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puzzles/jumbo-14x14/18.json</text:p>
          </table:table-cell>
          <table:table-cell office:value-type="string" calcext:value-type="string">
            <text:p>DNF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puzzles/jumbo-14x14/19.json</text:p>
          </table:table-cell>
          <table:table-cell office:value-type="string" calcext:value-type="string">
            <text:p>DNF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puzzles/jumbo-14x14/20.json</text:p>
          </table:table-cell>
          <table:table-cell office:value-type="string" calcext:value-type="string">
            <text:p>DNF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puzzles/jumbo-14x14/21.json</text:p>
          </table:table-cell>
          <table:table-cell office:value-type="string" calcext:value-type="string">
            <text:p>DNF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puzzles/jumbo-14x14/22.json</text:p>
          </table:table-cell>
          <table:table-cell office:value-type="string" calcext:value-type="string">
            <text:p>DNF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puzzles/jumbo-14x14/23.json</text:p>
          </table:table-cell>
          <table:table-cell office:value-type="string" calcext:value-type="string">
            <text:p>DNF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puzzles/jumbo-14x14/24.json</text:p>
          </table:table-cell>
          <table:table-cell office:value-type="string" calcext:value-type="string">
            <text:p>DNF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puzzles/jumbo-14x14/25.json</text:p>
          </table:table-cell>
          <table:table-cell office:value-type="string" calcext:value-type="string">
            <text:p>DNF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puzzles/jumbo-14x14/26.json</text:p>
          </table:table-cell>
          <table:table-cell office:value-type="string" calcext:value-type="string">
            <text:p>DNF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puzzles/jumbo-14x14/27.json</text:p>
          </table:table-cell>
          <table:table-cell office:value-type="string" calcext:value-type="string">
            <text:p>DNF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puzzles/jumbo-14x14/28.json</text:p>
          </table:table-cell>
          <table:table-cell office:value-type="string" calcext:value-type="string">
            <text:p>DNF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puzzles/jumbo-14x14/29.json</text:p>
          </table:table-cell>
          <table:table-cell office:value-type="string" calcext:value-type="string">
            <text:p>DNF</text:p>
          </table:table-cell>
          <table:table-cell office:value-type="float" office:value="14" calcext:value-type="float">
            <text:p>14</text:p>
          </table:table-cell>
        </table:table-row>
      </table:table>
      <table:table table:name="Finished" table:style-name="ta1">
        <table:shapes>
          <draw:frame draw:z-index="0" draw:style-name="gr1" draw:text-style-name="P1" svg:width="15.996cm" svg:height="8.988cm" svg:x="0.277cm" svg:y="6.3cm">
            <draw:object draw:notify-on-update-of-ranges="Finished.A3:Finished.A12 Finished.C2:Finished.C2 Finished.C3:Finished.C12 Finished.D2:Finished.D2 Finished.D3:Finished.D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4" table:default-cell-style-name="ce4"/>
        <table:table-column table:style-name="co4" table:default-cell-style-name="ce9"/>
        <table:table-column table:style-name="co4" table:default-cell-style-name="ce15"/>
        <table:table-column table:style-name="co4" table:default-cell-style-name="Default"/>
        <table:table-row table:style-name="ro1">
          <table:table-cell table:style-name="ce1"/>
          <table:table-cell table:style-name="ce6" office:value-type="string" calcext:value-type="string">
            <text:p>Data</text:p>
          </table:table-cell>
          <table:table-cell table:style-name="ce12"/>
          <table:table-cell/>
        </table:table-row>
        <table:table-row table:style-name="ro1">
          <table:table-cell table:style-name="ce2" office:value-type="string" calcext:value-type="string">
            <text:p>Size</text:p>
          </table:table-cell>
          <table:table-cell table:style-name="ce7" office:value-type="string" calcext:value-type="string">
            <text:p>Total</text:p>
          </table:table-cell>
          <table:table-cell table:style-name="ce13" office:value-type="string" calcext:value-type="string">
            <text:p>Finished</text:p>
          </table:table-cell>
          <table:table-cell office:value-type="string" calcext:value-type="string">
            <text:p>Not Finished</text:p>
          </table:table-cell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8" office:value-type="float" office:value="75" calcext:value-type="float">
            <text:p>75</text:p>
          </table:table-cell>
          <table:table-cell table:style-name="ce14" office:value-type="float" office:value="75" calcext:value-type="float">
            <text:p>75</text:p>
          </table:table-cell>
          <table:table-cell table:formula="of:=[.B3]-[.C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90" calcext:value-type="float">
            <text:p>90</text:p>
          </table:table-cell>
          <table:table-cell table:formula="of:=[.B4]-[.C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90" calcext:value-type="float">
            <text:p>90</text:p>
          </table:table-cell>
          <table:table-cell table:formula="of:=[.B5]-[.C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table:formula="of:=[.B6]-[.C6]" office:value-type="float" office:value="5" calcext:value-type="float">
            <text:p>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35" calcext:value-type="float">
            <text:p>35</text:p>
          </table:table-cell>
          <table:table-cell table:formula="of:=[.B7]-[.C7]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formula="of:=[.B8]-[.C8]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table:style-name="ce16"/>
          <table:table-cell table:formula="of:=[.B9]-[.C9]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table:style-name="ce16"/>
          <table:table-cell table:formula="of:=[.B10]-[.C10]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table:style-name="ce16"/>
          <table:table-cell table:formula="of:=[.B11]-[.C11]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10" office:value-type="float" office:value="30" calcext:value-type="float">
            <text:p>30</text:p>
          </table:table-cell>
          <table:table-cell table:style-name="ce17"/>
          <table:table-cell table:formula="of:=[.B12]-[.C12]" office:value-type="float" office:value="30" calcext:value-type="float">
            <text:p>30</text:p>
          </table:table-cell>
        </table:table-row>
        <table:table-row table:style-name="ro1">
          <table:table-cell table:style-name="ce5" office:value-type="string" calcext:value-type="string">
            <text:p>Total Result</text:p>
          </table:table-cell>
          <table:table-cell table:style-name="ce11" office:value-type="float" office:value="570" calcext:value-type="float">
            <text:p>570</text:p>
          </table:table-cell>
          <table:table-cell table:style-name="ce18" office:value-type="float" office:value="377" calcext:value-type="float">
            <text:p>377</text:p>
          </table:table-cell>
          <table:table-cell/>
        </table:table-row>
      </table:table>
      <table:table table:name="Time" table:style-name="ta1">
        <table:shapes>
          <draw:frame draw:z-index="0" draw:style-name="gr1" draw:text-style-name="P1" svg:width="15.677cm" svg:height="8.816cm" svg:x="0.362cm" svg:y="4.494cm">
            <draw:object draw:notify-on-update-of-ranges="Time.A2:Time.A2 Time.A3:Time.A8 Time.B2:Time.B2 Time.B3:Time.B8 Time.F3:Time.F8 Time.E3:Time.E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4" table:default-cell-style-name="ce4"/>
        <table:table-column table:style-name="co4" table:default-cell-style-name="ce9"/>
        <table:table-column table:style-name="co4" table:default-cell-style-name="ce22"/>
        <table:table-column table:style-name="co4" table:default-cell-style-name="ce15"/>
        <table:table-column table:style-name="co4" table:number-columns-repeated="2" table:default-cell-style-name="Default"/>
        <table:table-row table:style-name="ro1">
          <table:table-cell table:style-name="ce1"/>
          <table:table-cell table:style-name="ce6" office:value-type="string" calcext:value-type="string">
            <text:p>Data</text:p>
          </table:table-cell>
          <table:table-cell table:style-name="ce19"/>
          <table:table-cell table:style-name="ce12"/>
          <table:table-cell table:number-columns-repeated="2"/>
        </table:table-row>
        <table:table-row table:style-name="ro1">
          <table:table-cell table:style-name="ce2" office:value-type="string" calcext:value-type="string">
            <text:p>Size</text:p>
          </table:table-cell>
          <table:table-cell table:style-name="ce7" office:value-type="string" calcext:value-type="string">
            <text:p>Average - Time</text:p>
          </table:table-cell>
          <table:table-cell table:style-name="ce20" office:value-type="string" calcext:value-type="string">
            <text:p>Min - Time</text:p>
          </table:table-cell>
          <table:table-cell table:style-name="ce13" office:value-type="string" calcext:value-type="string">
            <text:p>Max - Time</text:p>
          </table:table-cell>
          <table:table-cell office:value-type="string" calcext:value-type="string">
            <text:p>Negative Error</text:p>
          </table:table-cell>
          <table:table-cell office:value-type="string" calcext:value-type="string">
            <text:p>Positive Error</text:p>
          </table:table-cell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8" office:value-type="float" office:value="0.00217837842305501" calcext:value-type="float">
            <text:p>0.00217837842305501</text:p>
          </table:table-cell>
          <table:table-cell table:style-name="ce21" office:value-type="float" office:value="0.00166845321655273" calcext:value-type="float">
            <text:p>0.00166845321655273</text:p>
          </table:table-cell>
          <table:table-cell table:style-name="ce14" office:value-type="float" office:value="0.00532727241516113" calcext:value-type="float">
            <text:p>0.00532727241516113</text:p>
          </table:table-cell>
          <table:table-cell table:formula="of:=[.B3]-[.C3]" office:value-type="float" office:value="0.000509925206502278" calcext:value-type="float">
            <text:p>0.000509925206502278</text:p>
          </table:table-cell>
          <table:table-cell table:formula="of:=[.D3]-[.B3]" office:value-type="float" office:value="0.00314889399210612" calcext:value-type="float">
            <text:p>0.0031488939921061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695940865410699" calcext:value-type="float">
            <text:p>0.00695940865410699</text:p>
          </table:table-cell>
          <table:table-cell office:value-type="float" office:value="0.00198211669921875" calcext:value-type="float">
            <text:p>0.00198211669921875</text:p>
          </table:table-cell>
          <table:table-cell office:value-type="float" office:value="0.0393459320068359" calcext:value-type="float">
            <text:p>0.0393459320068359</text:p>
          </table:table-cell>
          <table:table-cell table:formula="of:=[.B4]-[.C4]" office:value-type="float" office:value="0.00497729195488824" calcext:value-type="float">
            <text:p>0.00497729195488824</text:p>
          </table:table-cell>
          <table:table-cell table:formula="of:=[.D4]-[.B4]" office:value-type="float" office:value="0.0323865233527289" calcext:value-type="float">
            <text:p>0.032386523352728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777701568603515" calcext:value-type="float">
            <text:p>0.0777701568603515</text:p>
          </table:table-cell>
          <table:table-cell office:value-type="float" office:value="0.00259456634521484" calcext:value-type="float">
            <text:p>0.00259456634521484</text:p>
          </table:table-cell>
          <table:table-cell office:value-type="float" office:value="0.65677924156189" calcext:value-type="float">
            <text:p>0.65677924156189</text:p>
          </table:table-cell>
          <table:table-cell table:formula="of:=[.B5]-[.C5]" office:value-type="float" office:value="0.0751755905151367" calcext:value-type="float">
            <text:p>0.0751755905151367</text:p>
          </table:table-cell>
          <table:table-cell table:formula="of:=[.D5]-[.B5]" office:value-type="float" office:value="0.579009084701538" calcext:value-type="float">
            <text:p>0.57900908470153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5541664129145" calcext:value-type="float">
            <text:p>1.5541664129145</text:p>
          </table:table-cell>
          <table:table-cell office:value-type="float" office:value="0.00476574897766113" calcext:value-type="float">
            <text:p>0.00476574897766113</text:p>
          </table:table-cell>
          <table:table-cell office:value-type="float" office:value="9.40347094535828" calcext:value-type="float">
            <text:p>9.40347094535828</text:p>
          </table:table-cell>
          <table:table-cell table:formula="of:=[.B6]-[.C6]" office:value-type="float" office:value="1.54940066393684" calcext:value-type="float">
            <text:p>1.54940066393684</text:p>
          </table:table-cell>
          <table:table-cell table:formula="of:=[.D6]-[.B6]" office:value-type="float" office:value="7.84930453244378" calcext:value-type="float">
            <text:p>7.8493045324437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.91774477413722" calcext:value-type="float">
            <text:p>2.91774477413722</text:p>
          </table:table-cell>
          <table:table-cell office:value-type="float" office:value="0.0276583671569824" calcext:value-type="float">
            <text:p>0.0276583671569824</text:p>
          </table:table-cell>
          <table:table-cell office:value-type="float" office:value="8.95035214424133" calcext:value-type="float">
            <text:p>8.95035214424133</text:p>
          </table:table-cell>
          <table:table-cell table:formula="of:=[.B7]-[.C7]" office:value-type="float" office:value="2.89008640698024" calcext:value-type="float">
            <text:p>2.89008640698024</text:p>
          </table:table-cell>
          <table:table-cell table:formula="of:=[.D7]-[.B7]" office:value-type="float" office:value="6.03260737010411" calcext:value-type="float">
            <text:p>6.0326073701041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0" office:value-type="float" office:value="0.686238026618957" calcext:value-type="float">
            <text:p>0.686238026618957</text:p>
          </table:table-cell>
          <table:table-cell table:style-name="ce23" office:value-type="float" office:value="0.0533244132995606" calcext:value-type="float">
            <text:p>0.0533244132995606</text:p>
          </table:table-cell>
          <table:table-cell table:style-name="ce25" office:value-type="float" office:value="1.31915163993835" calcext:value-type="float">
            <text:p>1.31915163993835</text:p>
          </table:table-cell>
          <table:table-cell table:formula="of:=[.B8]-[.C8]" office:value-type="float" office:value="0.632913613319397" calcext:value-type="float">
            <text:p>0.632913613319397</text:p>
          </table:table-cell>
          <table:table-cell table:formula="of:=[.D8]-[.B8]" office:value-type="float" office:value="0.632913613319397" calcext:value-type="float">
            <text:p>0.632913613319397</text:p>
          </table:table-cell>
        </table:table-row>
        <table:table-row table:style-name="ro1">
          <table:table-cell table:style-name="ce5" office:value-type="string" calcext:value-type="string">
            <text:p>Total Result</text:p>
          </table:table-cell>
          <table:table-cell table:style-name="ce11" office:value-type="float" office:value="0.645588136667915" calcext:value-type="float">
            <text:p>0.645588136667915</text:p>
          </table:table-cell>
          <table:table-cell table:style-name="ce24" office:value-type="float" office:value="0.00166845321655273" calcext:value-type="float">
            <text:p>0.00166845321655273</text:p>
          </table:table-cell>
          <table:table-cell table:style-name="ce18" office:value-type="float" office:value="9.40347094535828" calcext:value-type="float">
            <text:p>9.40347094535828</text:p>
          </table:table-cell>
          <table:table-cell table:formula="of:=[.B9]-[.C9]" office:value-type="float" office:value="0.643919683451362" calcext:value-type="float">
            <text:p>0.643919683451362</text:p>
          </table:table-cell>
          <table:table-cell table:formula="of:=[.D9]-[.B9]" office:value-type="float" office:value="8.75788280869036" calcext:value-type="float">
            <text:p>8.75788280869036</text:p>
          </table:table-cell>
        </table:table-row>
      </table:table>
      <table:named-expressions/>
      <table:data-pilot-tables>
        <table:data-pilot-table table:name="DataPilot1" table:application-data="" table:target-range-address="Time.A1:Time.D9" table:buttons="Time.A2 Time.B1" table:show-filter-button="false" table:drill-down-on-double-click="false">
          <table:source-cell-range table:cell-range-address="Data.B1:Data.C571">
            <table:filter>
              <table:filter-condition table:field-number="1" table:value="0" table:operator="&gt;"/>
            </table:filter>
          </table:source-cell-range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Size" table:orientation="row" table:used-hierarchy="0" table:function="auto">
            <table:data-pilot-level table:show-empty="false" calcext:repeat-item-labels="false">
              <table:data-pilot-members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ime" table:orientation="data" table:used-hierarchy="0" table:function="average">
            <table:data-pilot-level table:show-empty="false" calcext:repeat-item-labels="false">
              <table:data-pilot-members>
                <table:data-pilot-member table:name="0.00166845321655273" table:display="true" table:show-details="true"/>
                <table:data-pilot-member table:name="0.00168228149414063" table:display="true" table:show-details="true"/>
                <table:data-pilot-member table:name="0.00168800354003906" table:display="true" table:show-details="true"/>
                <table:data-pilot-member table:name="0.00169181823730469" table:display="true" table:show-details="true"/>
                <table:data-pilot-member table:name="0.00169334411621094" table:display="true" table:show-details="true"/>
                <table:data-pilot-member table:name="0.00171961784362793" table:display="true" table:show-details="true"/>
                <table:data-pilot-member table:name="0.00172395706176758" table:display="true" table:show-details="true"/>
                <table:data-pilot-member table:name="0.00172591209411621" table:display="true" table:show-details="true"/>
                <table:data-pilot-member table:name="0.00173134803771973" table:display="true" table:show-details="true"/>
                <table:data-pilot-member table:name="0.00173516273498535" table:display="true" table:show-details="true"/>
                <table:data-pilot-member table:name="0.00174393653869629" table:display="true" table:show-details="true"/>
                <table:data-pilot-member table:name="0.00176525115966797" table:display="true" table:show-details="true"/>
                <table:data-pilot-member table:name="0.00177426338195801" table:display="true" table:show-details="true"/>
                <table:data-pilot-member table:name="0.00178103446960449" table:display="true" table:show-details="true"/>
                <table:data-pilot-member table:name="0.00178432464599609" table:display="true" table:show-details="true"/>
                <table:data-pilot-member table:name="0.00178647041320801" table:display="true" table:show-details="true"/>
                <table:data-pilot-member table:name="0.00180611610412598" table:display="true" table:show-details="true"/>
                <table:data-pilot-member table:name="0.00180792808532715" table:display="true" table:show-details="true"/>
                <table:data-pilot-member table:name="0.00182456970214844" table:display="true" table:show-details="true"/>
                <table:data-pilot-member table:name="0.00183887481689453" table:display="true" table:show-details="true"/>
                <table:data-pilot-member table:name="0.00184407234191895" table:display="true" table:show-details="true"/>
                <table:data-pilot-member table:name="0.00184845924377441" table:display="true" table:show-details="true"/>
                <table:data-pilot-member table:name="0.00185942649841309" table:display="true" table:show-details="true"/>
                <table:data-pilot-member table:name="0.00190014839172363" table:display="true" table:show-details="true"/>
                <table:data-pilot-member table:name="0.00190248489379883" table:display="true" table:show-details="true"/>
                <table:data-pilot-member table:name="0.00191330909729004" table:display="true" table:show-details="true"/>
                <table:data-pilot-member table:name="0.0019279956817627" table:display="true" table:show-details="true"/>
                <table:data-pilot-member table:name="0.00194125175476074" table:display="true" table:show-details="true"/>
                <table:data-pilot-member table:name="0.001947021484375" table:display="true" table:show-details="true"/>
                <table:data-pilot-member table:name="0.001953125" table:display="true" table:show-details="true"/>
                <table:data-pilot-member table:name="0.00196552276611328" table:display="true" table:show-details="true"/>
                <table:data-pilot-member table:name="0.00196609497070312" table:display="true" table:show-details="true"/>
                <table:data-pilot-member table:name="0.00196781158447266" table:display="true" table:show-details="true"/>
                <table:data-pilot-member table:name="0.00197010040283203" table:display="true" table:show-details="true"/>
                <table:data-pilot-member table:name="0.00197181701660156" table:display="true" table:show-details="true"/>
                <table:data-pilot-member table:name="0.00197567939758301" table:display="true" table:show-details="true"/>
                <table:data-pilot-member table:name="0.00197601318359375" table:display="true" table:show-details="true"/>
                <table:data-pilot-member table:name="0.00198211669921875" table:display="true" table:show-details="true"/>
                <table:data-pilot-member table:name="0.00198659896850586" table:display="true" table:show-details="true"/>
                <table:data-pilot-member table:name="0.0019953727722168" table:display="true" table:show-details="true"/>
                <table:data-pilot-member table:name="0.00199785232543945" table:display="true" table:show-details="true"/>
                <table:data-pilot-member table:name="0.00199799537658691" table:display="true" table:show-details="true"/>
                <table:data-pilot-member table:name="0.00200290679931641" table:display="true" table:show-details="true"/>
                <table:data-pilot-member table:name="0.00200352668762207" table:display="true" table:show-details="true"/>
                <table:data-pilot-member table:name="0.00203151702880859" table:display="true" table:show-details="true"/>
                <table:data-pilot-member table:name="0.0020726203918457" table:display="true" table:show-details="true"/>
                <table:data-pilot-member table:name="0.00210318565368652" table:display="true" table:show-details="true"/>
                <table:data-pilot-member table:name="0.00210371017456055" table:display="true" table:show-details="true"/>
                <table:data-pilot-member table:name="0.00210723876953125" table:display="true" table:show-details="true"/>
                <table:data-pilot-member table:name="0.00210771560668945" table:display="true" table:show-details="true"/>
                <table:data-pilot-member table:name="0.00210819244384766" table:display="true" table:show-details="true"/>
                <table:data-pilot-member table:name="0.00211024284362793" table:display="true" table:show-details="true"/>
                <table:data-pilot-member table:name="0.00211572647094727" table:display="true" table:show-details="true"/>
                <table:data-pilot-member table:name="0.00215139389038086" table:display="true" table:show-details="true"/>
                <table:data-pilot-member table:name="0.00217680931091309" table:display="true" table:show-details="true"/>
                <table:data-pilot-member table:name="0.00218758583068848" table:display="true" table:show-details="true"/>
                <table:data-pilot-member table:name="0.00219058990478516" table:display="true" table:show-details="true"/>
                <table:data-pilot-member table:name="0.00219836235046387" table:display="true" table:show-details="true"/>
                <table:data-pilot-member table:name="0.00220918655395508" table:display="true" table:show-details="true"/>
                <table:data-pilot-member table:name="0.00221996307373047" table:display="true" table:show-details="true"/>
                <table:data-pilot-member table:name="0.00222511291503906" table:display="true" table:show-details="true"/>
                <table:data-pilot-member table:name="0.00224909782409668" table:display="true" table:show-details="true"/>
                <table:data-pilot-member table:name="0.00225033760070801" table:display="true" table:show-details="true"/>
                <table:data-pilot-member table:name="0.00225095748901367" table:display="true" table:show-details="true"/>
                <table:data-pilot-member table:name="0.00225205421447754" table:display="true" table:show-details="true"/>
                <table:data-pilot-member table:name="0.00225462913513184" table:display="true" table:show-details="true"/>
                <table:data-pilot-member table:name="0.00225543975830078" table:display="true" table:show-details="true"/>
                <table:data-pilot-member table:name="0.00225691795349121" table:display="true" table:show-details="true"/>
                <table:data-pilot-member table:name="0.00226073265075684" table:display="true" table:show-details="true"/>
                <table:data-pilot-member table:name="0.00226550102233887" table:display="true" table:show-details="true"/>
                <table:data-pilot-member table:name="0.00227394104003906" table:display="true" table:show-details="true"/>
                <table:data-pilot-member table:name="0.00227665901184082" table:display="true" table:show-details="true"/>
                <table:data-pilot-member table:name="0.00229558944702148" table:display="true" table:show-details="true"/>
                <table:data-pilot-member table:name="0.00230832099914551" table:display="true" table:show-details="true"/>
                <table:data-pilot-member table:name="0.0023129940032959" table:display="true" table:show-details="true"/>
                <table:data-pilot-member table:name="0.00232224464416504" table:display="true" table:show-details="true"/>
                <table:data-pilot-member table:name="0.00232915878295898" table:display="true" table:show-details="true"/>
                <table:data-pilot-member table:name="0.00233168601989746" table:display="true" table:show-details="true"/>
                <table:data-pilot-member table:name="0.00233244895935059" table:display="true" table:show-details="true"/>
                <table:data-pilot-member table:name="0.0023414134979248" table:display="true" table:show-details="true"/>
                <table:data-pilot-member table:name="0.00240144729614258" table:display="true" table:show-details="true"/>
                <table:data-pilot-member table:name="0.00240488052368164" table:display="true" table:show-details="true"/>
                <table:data-pilot-member table:name="0.00243158340454102" table:display="true" table:show-details="true"/>
                <table:data-pilot-member table:name="0.00243654251098633" table:display="true" table:show-details="true"/>
                <table:data-pilot-member table:name="0.00245985984802246" table:display="true" table:show-details="true"/>
                <table:data-pilot-member table:name="0.00249133110046387" table:display="true" table:show-details="true"/>
                <table:data-pilot-member table:name="0.00250496864318848" table:display="true" table:show-details="true"/>
                <table:data-pilot-member table:name="0.00251646041870117" table:display="true" table:show-details="true"/>
                <table:data-pilot-member table:name="0.00254988670349121" table:display="true" table:show-details="true"/>
                <table:data-pilot-member table:name="0.00255217552185059" table:display="true" table:show-details="true"/>
                <table:data-pilot-member table:name="0.00259456634521484" table:display="true" table:show-details="true"/>
                <table:data-pilot-member table:name="0.00260343551635742" table:display="true" table:show-details="true"/>
                <table:data-pilot-member table:name="0.00266408920288086" table:display="true" table:show-details="true"/>
                <table:data-pilot-member table:name="0.00266876220703125" table:display="true" table:show-details="true"/>
                <table:data-pilot-member table:name="0.00268735885620117" table:display="true" table:show-details="true"/>
                <table:data-pilot-member table:name="0.00273561477661133" table:display="true" table:show-details="true"/>
                <table:data-pilot-member table:name="0.00274395942687988" table:display="true" table:show-details="true"/>
                <table:data-pilot-member table:name="0.00282435417175293" table:display="true" table:show-details="true"/>
                <table:data-pilot-member table:name="0.00284624099731445" table:display="true" table:show-details="true"/>
                <table:data-pilot-member table:name="0.00286307334899902" table:display="true" table:show-details="true"/>
                <table:data-pilot-member table:name="0.0029508113861084" table:display="true" table:show-details="true"/>
                <table:data-pilot-member table:name="0.00298991203308105" table:display="true" table:show-details="true"/>
                <table:data-pilot-member table:name="0.00303869247436523" table:display="true" table:show-details="true"/>
                <table:data-pilot-member table:name="0.00307197570800781" table:display="true" table:show-details="true"/>
                <table:data-pilot-member table:name="0.0030947208404541" table:display="true" table:show-details="true"/>
                <table:data-pilot-member table:name="0.00311098098754883" table:display="true" table:show-details="true"/>
                <table:data-pilot-member table:name="0.00311112403869629" table:display="true" table:show-details="true"/>
                <table:data-pilot-member table:name="0.00318942070007324" table:display="true" table:show-details="true"/>
                <table:data-pilot-member table:name="0.00319929122924805" table:display="true" table:show-details="true"/>
                <table:data-pilot-member table:name="0.00322299003601074" table:display="true" table:show-details="true"/>
                <table:data-pilot-member table:name="0.00326547622680664" table:display="true" table:show-details="true"/>
                <table:data-pilot-member table:name="0.00328221321105957" table:display="true" table:show-details="true"/>
                <table:data-pilot-member table:name="0.00331048965454102" table:display="true" table:show-details="true"/>
                <table:data-pilot-member table:name="0.00333266258239746" table:display="true" table:show-details="true"/>
                <table:data-pilot-member table:name="0.00338215827941894" table:display="true" table:show-details="true"/>
                <table:data-pilot-member table:name="0.0034731388092041" table:display="true" table:show-details="true"/>
                <table:data-pilot-member table:name="0.00348844528198242" table:display="true" table:show-details="true"/>
                <table:data-pilot-member table:name="0.00351290702819824" table:display="true" table:show-details="true"/>
                <table:data-pilot-member table:name="0.00358428955078125" table:display="true" table:show-details="true"/>
                <table:data-pilot-member table:name="0.00365509986877441" table:display="true" table:show-details="true"/>
                <table:data-pilot-member table:name="0.00368099212646484" table:display="true" table:show-details="true"/>
                <table:data-pilot-member table:name="0.00373077392578125" table:display="true" table:show-details="true"/>
                <table:data-pilot-member table:name="0.00373411178588867" table:display="true" table:show-details="true"/>
                <table:data-pilot-member table:name="0.00395822525024414" table:display="true" table:show-details="true"/>
                <table:data-pilot-member table:name="0.00403332710266113" table:display="true" table:show-details="true"/>
                <table:data-pilot-member table:name="0.00405230522155762" table:display="true" table:show-details="true"/>
                <table:data-pilot-member table:name="0.0042262077331543" table:display="true" table:show-details="true"/>
                <table:data-pilot-member table:name="0.00423979759216309" table:display="true" table:show-details="true"/>
                <table:data-pilot-member table:name="0.00427169799804688" table:display="true" table:show-details="true"/>
                <table:data-pilot-member table:name="0.00429801940917969" table:display="true" table:show-details="true"/>
                <table:data-pilot-member table:name="0.00431642532348633" table:display="true" table:show-details="true"/>
                <table:data-pilot-member table:name="0.00434093475341797" table:display="true" table:show-details="true"/>
                <table:data-pilot-member table:name="0.00436711311340332" table:display="true" table:show-details="true"/>
                <table:data-pilot-member table:name="0.00440883636474609" table:display="true" table:show-details="true"/>
                <table:data-pilot-member table:name="0.0044339656829834" table:display="true" table:show-details="true"/>
                <table:data-pilot-member table:name="0.00460538864135742" table:display="true" table:show-details="true"/>
                <table:data-pilot-member table:name="0.00463685989379883" table:display="true" table:show-details="true"/>
                <table:data-pilot-member table:name="0.00465731620788574" table:display="true" table:show-details="true"/>
                <table:data-pilot-member table:name="0.00474138259887695" table:display="true" table:show-details="true"/>
                <table:data-pilot-member table:name="0.00476574897766113" table:display="true" table:show-details="true"/>
                <table:data-pilot-member table:name="0.00478420257568359" table:display="true" table:show-details="true"/>
                <table:data-pilot-member table:name="0.0048304557800293" table:display="true" table:show-details="true"/>
                <table:data-pilot-member table:name="0.00502362251281738" table:display="true" table:show-details="true"/>
                <table:data-pilot-member table:name="0.00504612922668457" table:display="true" table:show-details="true"/>
                <table:data-pilot-member table:name="0.00507488250732422" table:display="true" table:show-details="true"/>
                <table:data-pilot-member table:name="0.00530176162719727" table:display="true" table:show-details="true"/>
                <table:data-pilot-member table:name="0.00532727241516113" table:display="true" table:show-details="true"/>
                <table:data-pilot-member table:name="0.00532946586608887" table:display="true" table:show-details="true"/>
                <table:data-pilot-member table:name="0.00538253784179688" table:display="true" table:show-details="true"/>
                <table:data-pilot-member table:name="0.00538268089294434" table:display="true" table:show-details="true"/>
                <table:data-pilot-member table:name="0.00538597106933594" table:display="true" table:show-details="true"/>
                <table:data-pilot-member table:name="0.00543069839477539" table:display="true" table:show-details="true"/>
                <table:data-pilot-member table:name="0.0055448055267334" table:display="true" table:show-details="true"/>
                <table:data-pilot-member table:name="0.00556721687316894" table:display="true" table:show-details="true"/>
                <table:data-pilot-member table:name="0.00565671920776367" table:display="true" table:show-details="true"/>
                <table:data-pilot-member table:name="0.00569472312927246" table:display="true" table:show-details="true"/>
                <table:data-pilot-member table:name="0.00571250915527344" table:display="true" table:show-details="true"/>
                <table:data-pilot-member table:name="0.00575227737426758" table:display="true" table:show-details="true"/>
                <table:data-pilot-member table:name="0.00598688125610352" table:display="true" table:show-details="true"/>
                <table:data-pilot-member table:name="0.00602197647094727" table:display="true" table:show-details="true"/>
                <table:data-pilot-member table:name="0.00621099472045898" table:display="true" table:show-details="true"/>
                <table:data-pilot-member table:name="0.00627331733703613" table:display="true" table:show-details="true"/>
                <table:data-pilot-member table:name="0.00633006095886231" table:display="true" table:show-details="true"/>
                <table:data-pilot-member table:name="0.00671038627624512" table:display="true" table:show-details="true"/>
                <table:data-pilot-member table:name="0.00691862106323242" table:display="true" table:show-details="true"/>
                <table:data-pilot-member table:name="0.00714707374572754" table:display="true" table:show-details="true"/>
                <table:data-pilot-member table:name="0.0072509765625" table:display="true" table:show-details="true"/>
                <table:data-pilot-member table:name="0.00733671188354492" table:display="true" table:show-details="true"/>
                <table:data-pilot-member table:name="0.00749053955078125" table:display="true" table:show-details="true"/>
                <table:data-pilot-member table:name="0.00759406089782715" table:display="true" table:show-details="true"/>
                <table:data-pilot-member table:name="0.00761508941650391" table:display="true" table:show-details="true"/>
                <table:data-pilot-member table:name="0.00767478942871094" table:display="true" table:show-details="true"/>
                <table:data-pilot-member table:name="0.00772805213928223" table:display="true" table:show-details="true"/>
                <table:data-pilot-member table:name="0.0080690860748291" table:display="true" table:show-details="true"/>
                <table:data-pilot-member table:name="0.00808300971984863" table:display="true" table:show-details="true"/>
                <table:data-pilot-member table:name="0.00844945907592773" table:display="true" table:show-details="true"/>
                <table:data-pilot-member table:name="0.00867252349853516" table:display="true" table:show-details="true"/>
                <table:data-pilot-member table:name="0.0087397575378418" table:display="true" table:show-details="true"/>
                <table:data-pilot-member table:name="0.00909175872802734" table:display="true" table:show-details="true"/>
                <table:data-pilot-member table:name="0.00935630798339844" table:display="true" table:show-details="true"/>
                <table:data-pilot-member table:name="0.00963068008422852" table:display="true" table:show-details="true"/>
                <table:data-pilot-member table:name="0.0105671405792236" table:display="true" table:show-details="true"/>
                <table:data-pilot-member table:name="0.0107153415679932" table:display="true" table:show-details="true"/>
                <table:data-pilot-member table:name="0.0108786582946777" table:display="true" table:show-details="true"/>
                <table:data-pilot-member table:name="0.0116053581237793" table:display="true" table:show-details="true"/>
                <table:data-pilot-member table:name="0.0116172790527344" table:display="true" table:show-details="true"/>
                <table:data-pilot-member table:name="0.0119400978088379" table:display="true" table:show-details="true"/>
                <table:data-pilot-member table:name="0.0121971607208252" table:display="true" table:show-details="true"/>
                <table:data-pilot-member table:name="0.0123151779174805" table:display="true" table:show-details="true"/>
                <table:data-pilot-member table:name="0.0123167037963867" table:display="true" table:show-details="true"/>
                <table:data-pilot-member table:name="0.0123676300048828" table:display="true" table:show-details="true"/>
                <table:data-pilot-member table:name="0.0127185821533203" table:display="true" table:show-details="true"/>
                <table:data-pilot-member table:name="0.0135097503662109" table:display="true" table:show-details="true"/>
                <table:data-pilot-member table:name="0.0135989189147949" table:display="true" table:show-details="true"/>
                <table:data-pilot-member table:name="0.0138127326965332" table:display="true" table:show-details="true"/>
                <table:data-pilot-member table:name="0.0140434265136719" table:display="true" table:show-details="true"/>
                <table:data-pilot-member table:name="0.0140872001647949" table:display="true" table:show-details="true"/>
                <table:data-pilot-member table:name="0.0141271591186523" table:display="true" table:show-details="true"/>
                <table:data-pilot-member table:name="0.0142758846282959" table:display="true" table:show-details="true"/>
                <table:data-pilot-member table:name="0.0145567417144775" table:display="true" table:show-details="true"/>
                <table:data-pilot-member table:name="0.0148203372955322" table:display="true" table:show-details="true"/>
                <table:data-pilot-member table:name="0.0161171913146973" table:display="true" table:show-details="true"/>
                <table:data-pilot-member table:name="0.0162688732147217" table:display="true" table:show-details="true"/>
                <table:data-pilot-member table:name="0.0165204524993896" table:display="true" table:show-details="true"/>
                <table:data-pilot-member table:name="0.0174412727355957" table:display="true" table:show-details="true"/>
                <table:data-pilot-member table:name="0.0174863815307617" table:display="true" table:show-details="true"/>
                <table:data-pilot-member table:name="0.0190956115722656" table:display="true" table:show-details="true"/>
                <table:data-pilot-member table:name="0.0193410396575928" table:display="true" table:show-details="true"/>
                <table:data-pilot-member table:name="0.0195255279541016" table:display="true" table:show-details="true"/>
                <table:data-pilot-member table:name="0.0199678421020508" table:display="true" table:show-details="true"/>
                <table:data-pilot-member table:name="0.0220769882202148" table:display="true" table:show-details="true"/>
                <table:data-pilot-member table:name="0.0233872413635254" table:display="true" table:show-details="true"/>
                <table:data-pilot-member table:name="0.0236892223358154" table:display="true" table:show-details="true"/>
                <table:data-pilot-member table:name="0.0241347789764404" table:display="true" table:show-details="true"/>
                <table:data-pilot-member table:name="0.024147367477417" table:display="true" table:show-details="true"/>
                <table:data-pilot-member table:name="0.0244862079620361" table:display="true" table:show-details="true"/>
                <table:data-pilot-member table:name="0.0246403217315674" table:display="true" table:show-details="true"/>
                <table:data-pilot-member table:name="0.0252032279968262" table:display="true" table:show-details="true"/>
                <table:data-pilot-member table:name="0.0270559787750244" table:display="true" table:show-details="true"/>
                <table:data-pilot-member table:name="0.0271106243133545" table:display="true" table:show-details="true"/>
                <table:data-pilot-member table:name="0.0273475170135498" table:display="true" table:show-details="true"/>
                <table:data-pilot-member table:name="0.0276583671569824" table:display="true" table:show-details="true"/>
                <table:data-pilot-member table:name="0.0299440383911133" table:display="true" table:show-details="true"/>
                <table:data-pilot-member table:name="0.0312118053436279" table:display="true" table:show-details="true"/>
                <table:data-pilot-member table:name="0.0315009593963623" table:display="true" table:show-details="true"/>
                <table:data-pilot-member table:name="0.0326711177825928" table:display="true" table:show-details="true"/>
                <table:data-pilot-member table:name="0.0375802040100098" table:display="true" table:show-details="true"/>
                <table:data-pilot-member table:name="0.0387636661529541" table:display="true" table:show-details="true"/>
                <table:data-pilot-member table:name="0.0393459320068359" table:display="true" table:show-details="true"/>
                <table:data-pilot-member table:name="0.0406280517578125" table:display="true" table:show-details="true"/>
                <table:data-pilot-member table:name="0.0423510074615479" table:display="true" table:show-details="true"/>
                <table:data-pilot-member table:name="0.0434988021850586" table:display="true" table:show-details="true"/>
                <table:data-pilot-member table:name="0.0450587749481201" table:display="true" table:show-details="true"/>
                <table:data-pilot-member table:name="0.0459449291229248" table:display="true" table:show-details="true"/>
                <table:data-pilot-member table:name="0.0460207939147949" table:display="true" table:show-details="true"/>
                <table:data-pilot-member table:name="0.049876594543457" table:display="true" table:show-details="true"/>
                <table:data-pilot-member table:name="0.0516853332519531" table:display="true" table:show-details="true"/>
                <table:data-pilot-member table:name="0.0521289348602295" table:display="true" table:show-details="true"/>
                <table:data-pilot-member table:name="0.0525226593017578" table:display="true" table:show-details="true"/>
                <table:data-pilot-member table:name="0.0533244132995606" table:display="true" table:show-details="true"/>
                <table:data-pilot-member table:name="0.0533941268920898" table:display="true" table:show-details="true"/>
                <table:data-pilot-member table:name="0.0536635875701904" table:display="true" table:show-details="true"/>
                <table:data-pilot-member table:name="0.0564587593078613" table:display="true" table:show-details="true"/>
                <table:data-pilot-member table:name="0.0593431949615479" table:display="true" table:show-details="true"/>
                <table:data-pilot-member table:name="0.0614547729492188" table:display="true" table:show-details="true"/>
                <table:data-pilot-member table:name="0.0628986835479736" table:display="true" table:show-details="true"/>
                <table:data-pilot-member table:name="0.0704338073730469" table:display="true" table:show-details="true"/>
                <table:data-pilot-member table:name="0.071134614944458" table:display="true" table:show-details="true"/>
                <table:data-pilot-member table:name="0.0716495990753174" table:display="true" table:show-details="true"/>
                <table:data-pilot-member table:name="0.081201171875" table:display="true" table:show-details="true"/>
                <table:data-pilot-member table:name="0.0844423294067383" table:display="true" table:show-details="true"/>
                <table:data-pilot-member table:name="0.0851178646087647" table:display="true" table:show-details="true"/>
                <table:data-pilot-member table:name="0.0895664215087891" table:display="true" table:show-details="true"/>
                <table:data-pilot-member table:name="0.0925638675689697" table:display="true" table:show-details="true"/>
                <table:data-pilot-member table:name="0.0943101406097412" table:display="true" table:show-details="true"/>
                <table:data-pilot-member table:name="0.0991243839263916" table:display="true" table:show-details="true"/>
                <table:data-pilot-member table:name="0.101361989974976" table:display="true" table:show-details="true"/>
                <table:data-pilot-member table:name="0.111116456985474" table:display="true" table:show-details="true"/>
                <table:data-pilot-member table:name="0.11477541923523" table:display="true" table:show-details="true"/>
                <table:data-pilot-member table:name="0.117841958999634" table:display="true" table:show-details="true"/>
                <table:data-pilot-member table:name="0.119771099090576" table:display="true" table:show-details="true"/>
                <table:data-pilot-member table:name="0.12155065536499" table:display="true" table:show-details="true"/>
                <table:data-pilot-member table:name="0.13128924369812" table:display="true" table:show-details="true"/>
                <table:data-pilot-member table:name="0.135267496109009" table:display="true" table:show-details="true"/>
                <table:data-pilot-member table:name="0.135937213897705" table:display="true" table:show-details="true"/>
                <table:data-pilot-member table:name="0.136100769042969" table:display="true" table:show-details="true"/>
                <table:data-pilot-member table:name="0.136963653564453" table:display="true" table:show-details="true"/>
                <table:data-pilot-member table:name="0.146180868148804" table:display="true" table:show-details="true"/>
                <table:data-pilot-member table:name="0.147752857208252" table:display="true" table:show-details="true"/>
                <table:data-pilot-member table:name="0.15123119354248" table:display="true" table:show-details="true"/>
                <table:data-pilot-member table:name="0.154957246780396" table:display="true" table:show-details="true"/>
                <table:data-pilot-member table:name="0.156188726425171" table:display="true" table:show-details="true"/>
                <table:data-pilot-member table:name="0.167200946807861" table:display="true" table:show-details="true"/>
                <table:data-pilot-member table:name="0.17028226852417" table:display="true" table:show-details="true"/>
                <table:data-pilot-member table:name="0.17160701751709" table:display="true" table:show-details="true"/>
                <table:data-pilot-member table:name="0.173042011260986" table:display="true" table:show-details="true"/>
                <table:data-pilot-member table:name="0.17798900604248" table:display="true" table:show-details="true"/>
                <table:data-pilot-member table:name="0.193330240249634" table:display="true" table:show-details="true"/>
                <table:data-pilot-member table:name="0.20042781829834" table:display="true" table:show-details="true"/>
                <table:data-pilot-member table:name="0.205098581314087" table:display="true" table:show-details="true"/>
                <table:data-pilot-member table:name="0.209392356872559" table:display="true" table:show-details="true"/>
                <table:data-pilot-member table:name="0.221055269241333" table:display="true" table:show-details="true"/>
                <table:data-pilot-member table:name="0.238421821594238" table:display="true" table:show-details="true"/>
                <table:data-pilot-member table:name="0.244647693634033" table:display="true" table:show-details="true"/>
                <table:data-pilot-member table:name="0.258447456359863" table:display="true" table:show-details="true"/>
                <table:data-pilot-member table:name="0.26296648979187" table:display="true" table:show-details="true"/>
                <table:data-pilot-member table:name="0.277659606933594" table:display="true" table:show-details="true"/>
                <table:data-pilot-member table:name="0.288196420669556" table:display="true" table:show-details="true"/>
                <table:data-pilot-member table:name="0.292796421051025" table:display="true" table:show-details="true"/>
                <table:data-pilot-member table:name="0.308035039901733" table:display="true" table:show-details="true"/>
                <table:data-pilot-member table:name="0.313987016677856" table:display="true" table:show-details="true"/>
                <table:data-pilot-member table:name="0.337196254730225" table:display="true" table:show-details="true"/>
                <table:data-pilot-member table:name="0.344949340820312" table:display="true" table:show-details="true"/>
                <table:data-pilot-member table:name="0.346618413925171" table:display="true" table:show-details="true"/>
                <table:data-pilot-member table:name="0.372618293762207" table:display="true" table:show-details="true"/>
                <table:data-pilot-member table:name="0.402992391586304" table:display="true" table:show-details="true"/>
                <table:data-pilot-member table:name="0.464560890197754" table:display="true" table:show-details="true"/>
                <table:data-pilot-member table:name="0.531193590164185" table:display="true" table:show-details="true"/>
                <table:data-pilot-member table:name="0.531664752960205" table:display="true" table:show-details="true"/>
                <table:data-pilot-member table:name="0.533654642105102" table:display="true" table:show-details="true"/>
                <table:data-pilot-member table:name="0.595729160308838" table:display="true" table:show-details="true"/>
                <table:data-pilot-member table:name="0.600438165664673" table:display="true" table:show-details="true"/>
                <table:data-pilot-member table:name="0.609329891204834" table:display="true" table:show-details="true"/>
                <table:data-pilot-member table:name="0.63476676940918" table:display="true" table:show-details="true"/>
                <table:data-pilot-member table:name="0.641145944595337" table:display="true" table:show-details="true"/>
                <table:data-pilot-member table:name="0.65677924156189" table:display="true" table:show-details="true"/>
                <table:data-pilot-member table:name="0.687318992614746" table:display="true" table:show-details="true"/>
                <table:data-pilot-member table:name="0.716961240768433" table:display="true" table:show-details="true"/>
                <table:data-pilot-member table:name="0.73614616394043" table:display="true" table:show-details="true"/>
                <table:data-pilot-member table:name="0.74233078956604" table:display="true" table:show-details="true"/>
                <table:data-pilot-member table:name="0.797795391082764" table:display="true" table:show-details="true"/>
                <table:data-pilot-member table:name="0.803985691070557" table:display="true" table:show-details="true"/>
                <table:data-pilot-member table:name="0.857113122940064" table:display="true" table:show-details="true"/>
                <table:data-pilot-member table:name="0.87225022315979" table:display="true" table:show-details="true"/>
                <table:data-pilot-member table:name="1.06275882720947" table:display="true" table:show-details="true"/>
                <table:data-pilot-member table:name="1.08034329414368" table:display="true" table:show-details="true"/>
                <table:data-pilot-member table:name="1.11331887245178" table:display="true" table:show-details="true"/>
                <table:data-pilot-member table:name="1.12156662940979" table:display="true" table:show-details="true"/>
                <table:data-pilot-member table:name="1.17891206741333" table:display="true" table:show-details="true"/>
                <table:data-pilot-member table:name="1.21593985557556" table:display="true" table:show-details="true"/>
                <table:data-pilot-member table:name="1.27275586128235" table:display="true" table:show-details="true"/>
                <table:data-pilot-member table:name="1.28572125434875" table:display="true" table:show-details="true"/>
                <table:data-pilot-member table:name="1.30240135192871" table:display="true" table:show-details="true"/>
                <table:data-pilot-member table:name="1.31915163993835" table:display="true" table:show-details="true"/>
                <table:data-pilot-member table:name="1.40574970245361" table:display="true" table:show-details="true"/>
                <table:data-pilot-member table:name="1.40653305053711" table:display="true" table:show-details="true"/>
                <table:data-pilot-member table:name="1.43455028533936" table:display="true" table:show-details="true"/>
                <table:data-pilot-member table:name="1.45048503875732" table:display="true" table:show-details="true"/>
                <table:data-pilot-member table:name="1.54134297370911" table:display="true" table:show-details="true"/>
                <table:data-pilot-member table:name="1.55238571166992" table:display="true" table:show-details="true"/>
                <table:data-pilot-member table:name="1.55495948791504" table:display="true" table:show-details="true"/>
                <table:data-pilot-member table:name="1.60316500663757" table:display="true" table:show-details="true"/>
                <table:data-pilot-member table:name="1.64422969818115" table:display="true" table:show-details="true"/>
                <table:data-pilot-member table:name="1.65377960205078" table:display="true" table:show-details="true"/>
                <table:data-pilot-member table:name="1.66031427383423" table:display="true" table:show-details="true"/>
                <table:data-pilot-member table:name="1.66122136116028" table:display="true" table:show-details="true"/>
                <table:data-pilot-member table:name="1.80315842628479" table:display="true" table:show-details="true"/>
                <table:data-pilot-member table:name="1.83324556350708" table:display="true" table:show-details="true"/>
                <table:data-pilot-member table:name="1.9849271774292" table:display="true" table:show-details="true"/>
                <table:data-pilot-member table:name="2.12616662979126" table:display="true" table:show-details="true"/>
                <table:data-pilot-member table:name="2.13043718338013" table:display="true" table:show-details="true"/>
                <table:data-pilot-member table:name="2.15202717781067" table:display="true" table:show-details="true"/>
                <table:data-pilot-member table:name="2.29116086959839" table:display="true" table:show-details="true"/>
                <table:data-pilot-member table:name="2.31969523429871" table:display="true" table:show-details="true"/>
                <table:data-pilot-member table:name="2.53835158348083" table:display="true" table:show-details="true"/>
                <table:data-pilot-member table:name="2.61277794837952" table:display="true" table:show-details="true"/>
                <table:data-pilot-member table:name="2.86027765274048" table:display="true" table:show-details="true"/>
                <table:data-pilot-member table:name="3.11041555404663" table:display="true" table:show-details="true"/>
                <table:data-pilot-member table:name="3.13921055793762" table:display="true" table:show-details="true"/>
                <table:data-pilot-member table:name="3.14429745674133" table:display="true" table:show-details="true"/>
                <table:data-pilot-member table:name="3.33696846961975" table:display="true" table:show-details="true"/>
                <table:data-pilot-member table:name="3.37909879684448" table:display="true" table:show-details="true"/>
                <table:data-pilot-member table:name="3.65189952850342" table:display="true" table:show-details="true"/>
                <table:data-pilot-member table:name="3.68582844734192" table:display="true" table:show-details="true"/>
                <table:data-pilot-member table:name="3.78203949928284" table:display="true" table:show-details="true"/>
                <table:data-pilot-member table:name="3.7859372138977" table:display="true" table:show-details="true"/>
                <table:data-pilot-member table:name="4.01765127182007" table:display="true" table:show-details="true"/>
                <table:data-pilot-member table:name="4.12779674530029" table:display="true" table:show-details="true"/>
                <table:data-pilot-member table:name="4.15715928077698" table:display="true" table:show-details="true"/>
                <table:data-pilot-member table:name="4.18419971466065" table:display="true" table:show-details="true"/>
                <table:data-pilot-member table:name="4.34391326904297" table:display="true" table:show-details="true"/>
                <table:data-pilot-member table:name="4.45202431678772" table:display="true" table:show-details="true"/>
                <table:data-pilot-member table:name="4.661985206604" table:display="true" table:show-details="true"/>
                <table:data-pilot-member table:name="5.83381342887878" table:display="true" table:show-details="true"/>
                <table:data-pilot-member table:name="6.04678544998169" table:display="true" table:show-details="true"/>
                <table:data-pilot-member table:name="6.14390654563904" table:display="true" table:show-details="true"/>
                <table:data-pilot-member table:name="6.20311741828918" table:display="true" table:show-details="true"/>
                <table:data-pilot-member table:name="6.21102795600891" table:display="true" table:show-details="true"/>
                <table:data-pilot-member table:name="6.42108869552612" table:display="true" table:show-details="true"/>
                <table:data-pilot-member table:name="6.48941535949707" table:display="true" table:show-details="true"/>
                <table:data-pilot-member table:name="7.20790209770203" table:display="true" table:show-details="true"/>
                <table:data-pilot-member table:name="7.85671491622925" table:display="true" table:show-details="true"/>
                <table:data-pilot-member table:name="8.78494129180908" table:display="true" table:show-details="true"/>
                <table:data-pilot-member table:name="8.86795091629028" table:display="true" table:show-details="true"/>
                <table:data-pilot-member table:name="8.95035214424133" table:display="true" table:show-details="true"/>
                <table:data-pilot-member table:name="9.21703987121582" table:display="true" table:show-details="true"/>
                <table:data-pilot-member table:name="9.40347094535828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ime" table:orientation="data" table:used-hierarchy="0" table:function="min">
            <table:data-pilot-level table:show-empty="false" calcext:repeat-item-labels="false">
              <table:data-pilot-members>
                <table:data-pilot-member table:name="0.00166845321655273" table:display="true" table:show-details="true"/>
                <table:data-pilot-member table:name="0.00168228149414063" table:display="true" table:show-details="true"/>
                <table:data-pilot-member table:name="0.00168800354003906" table:display="true" table:show-details="true"/>
                <table:data-pilot-member table:name="0.00169181823730469" table:display="true" table:show-details="true"/>
                <table:data-pilot-member table:name="0.00169334411621094" table:display="true" table:show-details="true"/>
                <table:data-pilot-member table:name="0.00171961784362793" table:display="true" table:show-details="true"/>
                <table:data-pilot-member table:name="0.00172395706176758" table:display="true" table:show-details="true"/>
                <table:data-pilot-member table:name="0.00172591209411621" table:display="true" table:show-details="true"/>
                <table:data-pilot-member table:name="0.00173134803771973" table:display="true" table:show-details="true"/>
                <table:data-pilot-member table:name="0.00173516273498535" table:display="true" table:show-details="true"/>
                <table:data-pilot-member table:name="0.00174393653869629" table:display="true" table:show-details="true"/>
                <table:data-pilot-member table:name="0.00176525115966797" table:display="true" table:show-details="true"/>
                <table:data-pilot-member table:name="0.00177426338195801" table:display="true" table:show-details="true"/>
                <table:data-pilot-member table:name="0.00178103446960449" table:display="true" table:show-details="true"/>
                <table:data-pilot-member table:name="0.00178432464599609" table:display="true" table:show-details="true"/>
                <table:data-pilot-member table:name="0.00178647041320801" table:display="true" table:show-details="true"/>
                <table:data-pilot-member table:name="0.00180611610412598" table:display="true" table:show-details="true"/>
                <table:data-pilot-member table:name="0.00180792808532715" table:display="true" table:show-details="true"/>
                <table:data-pilot-member table:name="0.00182456970214844" table:display="true" table:show-details="true"/>
                <table:data-pilot-member table:name="0.00183887481689453" table:display="true" table:show-details="true"/>
                <table:data-pilot-member table:name="0.00184407234191895" table:display="true" table:show-details="true"/>
                <table:data-pilot-member table:name="0.00184845924377441" table:display="true" table:show-details="true"/>
                <table:data-pilot-member table:name="0.00185942649841309" table:display="true" table:show-details="true"/>
                <table:data-pilot-member table:name="0.00190014839172363" table:display="true" table:show-details="true"/>
                <table:data-pilot-member table:name="0.00190248489379883" table:display="true" table:show-details="true"/>
                <table:data-pilot-member table:name="0.00191330909729004" table:display="true" table:show-details="true"/>
                <table:data-pilot-member table:name="0.0019279956817627" table:display="true" table:show-details="true"/>
                <table:data-pilot-member table:name="0.00194125175476074" table:display="true" table:show-details="true"/>
                <table:data-pilot-member table:name="0.001947021484375" table:display="true" table:show-details="true"/>
                <table:data-pilot-member table:name="0.001953125" table:display="true" table:show-details="true"/>
                <table:data-pilot-member table:name="0.00196552276611328" table:display="true" table:show-details="true"/>
                <table:data-pilot-member table:name="0.00196609497070312" table:display="true" table:show-details="true"/>
                <table:data-pilot-member table:name="0.00196781158447266" table:display="true" table:show-details="true"/>
                <table:data-pilot-member table:name="0.00197010040283203" table:display="true" table:show-details="true"/>
                <table:data-pilot-member table:name="0.00197181701660156" table:display="true" table:show-details="true"/>
                <table:data-pilot-member table:name="0.00197567939758301" table:display="true" table:show-details="true"/>
                <table:data-pilot-member table:name="0.00197601318359375" table:display="true" table:show-details="true"/>
                <table:data-pilot-member table:name="0.00198211669921875" table:display="true" table:show-details="true"/>
                <table:data-pilot-member table:name="0.00198659896850586" table:display="true" table:show-details="true"/>
                <table:data-pilot-member table:name="0.0019953727722168" table:display="true" table:show-details="true"/>
                <table:data-pilot-member table:name="0.00199785232543945" table:display="true" table:show-details="true"/>
                <table:data-pilot-member table:name="0.00199799537658691" table:display="true" table:show-details="true"/>
                <table:data-pilot-member table:name="0.00200290679931641" table:display="true" table:show-details="true"/>
                <table:data-pilot-member table:name="0.00200352668762207" table:display="true" table:show-details="true"/>
                <table:data-pilot-member table:name="0.00203151702880859" table:display="true" table:show-details="true"/>
                <table:data-pilot-member table:name="0.0020726203918457" table:display="true" table:show-details="true"/>
                <table:data-pilot-member table:name="0.00210318565368652" table:display="true" table:show-details="true"/>
                <table:data-pilot-member table:name="0.00210371017456055" table:display="true" table:show-details="true"/>
                <table:data-pilot-member table:name="0.00210723876953125" table:display="true" table:show-details="true"/>
                <table:data-pilot-member table:name="0.00210771560668945" table:display="true" table:show-details="true"/>
                <table:data-pilot-member table:name="0.00210819244384766" table:display="true" table:show-details="true"/>
                <table:data-pilot-member table:name="0.00211024284362793" table:display="true" table:show-details="true"/>
                <table:data-pilot-member table:name="0.00211572647094727" table:display="true" table:show-details="true"/>
                <table:data-pilot-member table:name="0.00215139389038086" table:display="true" table:show-details="true"/>
                <table:data-pilot-member table:name="0.00217680931091309" table:display="true" table:show-details="true"/>
                <table:data-pilot-member table:name="0.00218758583068848" table:display="true" table:show-details="true"/>
                <table:data-pilot-member table:name="0.00219058990478516" table:display="true" table:show-details="true"/>
                <table:data-pilot-member table:name="0.00219836235046387" table:display="true" table:show-details="true"/>
                <table:data-pilot-member table:name="0.00220918655395508" table:display="true" table:show-details="true"/>
                <table:data-pilot-member table:name="0.00221996307373047" table:display="true" table:show-details="true"/>
                <table:data-pilot-member table:name="0.00222511291503906" table:display="true" table:show-details="true"/>
                <table:data-pilot-member table:name="0.00224909782409668" table:display="true" table:show-details="true"/>
                <table:data-pilot-member table:name="0.00225033760070801" table:display="true" table:show-details="true"/>
                <table:data-pilot-member table:name="0.00225095748901367" table:display="true" table:show-details="true"/>
                <table:data-pilot-member table:name="0.00225205421447754" table:display="true" table:show-details="true"/>
                <table:data-pilot-member table:name="0.00225462913513184" table:display="true" table:show-details="true"/>
                <table:data-pilot-member table:name="0.00225543975830078" table:display="true" table:show-details="true"/>
                <table:data-pilot-member table:name="0.00225691795349121" table:display="true" table:show-details="true"/>
                <table:data-pilot-member table:name="0.00226073265075684" table:display="true" table:show-details="true"/>
                <table:data-pilot-member table:name="0.00226550102233887" table:display="true" table:show-details="true"/>
                <table:data-pilot-member table:name="0.00227394104003906" table:display="true" table:show-details="true"/>
                <table:data-pilot-member table:name="0.00227665901184082" table:display="true" table:show-details="true"/>
                <table:data-pilot-member table:name="0.00229558944702148" table:display="true" table:show-details="true"/>
                <table:data-pilot-member table:name="0.00230832099914551" table:display="true" table:show-details="true"/>
                <table:data-pilot-member table:name="0.0023129940032959" table:display="true" table:show-details="true"/>
                <table:data-pilot-member table:name="0.00232224464416504" table:display="true" table:show-details="true"/>
                <table:data-pilot-member table:name="0.00232915878295898" table:display="true" table:show-details="true"/>
                <table:data-pilot-member table:name="0.00233168601989746" table:display="true" table:show-details="true"/>
                <table:data-pilot-member table:name="0.00233244895935059" table:display="true" table:show-details="true"/>
                <table:data-pilot-member table:name="0.0023414134979248" table:display="true" table:show-details="true"/>
                <table:data-pilot-member table:name="0.00240144729614258" table:display="true" table:show-details="true"/>
                <table:data-pilot-member table:name="0.00240488052368164" table:display="true" table:show-details="true"/>
                <table:data-pilot-member table:name="0.00243158340454102" table:display="true" table:show-details="true"/>
                <table:data-pilot-member table:name="0.00243654251098633" table:display="true" table:show-details="true"/>
                <table:data-pilot-member table:name="0.00245985984802246" table:display="true" table:show-details="true"/>
                <table:data-pilot-member table:name="0.00249133110046387" table:display="true" table:show-details="true"/>
                <table:data-pilot-member table:name="0.00250496864318848" table:display="true" table:show-details="true"/>
                <table:data-pilot-member table:name="0.00251646041870117" table:display="true" table:show-details="true"/>
                <table:data-pilot-member table:name="0.00254988670349121" table:display="true" table:show-details="true"/>
                <table:data-pilot-member table:name="0.00255217552185059" table:display="true" table:show-details="true"/>
                <table:data-pilot-member table:name="0.00259456634521484" table:display="true" table:show-details="true"/>
                <table:data-pilot-member table:name="0.00260343551635742" table:display="true" table:show-details="true"/>
                <table:data-pilot-member table:name="0.00266408920288086" table:display="true" table:show-details="true"/>
                <table:data-pilot-member table:name="0.00266876220703125" table:display="true" table:show-details="true"/>
                <table:data-pilot-member table:name="0.00268735885620117" table:display="true" table:show-details="true"/>
                <table:data-pilot-member table:name="0.00273561477661133" table:display="true" table:show-details="true"/>
                <table:data-pilot-member table:name="0.00274395942687988" table:display="true" table:show-details="true"/>
                <table:data-pilot-member table:name="0.00282435417175293" table:display="true" table:show-details="true"/>
                <table:data-pilot-member table:name="0.00284624099731445" table:display="true" table:show-details="true"/>
                <table:data-pilot-member table:name="0.00286307334899902" table:display="true" table:show-details="true"/>
                <table:data-pilot-member table:name="0.0029508113861084" table:display="true" table:show-details="true"/>
                <table:data-pilot-member table:name="0.00298991203308105" table:display="true" table:show-details="true"/>
                <table:data-pilot-member table:name="0.00303869247436523" table:display="true" table:show-details="true"/>
                <table:data-pilot-member table:name="0.00307197570800781" table:display="true" table:show-details="true"/>
                <table:data-pilot-member table:name="0.0030947208404541" table:display="true" table:show-details="true"/>
                <table:data-pilot-member table:name="0.00311098098754883" table:display="true" table:show-details="true"/>
                <table:data-pilot-member table:name="0.00311112403869629" table:display="true" table:show-details="true"/>
                <table:data-pilot-member table:name="0.00318942070007324" table:display="true" table:show-details="true"/>
                <table:data-pilot-member table:name="0.00319929122924805" table:display="true" table:show-details="true"/>
                <table:data-pilot-member table:name="0.00322299003601074" table:display="true" table:show-details="true"/>
                <table:data-pilot-member table:name="0.00326547622680664" table:display="true" table:show-details="true"/>
                <table:data-pilot-member table:name="0.00328221321105957" table:display="true" table:show-details="true"/>
                <table:data-pilot-member table:name="0.00331048965454102" table:display="true" table:show-details="true"/>
                <table:data-pilot-member table:name="0.00333266258239746" table:display="true" table:show-details="true"/>
                <table:data-pilot-member table:name="0.00338215827941894" table:display="true" table:show-details="true"/>
                <table:data-pilot-member table:name="0.0034731388092041" table:display="true" table:show-details="true"/>
                <table:data-pilot-member table:name="0.00348844528198242" table:display="true" table:show-details="true"/>
                <table:data-pilot-member table:name="0.00351290702819824" table:display="true" table:show-details="true"/>
                <table:data-pilot-member table:name="0.00358428955078125" table:display="true" table:show-details="true"/>
                <table:data-pilot-member table:name="0.00365509986877441" table:display="true" table:show-details="true"/>
                <table:data-pilot-member table:name="0.00368099212646484" table:display="true" table:show-details="true"/>
                <table:data-pilot-member table:name="0.00373077392578125" table:display="true" table:show-details="true"/>
                <table:data-pilot-member table:name="0.00373411178588867" table:display="true" table:show-details="true"/>
                <table:data-pilot-member table:name="0.00395822525024414" table:display="true" table:show-details="true"/>
                <table:data-pilot-member table:name="0.00403332710266113" table:display="true" table:show-details="true"/>
                <table:data-pilot-member table:name="0.00405230522155762" table:display="true" table:show-details="true"/>
                <table:data-pilot-member table:name="0.0042262077331543" table:display="true" table:show-details="true"/>
                <table:data-pilot-member table:name="0.00423979759216309" table:display="true" table:show-details="true"/>
                <table:data-pilot-member table:name="0.00427169799804688" table:display="true" table:show-details="true"/>
                <table:data-pilot-member table:name="0.00429801940917969" table:display="true" table:show-details="true"/>
                <table:data-pilot-member table:name="0.00431642532348633" table:display="true" table:show-details="true"/>
                <table:data-pilot-member table:name="0.00434093475341797" table:display="true" table:show-details="true"/>
                <table:data-pilot-member table:name="0.00436711311340332" table:display="true" table:show-details="true"/>
                <table:data-pilot-member table:name="0.00440883636474609" table:display="true" table:show-details="true"/>
                <table:data-pilot-member table:name="0.0044339656829834" table:display="true" table:show-details="true"/>
                <table:data-pilot-member table:name="0.00460538864135742" table:display="true" table:show-details="true"/>
                <table:data-pilot-member table:name="0.00463685989379883" table:display="true" table:show-details="true"/>
                <table:data-pilot-member table:name="0.00465731620788574" table:display="true" table:show-details="true"/>
                <table:data-pilot-member table:name="0.00474138259887695" table:display="true" table:show-details="true"/>
                <table:data-pilot-member table:name="0.00476574897766113" table:display="true" table:show-details="true"/>
                <table:data-pilot-member table:name="0.00478420257568359" table:display="true" table:show-details="true"/>
                <table:data-pilot-member table:name="0.0048304557800293" table:display="true" table:show-details="true"/>
                <table:data-pilot-member table:name="0.00502362251281738" table:display="true" table:show-details="true"/>
                <table:data-pilot-member table:name="0.00504612922668457" table:display="true" table:show-details="true"/>
                <table:data-pilot-member table:name="0.00507488250732422" table:display="true" table:show-details="true"/>
                <table:data-pilot-member table:name="0.00530176162719727" table:display="true" table:show-details="true"/>
                <table:data-pilot-member table:name="0.00532727241516113" table:display="true" table:show-details="true"/>
                <table:data-pilot-member table:name="0.00532946586608887" table:display="true" table:show-details="true"/>
                <table:data-pilot-member table:name="0.00538253784179688" table:display="true" table:show-details="true"/>
                <table:data-pilot-member table:name="0.00538268089294434" table:display="true" table:show-details="true"/>
                <table:data-pilot-member table:name="0.00538597106933594" table:display="true" table:show-details="true"/>
                <table:data-pilot-member table:name="0.00543069839477539" table:display="true" table:show-details="true"/>
                <table:data-pilot-member table:name="0.0055448055267334" table:display="true" table:show-details="true"/>
                <table:data-pilot-member table:name="0.00556721687316894" table:display="true" table:show-details="true"/>
                <table:data-pilot-member table:name="0.00565671920776367" table:display="true" table:show-details="true"/>
                <table:data-pilot-member table:name="0.00569472312927246" table:display="true" table:show-details="true"/>
                <table:data-pilot-member table:name="0.00571250915527344" table:display="true" table:show-details="true"/>
                <table:data-pilot-member table:name="0.00575227737426758" table:display="true" table:show-details="true"/>
                <table:data-pilot-member table:name="0.00598688125610352" table:display="true" table:show-details="true"/>
                <table:data-pilot-member table:name="0.00602197647094727" table:display="true" table:show-details="true"/>
                <table:data-pilot-member table:name="0.00621099472045898" table:display="true" table:show-details="true"/>
                <table:data-pilot-member table:name="0.00627331733703613" table:display="true" table:show-details="true"/>
                <table:data-pilot-member table:name="0.00633006095886231" table:display="true" table:show-details="true"/>
                <table:data-pilot-member table:name="0.00671038627624512" table:display="true" table:show-details="true"/>
                <table:data-pilot-member table:name="0.00691862106323242" table:display="true" table:show-details="true"/>
                <table:data-pilot-member table:name="0.00714707374572754" table:display="true" table:show-details="true"/>
                <table:data-pilot-member table:name="0.0072509765625" table:display="true" table:show-details="true"/>
                <table:data-pilot-member table:name="0.00733671188354492" table:display="true" table:show-details="true"/>
                <table:data-pilot-member table:name="0.00749053955078125" table:display="true" table:show-details="true"/>
                <table:data-pilot-member table:name="0.00759406089782715" table:display="true" table:show-details="true"/>
                <table:data-pilot-member table:name="0.00761508941650391" table:display="true" table:show-details="true"/>
                <table:data-pilot-member table:name="0.00767478942871094" table:display="true" table:show-details="true"/>
                <table:data-pilot-member table:name="0.00772805213928223" table:display="true" table:show-details="true"/>
                <table:data-pilot-member table:name="0.0080690860748291" table:display="true" table:show-details="true"/>
                <table:data-pilot-member table:name="0.00808300971984863" table:display="true" table:show-details="true"/>
                <table:data-pilot-member table:name="0.00844945907592773" table:display="true" table:show-details="true"/>
                <table:data-pilot-member table:name="0.00867252349853516" table:display="true" table:show-details="true"/>
                <table:data-pilot-member table:name="0.0087397575378418" table:display="true" table:show-details="true"/>
                <table:data-pilot-member table:name="0.00909175872802734" table:display="true" table:show-details="true"/>
                <table:data-pilot-member table:name="0.00935630798339844" table:display="true" table:show-details="true"/>
                <table:data-pilot-member table:name="0.00963068008422852" table:display="true" table:show-details="true"/>
                <table:data-pilot-member table:name="0.0105671405792236" table:display="true" table:show-details="true"/>
                <table:data-pilot-member table:name="0.0107153415679932" table:display="true" table:show-details="true"/>
                <table:data-pilot-member table:name="0.0108786582946777" table:display="true" table:show-details="true"/>
                <table:data-pilot-member table:name="0.0116053581237793" table:display="true" table:show-details="true"/>
                <table:data-pilot-member table:name="0.0116172790527344" table:display="true" table:show-details="true"/>
                <table:data-pilot-member table:name="0.0119400978088379" table:display="true" table:show-details="true"/>
                <table:data-pilot-member table:name="0.0121971607208252" table:display="true" table:show-details="true"/>
                <table:data-pilot-member table:name="0.0123151779174805" table:display="true" table:show-details="true"/>
                <table:data-pilot-member table:name="0.0123167037963867" table:display="true" table:show-details="true"/>
                <table:data-pilot-member table:name="0.0123676300048828" table:display="true" table:show-details="true"/>
                <table:data-pilot-member table:name="0.0127185821533203" table:display="true" table:show-details="true"/>
                <table:data-pilot-member table:name="0.0135097503662109" table:display="true" table:show-details="true"/>
                <table:data-pilot-member table:name="0.0135989189147949" table:display="true" table:show-details="true"/>
                <table:data-pilot-member table:name="0.0138127326965332" table:display="true" table:show-details="true"/>
                <table:data-pilot-member table:name="0.0140434265136719" table:display="true" table:show-details="true"/>
                <table:data-pilot-member table:name="0.0140872001647949" table:display="true" table:show-details="true"/>
                <table:data-pilot-member table:name="0.0141271591186523" table:display="true" table:show-details="true"/>
                <table:data-pilot-member table:name="0.0142758846282959" table:display="true" table:show-details="true"/>
                <table:data-pilot-member table:name="0.0145567417144775" table:display="true" table:show-details="true"/>
                <table:data-pilot-member table:name="0.0148203372955322" table:display="true" table:show-details="true"/>
                <table:data-pilot-member table:name="0.0161171913146973" table:display="true" table:show-details="true"/>
                <table:data-pilot-member table:name="0.0162688732147217" table:display="true" table:show-details="true"/>
                <table:data-pilot-member table:name="0.0165204524993896" table:display="true" table:show-details="true"/>
                <table:data-pilot-member table:name="0.0174412727355957" table:display="true" table:show-details="true"/>
                <table:data-pilot-member table:name="0.0174863815307617" table:display="true" table:show-details="true"/>
                <table:data-pilot-member table:name="0.0190956115722656" table:display="true" table:show-details="true"/>
                <table:data-pilot-member table:name="0.0193410396575928" table:display="true" table:show-details="true"/>
                <table:data-pilot-member table:name="0.0195255279541016" table:display="true" table:show-details="true"/>
                <table:data-pilot-member table:name="0.0199678421020508" table:display="true" table:show-details="true"/>
                <table:data-pilot-member table:name="0.0220769882202148" table:display="true" table:show-details="true"/>
                <table:data-pilot-member table:name="0.0233872413635254" table:display="true" table:show-details="true"/>
                <table:data-pilot-member table:name="0.0236892223358154" table:display="true" table:show-details="true"/>
                <table:data-pilot-member table:name="0.0241347789764404" table:display="true" table:show-details="true"/>
                <table:data-pilot-member table:name="0.024147367477417" table:display="true" table:show-details="true"/>
                <table:data-pilot-member table:name="0.0244862079620361" table:display="true" table:show-details="true"/>
                <table:data-pilot-member table:name="0.0246403217315674" table:display="true" table:show-details="true"/>
                <table:data-pilot-member table:name="0.0252032279968262" table:display="true" table:show-details="true"/>
                <table:data-pilot-member table:name="0.0270559787750244" table:display="true" table:show-details="true"/>
                <table:data-pilot-member table:name="0.0271106243133545" table:display="true" table:show-details="true"/>
                <table:data-pilot-member table:name="0.0273475170135498" table:display="true" table:show-details="true"/>
                <table:data-pilot-member table:name="0.0276583671569824" table:display="true" table:show-details="true"/>
                <table:data-pilot-member table:name="0.0299440383911133" table:display="true" table:show-details="true"/>
                <table:data-pilot-member table:name="0.0312118053436279" table:display="true" table:show-details="true"/>
                <table:data-pilot-member table:name="0.0315009593963623" table:display="true" table:show-details="true"/>
                <table:data-pilot-member table:name="0.0326711177825928" table:display="true" table:show-details="true"/>
                <table:data-pilot-member table:name="0.0375802040100098" table:display="true" table:show-details="true"/>
                <table:data-pilot-member table:name="0.0387636661529541" table:display="true" table:show-details="true"/>
                <table:data-pilot-member table:name="0.0393459320068359" table:display="true" table:show-details="true"/>
                <table:data-pilot-member table:name="0.0406280517578125" table:display="true" table:show-details="true"/>
                <table:data-pilot-member table:name="0.0423510074615479" table:display="true" table:show-details="true"/>
                <table:data-pilot-member table:name="0.0434988021850586" table:display="true" table:show-details="true"/>
                <table:data-pilot-member table:name="0.0450587749481201" table:display="true" table:show-details="true"/>
                <table:data-pilot-member table:name="0.0459449291229248" table:display="true" table:show-details="true"/>
                <table:data-pilot-member table:name="0.0460207939147949" table:display="true" table:show-details="true"/>
                <table:data-pilot-member table:name="0.049876594543457" table:display="true" table:show-details="true"/>
                <table:data-pilot-member table:name="0.0516853332519531" table:display="true" table:show-details="true"/>
                <table:data-pilot-member table:name="0.0521289348602295" table:display="true" table:show-details="true"/>
                <table:data-pilot-member table:name="0.0525226593017578" table:display="true" table:show-details="true"/>
                <table:data-pilot-member table:name="0.0533244132995606" table:display="true" table:show-details="true"/>
                <table:data-pilot-member table:name="0.0533941268920898" table:display="true" table:show-details="true"/>
                <table:data-pilot-member table:name="0.0536635875701904" table:display="true" table:show-details="true"/>
                <table:data-pilot-member table:name="0.0564587593078613" table:display="true" table:show-details="true"/>
                <table:data-pilot-member table:name="0.0593431949615479" table:display="true" table:show-details="true"/>
                <table:data-pilot-member table:name="0.0614547729492188" table:display="true" table:show-details="true"/>
                <table:data-pilot-member table:name="0.0628986835479736" table:display="true" table:show-details="true"/>
                <table:data-pilot-member table:name="0.0704338073730469" table:display="true" table:show-details="true"/>
                <table:data-pilot-member table:name="0.071134614944458" table:display="true" table:show-details="true"/>
                <table:data-pilot-member table:name="0.0716495990753174" table:display="true" table:show-details="true"/>
                <table:data-pilot-member table:name="0.081201171875" table:display="true" table:show-details="true"/>
                <table:data-pilot-member table:name="0.0844423294067383" table:display="true" table:show-details="true"/>
                <table:data-pilot-member table:name="0.0851178646087647" table:display="true" table:show-details="true"/>
                <table:data-pilot-member table:name="0.0895664215087891" table:display="true" table:show-details="true"/>
                <table:data-pilot-member table:name="0.0925638675689697" table:display="true" table:show-details="true"/>
                <table:data-pilot-member table:name="0.0943101406097412" table:display="true" table:show-details="true"/>
                <table:data-pilot-member table:name="0.0991243839263916" table:display="true" table:show-details="true"/>
                <table:data-pilot-member table:name="0.101361989974976" table:display="true" table:show-details="true"/>
                <table:data-pilot-member table:name="0.111116456985474" table:display="true" table:show-details="true"/>
                <table:data-pilot-member table:name="0.11477541923523" table:display="true" table:show-details="true"/>
                <table:data-pilot-member table:name="0.117841958999634" table:display="true" table:show-details="true"/>
                <table:data-pilot-member table:name="0.119771099090576" table:display="true" table:show-details="true"/>
                <table:data-pilot-member table:name="0.12155065536499" table:display="true" table:show-details="true"/>
                <table:data-pilot-member table:name="0.13128924369812" table:display="true" table:show-details="true"/>
                <table:data-pilot-member table:name="0.135267496109009" table:display="true" table:show-details="true"/>
                <table:data-pilot-member table:name="0.135937213897705" table:display="true" table:show-details="true"/>
                <table:data-pilot-member table:name="0.136100769042969" table:display="true" table:show-details="true"/>
                <table:data-pilot-member table:name="0.136963653564453" table:display="true" table:show-details="true"/>
                <table:data-pilot-member table:name="0.146180868148804" table:display="true" table:show-details="true"/>
                <table:data-pilot-member table:name="0.147752857208252" table:display="true" table:show-details="true"/>
                <table:data-pilot-member table:name="0.15123119354248" table:display="true" table:show-details="true"/>
                <table:data-pilot-member table:name="0.154957246780396" table:display="true" table:show-details="true"/>
                <table:data-pilot-member table:name="0.156188726425171" table:display="true" table:show-details="true"/>
                <table:data-pilot-member table:name="0.167200946807861" table:display="true" table:show-details="true"/>
                <table:data-pilot-member table:name="0.17028226852417" table:display="true" table:show-details="true"/>
                <table:data-pilot-member table:name="0.17160701751709" table:display="true" table:show-details="true"/>
                <table:data-pilot-member table:name="0.173042011260986" table:display="true" table:show-details="true"/>
                <table:data-pilot-member table:name="0.17798900604248" table:display="true" table:show-details="true"/>
                <table:data-pilot-member table:name="0.193330240249634" table:display="true" table:show-details="true"/>
                <table:data-pilot-member table:name="0.20042781829834" table:display="true" table:show-details="true"/>
                <table:data-pilot-member table:name="0.205098581314087" table:display="true" table:show-details="true"/>
                <table:data-pilot-member table:name="0.209392356872559" table:display="true" table:show-details="true"/>
                <table:data-pilot-member table:name="0.221055269241333" table:display="true" table:show-details="true"/>
                <table:data-pilot-member table:name="0.238421821594238" table:display="true" table:show-details="true"/>
                <table:data-pilot-member table:name="0.244647693634033" table:display="true" table:show-details="true"/>
                <table:data-pilot-member table:name="0.258447456359863" table:display="true" table:show-details="true"/>
                <table:data-pilot-member table:name="0.26296648979187" table:display="true" table:show-details="true"/>
                <table:data-pilot-member table:name="0.277659606933594" table:display="true" table:show-details="true"/>
                <table:data-pilot-member table:name="0.288196420669556" table:display="true" table:show-details="true"/>
                <table:data-pilot-member table:name="0.292796421051025" table:display="true" table:show-details="true"/>
                <table:data-pilot-member table:name="0.308035039901733" table:display="true" table:show-details="true"/>
                <table:data-pilot-member table:name="0.313987016677856" table:display="true" table:show-details="true"/>
                <table:data-pilot-member table:name="0.337196254730225" table:display="true" table:show-details="true"/>
                <table:data-pilot-member table:name="0.344949340820312" table:display="true" table:show-details="true"/>
                <table:data-pilot-member table:name="0.346618413925171" table:display="true" table:show-details="true"/>
                <table:data-pilot-member table:name="0.372618293762207" table:display="true" table:show-details="true"/>
                <table:data-pilot-member table:name="0.402992391586304" table:display="true" table:show-details="true"/>
                <table:data-pilot-member table:name="0.464560890197754" table:display="true" table:show-details="true"/>
                <table:data-pilot-member table:name="0.531193590164185" table:display="true" table:show-details="true"/>
                <table:data-pilot-member table:name="0.531664752960205" table:display="true" table:show-details="true"/>
                <table:data-pilot-member table:name="0.533654642105102" table:display="true" table:show-details="true"/>
                <table:data-pilot-member table:name="0.595729160308838" table:display="true" table:show-details="true"/>
                <table:data-pilot-member table:name="0.600438165664673" table:display="true" table:show-details="true"/>
                <table:data-pilot-member table:name="0.609329891204834" table:display="true" table:show-details="true"/>
                <table:data-pilot-member table:name="0.63476676940918" table:display="true" table:show-details="true"/>
                <table:data-pilot-member table:name="0.641145944595337" table:display="true" table:show-details="true"/>
                <table:data-pilot-member table:name="0.65677924156189" table:display="true" table:show-details="true"/>
                <table:data-pilot-member table:name="0.687318992614746" table:display="true" table:show-details="true"/>
                <table:data-pilot-member table:name="0.716961240768433" table:display="true" table:show-details="true"/>
                <table:data-pilot-member table:name="0.73614616394043" table:display="true" table:show-details="true"/>
                <table:data-pilot-member table:name="0.74233078956604" table:display="true" table:show-details="true"/>
                <table:data-pilot-member table:name="0.797795391082764" table:display="true" table:show-details="true"/>
                <table:data-pilot-member table:name="0.803985691070557" table:display="true" table:show-details="true"/>
                <table:data-pilot-member table:name="0.857113122940064" table:display="true" table:show-details="true"/>
                <table:data-pilot-member table:name="0.87225022315979" table:display="true" table:show-details="true"/>
                <table:data-pilot-member table:name="1.06275882720947" table:display="true" table:show-details="true"/>
                <table:data-pilot-member table:name="1.08034329414368" table:display="true" table:show-details="true"/>
                <table:data-pilot-member table:name="1.11331887245178" table:display="true" table:show-details="true"/>
                <table:data-pilot-member table:name="1.12156662940979" table:display="true" table:show-details="true"/>
                <table:data-pilot-member table:name="1.17891206741333" table:display="true" table:show-details="true"/>
                <table:data-pilot-member table:name="1.21593985557556" table:display="true" table:show-details="true"/>
                <table:data-pilot-member table:name="1.27275586128235" table:display="true" table:show-details="true"/>
                <table:data-pilot-member table:name="1.28572125434875" table:display="true" table:show-details="true"/>
                <table:data-pilot-member table:name="1.30240135192871" table:display="true" table:show-details="true"/>
                <table:data-pilot-member table:name="1.31915163993835" table:display="true" table:show-details="true"/>
                <table:data-pilot-member table:name="1.40574970245361" table:display="true" table:show-details="true"/>
                <table:data-pilot-member table:name="1.40653305053711" table:display="true" table:show-details="true"/>
                <table:data-pilot-member table:name="1.43455028533936" table:display="true" table:show-details="true"/>
                <table:data-pilot-member table:name="1.45048503875732" table:display="true" table:show-details="true"/>
                <table:data-pilot-member table:name="1.54134297370911" table:display="true" table:show-details="true"/>
                <table:data-pilot-member table:name="1.55238571166992" table:display="true" table:show-details="true"/>
                <table:data-pilot-member table:name="1.55495948791504" table:display="true" table:show-details="true"/>
                <table:data-pilot-member table:name="1.60316500663757" table:display="true" table:show-details="true"/>
                <table:data-pilot-member table:name="1.64422969818115" table:display="true" table:show-details="true"/>
                <table:data-pilot-member table:name="1.65377960205078" table:display="true" table:show-details="true"/>
                <table:data-pilot-member table:name="1.66031427383423" table:display="true" table:show-details="true"/>
                <table:data-pilot-member table:name="1.66122136116028" table:display="true" table:show-details="true"/>
                <table:data-pilot-member table:name="1.80315842628479" table:display="true" table:show-details="true"/>
                <table:data-pilot-member table:name="1.83324556350708" table:display="true" table:show-details="true"/>
                <table:data-pilot-member table:name="1.9849271774292" table:display="true" table:show-details="true"/>
                <table:data-pilot-member table:name="2.12616662979126" table:display="true" table:show-details="true"/>
                <table:data-pilot-member table:name="2.13043718338013" table:display="true" table:show-details="true"/>
                <table:data-pilot-member table:name="2.15202717781067" table:display="true" table:show-details="true"/>
                <table:data-pilot-member table:name="2.29116086959839" table:display="true" table:show-details="true"/>
                <table:data-pilot-member table:name="2.31969523429871" table:display="true" table:show-details="true"/>
                <table:data-pilot-member table:name="2.53835158348083" table:display="true" table:show-details="true"/>
                <table:data-pilot-member table:name="2.61277794837952" table:display="true" table:show-details="true"/>
                <table:data-pilot-member table:name="2.86027765274048" table:display="true" table:show-details="true"/>
                <table:data-pilot-member table:name="3.11041555404663" table:display="true" table:show-details="true"/>
                <table:data-pilot-member table:name="3.13921055793762" table:display="true" table:show-details="true"/>
                <table:data-pilot-member table:name="3.14429745674133" table:display="true" table:show-details="true"/>
                <table:data-pilot-member table:name="3.33696846961975" table:display="true" table:show-details="true"/>
                <table:data-pilot-member table:name="3.37909879684448" table:display="true" table:show-details="true"/>
                <table:data-pilot-member table:name="3.65189952850342" table:display="true" table:show-details="true"/>
                <table:data-pilot-member table:name="3.68582844734192" table:display="true" table:show-details="true"/>
                <table:data-pilot-member table:name="3.78203949928284" table:display="true" table:show-details="true"/>
                <table:data-pilot-member table:name="3.7859372138977" table:display="true" table:show-details="true"/>
                <table:data-pilot-member table:name="4.01765127182007" table:display="true" table:show-details="true"/>
                <table:data-pilot-member table:name="4.12779674530029" table:display="true" table:show-details="true"/>
                <table:data-pilot-member table:name="4.15715928077698" table:display="true" table:show-details="true"/>
                <table:data-pilot-member table:name="4.18419971466065" table:display="true" table:show-details="true"/>
                <table:data-pilot-member table:name="4.34391326904297" table:display="true" table:show-details="true"/>
                <table:data-pilot-member table:name="4.45202431678772" table:display="true" table:show-details="true"/>
                <table:data-pilot-member table:name="4.661985206604" table:display="true" table:show-details="true"/>
                <table:data-pilot-member table:name="5.83381342887878" table:display="true" table:show-details="true"/>
                <table:data-pilot-member table:name="6.04678544998169" table:display="true" table:show-details="true"/>
                <table:data-pilot-member table:name="6.14390654563904" table:display="true" table:show-details="true"/>
                <table:data-pilot-member table:name="6.20311741828918" table:display="true" table:show-details="true"/>
                <table:data-pilot-member table:name="6.21102795600891" table:display="true" table:show-details="true"/>
                <table:data-pilot-member table:name="6.42108869552612" table:display="true" table:show-details="true"/>
                <table:data-pilot-member table:name="6.48941535949707" table:display="true" table:show-details="true"/>
                <table:data-pilot-member table:name="7.20790209770203" table:display="true" table:show-details="true"/>
                <table:data-pilot-member table:name="7.85671491622925" table:display="true" table:show-details="true"/>
                <table:data-pilot-member table:name="8.78494129180908" table:display="true" table:show-details="true"/>
                <table:data-pilot-member table:name="8.86795091629028" table:display="true" table:show-details="true"/>
                <table:data-pilot-member table:name="8.95035214424133" table:display="true" table:show-details="true"/>
                <table:data-pilot-member table:name="9.21703987121582" table:display="true" table:show-details="true"/>
                <table:data-pilot-member table:name="9.40347094535828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ime" table:orientation="data" table:used-hierarchy="0" table:function="max">
            <table:data-pilot-level table:show-empty="false" calcext:repeat-item-labels="false">
              <table:data-pilot-members>
                <table:data-pilot-member table:name="0.00166845321655273" table:display="true" table:show-details="true"/>
                <table:data-pilot-member table:name="0.00168228149414063" table:display="true" table:show-details="true"/>
                <table:data-pilot-member table:name="0.00168800354003906" table:display="true" table:show-details="true"/>
                <table:data-pilot-member table:name="0.00169181823730469" table:display="true" table:show-details="true"/>
                <table:data-pilot-member table:name="0.00169334411621094" table:display="true" table:show-details="true"/>
                <table:data-pilot-member table:name="0.00171961784362793" table:display="true" table:show-details="true"/>
                <table:data-pilot-member table:name="0.00172395706176758" table:display="true" table:show-details="true"/>
                <table:data-pilot-member table:name="0.00172591209411621" table:display="true" table:show-details="true"/>
                <table:data-pilot-member table:name="0.00173134803771973" table:display="true" table:show-details="true"/>
                <table:data-pilot-member table:name="0.00173516273498535" table:display="true" table:show-details="true"/>
                <table:data-pilot-member table:name="0.00174393653869629" table:display="true" table:show-details="true"/>
                <table:data-pilot-member table:name="0.00176525115966797" table:display="true" table:show-details="true"/>
                <table:data-pilot-member table:name="0.00177426338195801" table:display="true" table:show-details="true"/>
                <table:data-pilot-member table:name="0.00178103446960449" table:display="true" table:show-details="true"/>
                <table:data-pilot-member table:name="0.00178432464599609" table:display="true" table:show-details="true"/>
                <table:data-pilot-member table:name="0.00178647041320801" table:display="true" table:show-details="true"/>
                <table:data-pilot-member table:name="0.00180611610412598" table:display="true" table:show-details="true"/>
                <table:data-pilot-member table:name="0.00180792808532715" table:display="true" table:show-details="true"/>
                <table:data-pilot-member table:name="0.00182456970214844" table:display="true" table:show-details="true"/>
                <table:data-pilot-member table:name="0.00183887481689453" table:display="true" table:show-details="true"/>
                <table:data-pilot-member table:name="0.00184407234191895" table:display="true" table:show-details="true"/>
                <table:data-pilot-member table:name="0.00184845924377441" table:display="true" table:show-details="true"/>
                <table:data-pilot-member table:name="0.00185942649841309" table:display="true" table:show-details="true"/>
                <table:data-pilot-member table:name="0.00190014839172363" table:display="true" table:show-details="true"/>
                <table:data-pilot-member table:name="0.00190248489379883" table:display="true" table:show-details="true"/>
                <table:data-pilot-member table:name="0.00191330909729004" table:display="true" table:show-details="true"/>
                <table:data-pilot-member table:name="0.0019279956817627" table:display="true" table:show-details="true"/>
                <table:data-pilot-member table:name="0.00194125175476074" table:display="true" table:show-details="true"/>
                <table:data-pilot-member table:name="0.001947021484375" table:display="true" table:show-details="true"/>
                <table:data-pilot-member table:name="0.001953125" table:display="true" table:show-details="true"/>
                <table:data-pilot-member table:name="0.00196552276611328" table:display="true" table:show-details="true"/>
                <table:data-pilot-member table:name="0.00196609497070312" table:display="true" table:show-details="true"/>
                <table:data-pilot-member table:name="0.00196781158447266" table:display="true" table:show-details="true"/>
                <table:data-pilot-member table:name="0.00197010040283203" table:display="true" table:show-details="true"/>
                <table:data-pilot-member table:name="0.00197181701660156" table:display="true" table:show-details="true"/>
                <table:data-pilot-member table:name="0.00197567939758301" table:display="true" table:show-details="true"/>
                <table:data-pilot-member table:name="0.00197601318359375" table:display="true" table:show-details="true"/>
                <table:data-pilot-member table:name="0.00198211669921875" table:display="true" table:show-details="true"/>
                <table:data-pilot-member table:name="0.00198659896850586" table:display="true" table:show-details="true"/>
                <table:data-pilot-member table:name="0.0019953727722168" table:display="true" table:show-details="true"/>
                <table:data-pilot-member table:name="0.00199785232543945" table:display="true" table:show-details="true"/>
                <table:data-pilot-member table:name="0.00199799537658691" table:display="true" table:show-details="true"/>
                <table:data-pilot-member table:name="0.00200290679931641" table:display="true" table:show-details="true"/>
                <table:data-pilot-member table:name="0.00200352668762207" table:display="true" table:show-details="true"/>
                <table:data-pilot-member table:name="0.00203151702880859" table:display="true" table:show-details="true"/>
                <table:data-pilot-member table:name="0.0020726203918457" table:display="true" table:show-details="true"/>
                <table:data-pilot-member table:name="0.00210318565368652" table:display="true" table:show-details="true"/>
                <table:data-pilot-member table:name="0.00210371017456055" table:display="true" table:show-details="true"/>
                <table:data-pilot-member table:name="0.00210723876953125" table:display="true" table:show-details="true"/>
                <table:data-pilot-member table:name="0.00210771560668945" table:display="true" table:show-details="true"/>
                <table:data-pilot-member table:name="0.00210819244384766" table:display="true" table:show-details="true"/>
                <table:data-pilot-member table:name="0.00211024284362793" table:display="true" table:show-details="true"/>
                <table:data-pilot-member table:name="0.00211572647094727" table:display="true" table:show-details="true"/>
                <table:data-pilot-member table:name="0.00215139389038086" table:display="true" table:show-details="true"/>
                <table:data-pilot-member table:name="0.00217680931091309" table:display="true" table:show-details="true"/>
                <table:data-pilot-member table:name="0.00218758583068848" table:display="true" table:show-details="true"/>
                <table:data-pilot-member table:name="0.00219058990478516" table:display="true" table:show-details="true"/>
                <table:data-pilot-member table:name="0.00219836235046387" table:display="true" table:show-details="true"/>
                <table:data-pilot-member table:name="0.00220918655395508" table:display="true" table:show-details="true"/>
                <table:data-pilot-member table:name="0.00221996307373047" table:display="true" table:show-details="true"/>
                <table:data-pilot-member table:name="0.00222511291503906" table:display="true" table:show-details="true"/>
                <table:data-pilot-member table:name="0.00224909782409668" table:display="true" table:show-details="true"/>
                <table:data-pilot-member table:name="0.00225033760070801" table:display="true" table:show-details="true"/>
                <table:data-pilot-member table:name="0.00225095748901367" table:display="true" table:show-details="true"/>
                <table:data-pilot-member table:name="0.00225205421447754" table:display="true" table:show-details="true"/>
                <table:data-pilot-member table:name="0.00225462913513184" table:display="true" table:show-details="true"/>
                <table:data-pilot-member table:name="0.00225543975830078" table:display="true" table:show-details="true"/>
                <table:data-pilot-member table:name="0.00225691795349121" table:display="true" table:show-details="true"/>
                <table:data-pilot-member table:name="0.00226073265075684" table:display="true" table:show-details="true"/>
                <table:data-pilot-member table:name="0.00226550102233887" table:display="true" table:show-details="true"/>
                <table:data-pilot-member table:name="0.00227394104003906" table:display="true" table:show-details="true"/>
                <table:data-pilot-member table:name="0.00227665901184082" table:display="true" table:show-details="true"/>
                <table:data-pilot-member table:name="0.00229558944702148" table:display="true" table:show-details="true"/>
                <table:data-pilot-member table:name="0.00230832099914551" table:display="true" table:show-details="true"/>
                <table:data-pilot-member table:name="0.0023129940032959" table:display="true" table:show-details="true"/>
                <table:data-pilot-member table:name="0.00232224464416504" table:display="true" table:show-details="true"/>
                <table:data-pilot-member table:name="0.00232915878295898" table:display="true" table:show-details="true"/>
                <table:data-pilot-member table:name="0.00233168601989746" table:display="true" table:show-details="true"/>
                <table:data-pilot-member table:name="0.00233244895935059" table:display="true" table:show-details="true"/>
                <table:data-pilot-member table:name="0.0023414134979248" table:display="true" table:show-details="true"/>
                <table:data-pilot-member table:name="0.00240144729614258" table:display="true" table:show-details="true"/>
                <table:data-pilot-member table:name="0.00240488052368164" table:display="true" table:show-details="true"/>
                <table:data-pilot-member table:name="0.00243158340454102" table:display="true" table:show-details="true"/>
                <table:data-pilot-member table:name="0.00243654251098633" table:display="true" table:show-details="true"/>
                <table:data-pilot-member table:name="0.00245985984802246" table:display="true" table:show-details="true"/>
                <table:data-pilot-member table:name="0.00249133110046387" table:display="true" table:show-details="true"/>
                <table:data-pilot-member table:name="0.00250496864318848" table:display="true" table:show-details="true"/>
                <table:data-pilot-member table:name="0.00251646041870117" table:display="true" table:show-details="true"/>
                <table:data-pilot-member table:name="0.00254988670349121" table:display="true" table:show-details="true"/>
                <table:data-pilot-member table:name="0.00255217552185059" table:display="true" table:show-details="true"/>
                <table:data-pilot-member table:name="0.00259456634521484" table:display="true" table:show-details="true"/>
                <table:data-pilot-member table:name="0.00260343551635742" table:display="true" table:show-details="true"/>
                <table:data-pilot-member table:name="0.00266408920288086" table:display="true" table:show-details="true"/>
                <table:data-pilot-member table:name="0.00266876220703125" table:display="true" table:show-details="true"/>
                <table:data-pilot-member table:name="0.00268735885620117" table:display="true" table:show-details="true"/>
                <table:data-pilot-member table:name="0.00273561477661133" table:display="true" table:show-details="true"/>
                <table:data-pilot-member table:name="0.00274395942687988" table:display="true" table:show-details="true"/>
                <table:data-pilot-member table:name="0.00282435417175293" table:display="true" table:show-details="true"/>
                <table:data-pilot-member table:name="0.00284624099731445" table:display="true" table:show-details="true"/>
                <table:data-pilot-member table:name="0.00286307334899902" table:display="true" table:show-details="true"/>
                <table:data-pilot-member table:name="0.0029508113861084" table:display="true" table:show-details="true"/>
                <table:data-pilot-member table:name="0.00298991203308105" table:display="true" table:show-details="true"/>
                <table:data-pilot-member table:name="0.00303869247436523" table:display="true" table:show-details="true"/>
                <table:data-pilot-member table:name="0.00307197570800781" table:display="true" table:show-details="true"/>
                <table:data-pilot-member table:name="0.0030947208404541" table:display="true" table:show-details="true"/>
                <table:data-pilot-member table:name="0.00311098098754883" table:display="true" table:show-details="true"/>
                <table:data-pilot-member table:name="0.00311112403869629" table:display="true" table:show-details="true"/>
                <table:data-pilot-member table:name="0.00318942070007324" table:display="true" table:show-details="true"/>
                <table:data-pilot-member table:name="0.00319929122924805" table:display="true" table:show-details="true"/>
                <table:data-pilot-member table:name="0.00322299003601074" table:display="true" table:show-details="true"/>
                <table:data-pilot-member table:name="0.00326547622680664" table:display="true" table:show-details="true"/>
                <table:data-pilot-member table:name="0.00328221321105957" table:display="true" table:show-details="true"/>
                <table:data-pilot-member table:name="0.00331048965454102" table:display="true" table:show-details="true"/>
                <table:data-pilot-member table:name="0.00333266258239746" table:display="true" table:show-details="true"/>
                <table:data-pilot-member table:name="0.00338215827941894" table:display="true" table:show-details="true"/>
                <table:data-pilot-member table:name="0.0034731388092041" table:display="true" table:show-details="true"/>
                <table:data-pilot-member table:name="0.00348844528198242" table:display="true" table:show-details="true"/>
                <table:data-pilot-member table:name="0.00351290702819824" table:display="true" table:show-details="true"/>
                <table:data-pilot-member table:name="0.00358428955078125" table:display="true" table:show-details="true"/>
                <table:data-pilot-member table:name="0.00365509986877441" table:display="true" table:show-details="true"/>
                <table:data-pilot-member table:name="0.00368099212646484" table:display="true" table:show-details="true"/>
                <table:data-pilot-member table:name="0.00373077392578125" table:display="true" table:show-details="true"/>
                <table:data-pilot-member table:name="0.00373411178588867" table:display="true" table:show-details="true"/>
                <table:data-pilot-member table:name="0.00395822525024414" table:display="true" table:show-details="true"/>
                <table:data-pilot-member table:name="0.00403332710266113" table:display="true" table:show-details="true"/>
                <table:data-pilot-member table:name="0.00405230522155762" table:display="true" table:show-details="true"/>
                <table:data-pilot-member table:name="0.0042262077331543" table:display="true" table:show-details="true"/>
                <table:data-pilot-member table:name="0.00423979759216309" table:display="true" table:show-details="true"/>
                <table:data-pilot-member table:name="0.00427169799804688" table:display="true" table:show-details="true"/>
                <table:data-pilot-member table:name="0.00429801940917969" table:display="true" table:show-details="true"/>
                <table:data-pilot-member table:name="0.00431642532348633" table:display="true" table:show-details="true"/>
                <table:data-pilot-member table:name="0.00434093475341797" table:display="true" table:show-details="true"/>
                <table:data-pilot-member table:name="0.00436711311340332" table:display="true" table:show-details="true"/>
                <table:data-pilot-member table:name="0.00440883636474609" table:display="true" table:show-details="true"/>
                <table:data-pilot-member table:name="0.0044339656829834" table:display="true" table:show-details="true"/>
                <table:data-pilot-member table:name="0.00460538864135742" table:display="true" table:show-details="true"/>
                <table:data-pilot-member table:name="0.00463685989379883" table:display="true" table:show-details="true"/>
                <table:data-pilot-member table:name="0.00465731620788574" table:display="true" table:show-details="true"/>
                <table:data-pilot-member table:name="0.00474138259887695" table:display="true" table:show-details="true"/>
                <table:data-pilot-member table:name="0.00476574897766113" table:display="true" table:show-details="true"/>
                <table:data-pilot-member table:name="0.00478420257568359" table:display="true" table:show-details="true"/>
                <table:data-pilot-member table:name="0.0048304557800293" table:display="true" table:show-details="true"/>
                <table:data-pilot-member table:name="0.00502362251281738" table:display="true" table:show-details="true"/>
                <table:data-pilot-member table:name="0.00504612922668457" table:display="true" table:show-details="true"/>
                <table:data-pilot-member table:name="0.00507488250732422" table:display="true" table:show-details="true"/>
                <table:data-pilot-member table:name="0.00530176162719727" table:display="true" table:show-details="true"/>
                <table:data-pilot-member table:name="0.00532727241516113" table:display="true" table:show-details="true"/>
                <table:data-pilot-member table:name="0.00532946586608887" table:display="true" table:show-details="true"/>
                <table:data-pilot-member table:name="0.00538253784179688" table:display="true" table:show-details="true"/>
                <table:data-pilot-member table:name="0.00538268089294434" table:display="true" table:show-details="true"/>
                <table:data-pilot-member table:name="0.00538597106933594" table:display="true" table:show-details="true"/>
                <table:data-pilot-member table:name="0.00543069839477539" table:display="true" table:show-details="true"/>
                <table:data-pilot-member table:name="0.0055448055267334" table:display="true" table:show-details="true"/>
                <table:data-pilot-member table:name="0.00556721687316894" table:display="true" table:show-details="true"/>
                <table:data-pilot-member table:name="0.00565671920776367" table:display="true" table:show-details="true"/>
                <table:data-pilot-member table:name="0.00569472312927246" table:display="true" table:show-details="true"/>
                <table:data-pilot-member table:name="0.00571250915527344" table:display="true" table:show-details="true"/>
                <table:data-pilot-member table:name="0.00575227737426758" table:display="true" table:show-details="true"/>
                <table:data-pilot-member table:name="0.00598688125610352" table:display="true" table:show-details="true"/>
                <table:data-pilot-member table:name="0.00602197647094727" table:display="true" table:show-details="true"/>
                <table:data-pilot-member table:name="0.00621099472045898" table:display="true" table:show-details="true"/>
                <table:data-pilot-member table:name="0.00627331733703613" table:display="true" table:show-details="true"/>
                <table:data-pilot-member table:name="0.00633006095886231" table:display="true" table:show-details="true"/>
                <table:data-pilot-member table:name="0.00671038627624512" table:display="true" table:show-details="true"/>
                <table:data-pilot-member table:name="0.00691862106323242" table:display="true" table:show-details="true"/>
                <table:data-pilot-member table:name="0.00714707374572754" table:display="true" table:show-details="true"/>
                <table:data-pilot-member table:name="0.0072509765625" table:display="true" table:show-details="true"/>
                <table:data-pilot-member table:name="0.00733671188354492" table:display="true" table:show-details="true"/>
                <table:data-pilot-member table:name="0.00749053955078125" table:display="true" table:show-details="true"/>
                <table:data-pilot-member table:name="0.00759406089782715" table:display="true" table:show-details="true"/>
                <table:data-pilot-member table:name="0.00761508941650391" table:display="true" table:show-details="true"/>
                <table:data-pilot-member table:name="0.00767478942871094" table:display="true" table:show-details="true"/>
                <table:data-pilot-member table:name="0.00772805213928223" table:display="true" table:show-details="true"/>
                <table:data-pilot-member table:name="0.0080690860748291" table:display="true" table:show-details="true"/>
                <table:data-pilot-member table:name="0.00808300971984863" table:display="true" table:show-details="true"/>
                <table:data-pilot-member table:name="0.00844945907592773" table:display="true" table:show-details="true"/>
                <table:data-pilot-member table:name="0.00867252349853516" table:display="true" table:show-details="true"/>
                <table:data-pilot-member table:name="0.0087397575378418" table:display="true" table:show-details="true"/>
                <table:data-pilot-member table:name="0.00909175872802734" table:display="true" table:show-details="true"/>
                <table:data-pilot-member table:name="0.00935630798339844" table:display="true" table:show-details="true"/>
                <table:data-pilot-member table:name="0.00963068008422852" table:display="true" table:show-details="true"/>
                <table:data-pilot-member table:name="0.0105671405792236" table:display="true" table:show-details="true"/>
                <table:data-pilot-member table:name="0.0107153415679932" table:display="true" table:show-details="true"/>
                <table:data-pilot-member table:name="0.0108786582946777" table:display="true" table:show-details="true"/>
                <table:data-pilot-member table:name="0.0116053581237793" table:display="true" table:show-details="true"/>
                <table:data-pilot-member table:name="0.0116172790527344" table:display="true" table:show-details="true"/>
                <table:data-pilot-member table:name="0.0119400978088379" table:display="true" table:show-details="true"/>
                <table:data-pilot-member table:name="0.0121971607208252" table:display="true" table:show-details="true"/>
                <table:data-pilot-member table:name="0.0123151779174805" table:display="true" table:show-details="true"/>
                <table:data-pilot-member table:name="0.0123167037963867" table:display="true" table:show-details="true"/>
                <table:data-pilot-member table:name="0.0123676300048828" table:display="true" table:show-details="true"/>
                <table:data-pilot-member table:name="0.0127185821533203" table:display="true" table:show-details="true"/>
                <table:data-pilot-member table:name="0.0135097503662109" table:display="true" table:show-details="true"/>
                <table:data-pilot-member table:name="0.0135989189147949" table:display="true" table:show-details="true"/>
                <table:data-pilot-member table:name="0.0138127326965332" table:display="true" table:show-details="true"/>
                <table:data-pilot-member table:name="0.0140434265136719" table:display="true" table:show-details="true"/>
                <table:data-pilot-member table:name="0.0140872001647949" table:display="true" table:show-details="true"/>
                <table:data-pilot-member table:name="0.0141271591186523" table:display="true" table:show-details="true"/>
                <table:data-pilot-member table:name="0.0142758846282959" table:display="true" table:show-details="true"/>
                <table:data-pilot-member table:name="0.0145567417144775" table:display="true" table:show-details="true"/>
                <table:data-pilot-member table:name="0.0148203372955322" table:display="true" table:show-details="true"/>
                <table:data-pilot-member table:name="0.0161171913146973" table:display="true" table:show-details="true"/>
                <table:data-pilot-member table:name="0.0162688732147217" table:display="true" table:show-details="true"/>
                <table:data-pilot-member table:name="0.0165204524993896" table:display="true" table:show-details="true"/>
                <table:data-pilot-member table:name="0.0174412727355957" table:display="true" table:show-details="true"/>
                <table:data-pilot-member table:name="0.0174863815307617" table:display="true" table:show-details="true"/>
                <table:data-pilot-member table:name="0.0190956115722656" table:display="true" table:show-details="true"/>
                <table:data-pilot-member table:name="0.0193410396575928" table:display="true" table:show-details="true"/>
                <table:data-pilot-member table:name="0.0195255279541016" table:display="true" table:show-details="true"/>
                <table:data-pilot-member table:name="0.0199678421020508" table:display="true" table:show-details="true"/>
                <table:data-pilot-member table:name="0.0220769882202148" table:display="true" table:show-details="true"/>
                <table:data-pilot-member table:name="0.0233872413635254" table:display="true" table:show-details="true"/>
                <table:data-pilot-member table:name="0.0236892223358154" table:display="true" table:show-details="true"/>
                <table:data-pilot-member table:name="0.0241347789764404" table:display="true" table:show-details="true"/>
                <table:data-pilot-member table:name="0.024147367477417" table:display="true" table:show-details="true"/>
                <table:data-pilot-member table:name="0.0244862079620361" table:display="true" table:show-details="true"/>
                <table:data-pilot-member table:name="0.0246403217315674" table:display="true" table:show-details="true"/>
                <table:data-pilot-member table:name="0.0252032279968262" table:display="true" table:show-details="true"/>
                <table:data-pilot-member table:name="0.0270559787750244" table:display="true" table:show-details="true"/>
                <table:data-pilot-member table:name="0.0271106243133545" table:display="true" table:show-details="true"/>
                <table:data-pilot-member table:name="0.0273475170135498" table:display="true" table:show-details="true"/>
                <table:data-pilot-member table:name="0.0276583671569824" table:display="true" table:show-details="true"/>
                <table:data-pilot-member table:name="0.0299440383911133" table:display="true" table:show-details="true"/>
                <table:data-pilot-member table:name="0.0312118053436279" table:display="true" table:show-details="true"/>
                <table:data-pilot-member table:name="0.0315009593963623" table:display="true" table:show-details="true"/>
                <table:data-pilot-member table:name="0.0326711177825928" table:display="true" table:show-details="true"/>
                <table:data-pilot-member table:name="0.0375802040100098" table:display="true" table:show-details="true"/>
                <table:data-pilot-member table:name="0.0387636661529541" table:display="true" table:show-details="true"/>
                <table:data-pilot-member table:name="0.0393459320068359" table:display="true" table:show-details="true"/>
                <table:data-pilot-member table:name="0.0406280517578125" table:display="true" table:show-details="true"/>
                <table:data-pilot-member table:name="0.0423510074615479" table:display="true" table:show-details="true"/>
                <table:data-pilot-member table:name="0.0434988021850586" table:display="true" table:show-details="true"/>
                <table:data-pilot-member table:name="0.0450587749481201" table:display="true" table:show-details="true"/>
                <table:data-pilot-member table:name="0.0459449291229248" table:display="true" table:show-details="true"/>
                <table:data-pilot-member table:name="0.0460207939147949" table:display="true" table:show-details="true"/>
                <table:data-pilot-member table:name="0.049876594543457" table:display="true" table:show-details="true"/>
                <table:data-pilot-member table:name="0.0516853332519531" table:display="true" table:show-details="true"/>
                <table:data-pilot-member table:name="0.0521289348602295" table:display="true" table:show-details="true"/>
                <table:data-pilot-member table:name="0.0525226593017578" table:display="true" table:show-details="true"/>
                <table:data-pilot-member table:name="0.0533244132995606" table:display="true" table:show-details="true"/>
                <table:data-pilot-member table:name="0.0533941268920898" table:display="true" table:show-details="true"/>
                <table:data-pilot-member table:name="0.0536635875701904" table:display="true" table:show-details="true"/>
                <table:data-pilot-member table:name="0.0564587593078613" table:display="true" table:show-details="true"/>
                <table:data-pilot-member table:name="0.0593431949615479" table:display="true" table:show-details="true"/>
                <table:data-pilot-member table:name="0.0614547729492188" table:display="true" table:show-details="true"/>
                <table:data-pilot-member table:name="0.0628986835479736" table:display="true" table:show-details="true"/>
                <table:data-pilot-member table:name="0.0704338073730469" table:display="true" table:show-details="true"/>
                <table:data-pilot-member table:name="0.071134614944458" table:display="true" table:show-details="true"/>
                <table:data-pilot-member table:name="0.0716495990753174" table:display="true" table:show-details="true"/>
                <table:data-pilot-member table:name="0.081201171875" table:display="true" table:show-details="true"/>
                <table:data-pilot-member table:name="0.0844423294067383" table:display="true" table:show-details="true"/>
                <table:data-pilot-member table:name="0.0851178646087647" table:display="true" table:show-details="true"/>
                <table:data-pilot-member table:name="0.0895664215087891" table:display="true" table:show-details="true"/>
                <table:data-pilot-member table:name="0.0925638675689697" table:display="true" table:show-details="true"/>
                <table:data-pilot-member table:name="0.0943101406097412" table:display="true" table:show-details="true"/>
                <table:data-pilot-member table:name="0.0991243839263916" table:display="true" table:show-details="true"/>
                <table:data-pilot-member table:name="0.101361989974976" table:display="true" table:show-details="true"/>
                <table:data-pilot-member table:name="0.111116456985474" table:display="true" table:show-details="true"/>
                <table:data-pilot-member table:name="0.11477541923523" table:display="true" table:show-details="true"/>
                <table:data-pilot-member table:name="0.117841958999634" table:display="true" table:show-details="true"/>
                <table:data-pilot-member table:name="0.119771099090576" table:display="true" table:show-details="true"/>
                <table:data-pilot-member table:name="0.12155065536499" table:display="true" table:show-details="true"/>
                <table:data-pilot-member table:name="0.13128924369812" table:display="true" table:show-details="true"/>
                <table:data-pilot-member table:name="0.135267496109009" table:display="true" table:show-details="true"/>
                <table:data-pilot-member table:name="0.135937213897705" table:display="true" table:show-details="true"/>
                <table:data-pilot-member table:name="0.136100769042969" table:display="true" table:show-details="true"/>
                <table:data-pilot-member table:name="0.136963653564453" table:display="true" table:show-details="true"/>
                <table:data-pilot-member table:name="0.146180868148804" table:display="true" table:show-details="true"/>
                <table:data-pilot-member table:name="0.147752857208252" table:display="true" table:show-details="true"/>
                <table:data-pilot-member table:name="0.15123119354248" table:display="true" table:show-details="true"/>
                <table:data-pilot-member table:name="0.154957246780396" table:display="true" table:show-details="true"/>
                <table:data-pilot-member table:name="0.156188726425171" table:display="true" table:show-details="true"/>
                <table:data-pilot-member table:name="0.167200946807861" table:display="true" table:show-details="true"/>
                <table:data-pilot-member table:name="0.17028226852417" table:display="true" table:show-details="true"/>
                <table:data-pilot-member table:name="0.17160701751709" table:display="true" table:show-details="true"/>
                <table:data-pilot-member table:name="0.173042011260986" table:display="true" table:show-details="true"/>
                <table:data-pilot-member table:name="0.17798900604248" table:display="true" table:show-details="true"/>
                <table:data-pilot-member table:name="0.193330240249634" table:display="true" table:show-details="true"/>
                <table:data-pilot-member table:name="0.20042781829834" table:display="true" table:show-details="true"/>
                <table:data-pilot-member table:name="0.205098581314087" table:display="true" table:show-details="true"/>
                <table:data-pilot-member table:name="0.209392356872559" table:display="true" table:show-details="true"/>
                <table:data-pilot-member table:name="0.221055269241333" table:display="true" table:show-details="true"/>
                <table:data-pilot-member table:name="0.238421821594238" table:display="true" table:show-details="true"/>
                <table:data-pilot-member table:name="0.244647693634033" table:display="true" table:show-details="true"/>
                <table:data-pilot-member table:name="0.258447456359863" table:display="true" table:show-details="true"/>
                <table:data-pilot-member table:name="0.26296648979187" table:display="true" table:show-details="true"/>
                <table:data-pilot-member table:name="0.277659606933594" table:display="true" table:show-details="true"/>
                <table:data-pilot-member table:name="0.288196420669556" table:display="true" table:show-details="true"/>
                <table:data-pilot-member table:name="0.292796421051025" table:display="true" table:show-details="true"/>
                <table:data-pilot-member table:name="0.308035039901733" table:display="true" table:show-details="true"/>
                <table:data-pilot-member table:name="0.313987016677856" table:display="true" table:show-details="true"/>
                <table:data-pilot-member table:name="0.337196254730225" table:display="true" table:show-details="true"/>
                <table:data-pilot-member table:name="0.344949340820312" table:display="true" table:show-details="true"/>
                <table:data-pilot-member table:name="0.346618413925171" table:display="true" table:show-details="true"/>
                <table:data-pilot-member table:name="0.372618293762207" table:display="true" table:show-details="true"/>
                <table:data-pilot-member table:name="0.402992391586304" table:display="true" table:show-details="true"/>
                <table:data-pilot-member table:name="0.464560890197754" table:display="true" table:show-details="true"/>
                <table:data-pilot-member table:name="0.531193590164185" table:display="true" table:show-details="true"/>
                <table:data-pilot-member table:name="0.531664752960205" table:display="true" table:show-details="true"/>
                <table:data-pilot-member table:name="0.533654642105102" table:display="true" table:show-details="true"/>
                <table:data-pilot-member table:name="0.595729160308838" table:display="true" table:show-details="true"/>
                <table:data-pilot-member table:name="0.600438165664673" table:display="true" table:show-details="true"/>
                <table:data-pilot-member table:name="0.609329891204834" table:display="true" table:show-details="true"/>
                <table:data-pilot-member table:name="0.63476676940918" table:display="true" table:show-details="true"/>
                <table:data-pilot-member table:name="0.641145944595337" table:display="true" table:show-details="true"/>
                <table:data-pilot-member table:name="0.65677924156189" table:display="true" table:show-details="true"/>
                <table:data-pilot-member table:name="0.687318992614746" table:display="true" table:show-details="true"/>
                <table:data-pilot-member table:name="0.716961240768433" table:display="true" table:show-details="true"/>
                <table:data-pilot-member table:name="0.73614616394043" table:display="true" table:show-details="true"/>
                <table:data-pilot-member table:name="0.74233078956604" table:display="true" table:show-details="true"/>
                <table:data-pilot-member table:name="0.797795391082764" table:display="true" table:show-details="true"/>
                <table:data-pilot-member table:name="0.803985691070557" table:display="true" table:show-details="true"/>
                <table:data-pilot-member table:name="0.857113122940064" table:display="true" table:show-details="true"/>
                <table:data-pilot-member table:name="0.87225022315979" table:display="true" table:show-details="true"/>
                <table:data-pilot-member table:name="1.06275882720947" table:display="true" table:show-details="true"/>
                <table:data-pilot-member table:name="1.08034329414368" table:display="true" table:show-details="true"/>
                <table:data-pilot-member table:name="1.11331887245178" table:display="true" table:show-details="true"/>
                <table:data-pilot-member table:name="1.12156662940979" table:display="true" table:show-details="true"/>
                <table:data-pilot-member table:name="1.17891206741333" table:display="true" table:show-details="true"/>
                <table:data-pilot-member table:name="1.21593985557556" table:display="true" table:show-details="true"/>
                <table:data-pilot-member table:name="1.27275586128235" table:display="true" table:show-details="true"/>
                <table:data-pilot-member table:name="1.28572125434875" table:display="true" table:show-details="true"/>
                <table:data-pilot-member table:name="1.30240135192871" table:display="true" table:show-details="true"/>
                <table:data-pilot-member table:name="1.31915163993835" table:display="true" table:show-details="true"/>
                <table:data-pilot-member table:name="1.40574970245361" table:display="true" table:show-details="true"/>
                <table:data-pilot-member table:name="1.40653305053711" table:display="true" table:show-details="true"/>
                <table:data-pilot-member table:name="1.43455028533936" table:display="true" table:show-details="true"/>
                <table:data-pilot-member table:name="1.45048503875732" table:display="true" table:show-details="true"/>
                <table:data-pilot-member table:name="1.54134297370911" table:display="true" table:show-details="true"/>
                <table:data-pilot-member table:name="1.55238571166992" table:display="true" table:show-details="true"/>
                <table:data-pilot-member table:name="1.55495948791504" table:display="true" table:show-details="true"/>
                <table:data-pilot-member table:name="1.60316500663757" table:display="true" table:show-details="true"/>
                <table:data-pilot-member table:name="1.64422969818115" table:display="true" table:show-details="true"/>
                <table:data-pilot-member table:name="1.65377960205078" table:display="true" table:show-details="true"/>
                <table:data-pilot-member table:name="1.66031427383423" table:display="true" table:show-details="true"/>
                <table:data-pilot-member table:name="1.66122136116028" table:display="true" table:show-details="true"/>
                <table:data-pilot-member table:name="1.80315842628479" table:display="true" table:show-details="true"/>
                <table:data-pilot-member table:name="1.83324556350708" table:display="true" table:show-details="true"/>
                <table:data-pilot-member table:name="1.9849271774292" table:display="true" table:show-details="true"/>
                <table:data-pilot-member table:name="2.12616662979126" table:display="true" table:show-details="true"/>
                <table:data-pilot-member table:name="2.13043718338013" table:display="true" table:show-details="true"/>
                <table:data-pilot-member table:name="2.15202717781067" table:display="true" table:show-details="true"/>
                <table:data-pilot-member table:name="2.29116086959839" table:display="true" table:show-details="true"/>
                <table:data-pilot-member table:name="2.31969523429871" table:display="true" table:show-details="true"/>
                <table:data-pilot-member table:name="2.53835158348083" table:display="true" table:show-details="true"/>
                <table:data-pilot-member table:name="2.61277794837952" table:display="true" table:show-details="true"/>
                <table:data-pilot-member table:name="2.86027765274048" table:display="true" table:show-details="true"/>
                <table:data-pilot-member table:name="3.11041555404663" table:display="true" table:show-details="true"/>
                <table:data-pilot-member table:name="3.13921055793762" table:display="true" table:show-details="true"/>
                <table:data-pilot-member table:name="3.14429745674133" table:display="true" table:show-details="true"/>
                <table:data-pilot-member table:name="3.33696846961975" table:display="true" table:show-details="true"/>
                <table:data-pilot-member table:name="3.37909879684448" table:display="true" table:show-details="true"/>
                <table:data-pilot-member table:name="3.65189952850342" table:display="true" table:show-details="true"/>
                <table:data-pilot-member table:name="3.68582844734192" table:display="true" table:show-details="true"/>
                <table:data-pilot-member table:name="3.78203949928284" table:display="true" table:show-details="true"/>
                <table:data-pilot-member table:name="3.7859372138977" table:display="true" table:show-details="true"/>
                <table:data-pilot-member table:name="4.01765127182007" table:display="true" table:show-details="true"/>
                <table:data-pilot-member table:name="4.12779674530029" table:display="true" table:show-details="true"/>
                <table:data-pilot-member table:name="4.15715928077698" table:display="true" table:show-details="true"/>
                <table:data-pilot-member table:name="4.18419971466065" table:display="true" table:show-details="true"/>
                <table:data-pilot-member table:name="4.34391326904297" table:display="true" table:show-details="true"/>
                <table:data-pilot-member table:name="4.45202431678772" table:display="true" table:show-details="true"/>
                <table:data-pilot-member table:name="4.661985206604" table:display="true" table:show-details="true"/>
                <table:data-pilot-member table:name="5.83381342887878" table:display="true" table:show-details="true"/>
                <table:data-pilot-member table:name="6.04678544998169" table:display="true" table:show-details="true"/>
                <table:data-pilot-member table:name="6.14390654563904" table:display="true" table:show-details="true"/>
                <table:data-pilot-member table:name="6.20311741828918" table:display="true" table:show-details="true"/>
                <table:data-pilot-member table:name="6.21102795600891" table:display="true" table:show-details="true"/>
                <table:data-pilot-member table:name="6.42108869552612" table:display="true" table:show-details="true"/>
                <table:data-pilot-member table:name="6.48941535949707" table:display="true" table:show-details="true"/>
                <table:data-pilot-member table:name="7.20790209770203" table:display="true" table:show-details="true"/>
                <table:data-pilot-member table:name="7.85671491622925" table:display="true" table:show-details="true"/>
                <table:data-pilot-member table:name="8.78494129180908" table:display="true" table:show-details="true"/>
                <table:data-pilot-member table:name="8.86795091629028" table:display="true" table:show-details="true"/>
                <table:data-pilot-member table:name="8.95035214424133" table:display="true" table:show-details="true"/>
                <table:data-pilot-member table:name="9.21703987121582" table:display="true" table:show-details="true"/>
                <table:data-pilot-member table:name="9.40347094535828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2" table:application-data="" table:target-range-address="Finished.A1:Finished.C13" table:buttons="Finished.A2 Finished.B1" table:show-filter-button="false" table:drill-down-on-double-click="false">
          <table:source-cell-range table:cell-range-address="Data.B1:Data.C571"/>
          <table:data-pilot-field table:source-field-name="Size" table:orientation="row" table:used-hierarchy="0" table:function="auto">
            <table:data-pilot-level table:show-empty="false" calcext:repeat-item-labels="false">
              <table:data-pilot-members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Time" tableooo:display-name="Total" table:orientation="data" table:used-hierarchy="0" table:function="count">
            <table:data-pilot-level table:show-empty="false" calcext:repeat-item-labels="false">
              <table:data-pilot-members>
                <table:data-pilot-member table:name="0.00166845321655273" table:display="true" table:show-details="true"/>
                <table:data-pilot-member table:name="0.00168228149414063" table:display="true" table:show-details="true"/>
                <table:data-pilot-member table:name="0.00168800354003906" table:display="true" table:show-details="true"/>
                <table:data-pilot-member table:name="0.00169181823730469" table:display="true" table:show-details="true"/>
                <table:data-pilot-member table:name="0.00169334411621094" table:display="true" table:show-details="true"/>
                <table:data-pilot-member table:name="0.00171961784362793" table:display="true" table:show-details="true"/>
                <table:data-pilot-member table:name="0.00172395706176758" table:display="true" table:show-details="true"/>
                <table:data-pilot-member table:name="0.00172591209411621" table:display="true" table:show-details="true"/>
                <table:data-pilot-member table:name="0.00173134803771973" table:display="true" table:show-details="true"/>
                <table:data-pilot-member table:name="0.00173516273498535" table:display="true" table:show-details="true"/>
                <table:data-pilot-member table:name="0.00174393653869629" table:display="true" table:show-details="true"/>
                <table:data-pilot-member table:name="0.00176525115966797" table:display="true" table:show-details="true"/>
                <table:data-pilot-member table:name="0.00177426338195801" table:display="true" table:show-details="true"/>
                <table:data-pilot-member table:name="0.00178103446960449" table:display="true" table:show-details="true"/>
                <table:data-pilot-member table:name="0.00178432464599609" table:display="true" table:show-details="true"/>
                <table:data-pilot-member table:name="0.00178647041320801" table:display="true" table:show-details="true"/>
                <table:data-pilot-member table:name="0.00180611610412598" table:display="true" table:show-details="true"/>
                <table:data-pilot-member table:name="0.00180792808532715" table:display="true" table:show-details="true"/>
                <table:data-pilot-member table:name="0.00182456970214844" table:display="true" table:show-details="true"/>
                <table:data-pilot-member table:name="0.00183887481689453" table:display="true" table:show-details="true"/>
                <table:data-pilot-member table:name="0.00184407234191895" table:display="true" table:show-details="true"/>
                <table:data-pilot-member table:name="0.00184845924377441" table:display="true" table:show-details="true"/>
                <table:data-pilot-member table:name="0.00185942649841309" table:display="true" table:show-details="true"/>
                <table:data-pilot-member table:name="0.00190014839172363" table:display="true" table:show-details="true"/>
                <table:data-pilot-member table:name="0.00190248489379883" table:display="true" table:show-details="true"/>
                <table:data-pilot-member table:name="0.00191330909729004" table:display="true" table:show-details="true"/>
                <table:data-pilot-member table:name="0.0019279956817627" table:display="true" table:show-details="true"/>
                <table:data-pilot-member table:name="0.00194125175476074" table:display="true" table:show-details="true"/>
                <table:data-pilot-member table:name="0.001947021484375" table:display="true" table:show-details="true"/>
                <table:data-pilot-member table:name="0.001953125" table:display="true" table:show-details="true"/>
                <table:data-pilot-member table:name="0.00196552276611328" table:display="true" table:show-details="true"/>
                <table:data-pilot-member table:name="0.00196609497070312" table:display="true" table:show-details="true"/>
                <table:data-pilot-member table:name="0.00196781158447266" table:display="true" table:show-details="true"/>
                <table:data-pilot-member table:name="0.00197010040283203" table:display="true" table:show-details="true"/>
                <table:data-pilot-member table:name="0.00197181701660156" table:display="true" table:show-details="true"/>
                <table:data-pilot-member table:name="0.00197567939758301" table:display="true" table:show-details="true"/>
                <table:data-pilot-member table:name="0.00197601318359375" table:display="true" table:show-details="true"/>
                <table:data-pilot-member table:name="0.00198211669921875" table:display="true" table:show-details="true"/>
                <table:data-pilot-member table:name="0.00198659896850586" table:display="true" table:show-details="true"/>
                <table:data-pilot-member table:name="0.0019953727722168" table:display="true" table:show-details="true"/>
                <table:data-pilot-member table:name="0.00199785232543945" table:display="true" table:show-details="true"/>
                <table:data-pilot-member table:name="0.00199799537658691" table:display="true" table:show-details="true"/>
                <table:data-pilot-member table:name="0.00200290679931641" table:display="true" table:show-details="true"/>
                <table:data-pilot-member table:name="0.00200352668762207" table:display="true" table:show-details="true"/>
                <table:data-pilot-member table:name="0.00203151702880859" table:display="true" table:show-details="true"/>
                <table:data-pilot-member table:name="0.0020726203918457" table:display="true" table:show-details="true"/>
                <table:data-pilot-member table:name="0.00210318565368652" table:display="true" table:show-details="true"/>
                <table:data-pilot-member table:name="0.00210371017456055" table:display="true" table:show-details="true"/>
                <table:data-pilot-member table:name="0.00210723876953125" table:display="true" table:show-details="true"/>
                <table:data-pilot-member table:name="0.00210771560668945" table:display="true" table:show-details="true"/>
                <table:data-pilot-member table:name="0.00210819244384766" table:display="true" table:show-details="true"/>
                <table:data-pilot-member table:name="0.00211024284362793" table:display="true" table:show-details="true"/>
                <table:data-pilot-member table:name="0.00211572647094727" table:display="true" table:show-details="true"/>
                <table:data-pilot-member table:name="0.00215139389038086" table:display="true" table:show-details="true"/>
                <table:data-pilot-member table:name="0.00217680931091309" table:display="true" table:show-details="true"/>
                <table:data-pilot-member table:name="0.00218758583068848" table:display="true" table:show-details="true"/>
                <table:data-pilot-member table:name="0.00219058990478516" table:display="true" table:show-details="true"/>
                <table:data-pilot-member table:name="0.00219836235046387" table:display="true" table:show-details="true"/>
                <table:data-pilot-member table:name="0.00220918655395508" table:display="true" table:show-details="true"/>
                <table:data-pilot-member table:name="0.00221996307373047" table:display="true" table:show-details="true"/>
                <table:data-pilot-member table:name="0.00222511291503906" table:display="true" table:show-details="true"/>
                <table:data-pilot-member table:name="0.00224909782409668" table:display="true" table:show-details="true"/>
                <table:data-pilot-member table:name="0.00225033760070801" table:display="true" table:show-details="true"/>
                <table:data-pilot-member table:name="0.00225095748901367" table:display="true" table:show-details="true"/>
                <table:data-pilot-member table:name="0.00225205421447754" table:display="true" table:show-details="true"/>
                <table:data-pilot-member table:name="0.00225462913513184" table:display="true" table:show-details="true"/>
                <table:data-pilot-member table:name="0.00225543975830078" table:display="true" table:show-details="true"/>
                <table:data-pilot-member table:name="0.00225691795349121" table:display="true" table:show-details="true"/>
                <table:data-pilot-member table:name="0.00226073265075684" table:display="true" table:show-details="true"/>
                <table:data-pilot-member table:name="0.00226550102233887" table:display="true" table:show-details="true"/>
                <table:data-pilot-member table:name="0.00227394104003906" table:display="true" table:show-details="true"/>
                <table:data-pilot-member table:name="0.00227665901184082" table:display="true" table:show-details="true"/>
                <table:data-pilot-member table:name="0.00229558944702148" table:display="true" table:show-details="true"/>
                <table:data-pilot-member table:name="0.00230832099914551" table:display="true" table:show-details="true"/>
                <table:data-pilot-member table:name="0.0023129940032959" table:display="true" table:show-details="true"/>
                <table:data-pilot-member table:name="0.00232224464416504" table:display="true" table:show-details="true"/>
                <table:data-pilot-member table:name="0.00232915878295898" table:display="true" table:show-details="true"/>
                <table:data-pilot-member table:name="0.00233168601989746" table:display="true" table:show-details="true"/>
                <table:data-pilot-member table:name="0.00233244895935059" table:display="true" table:show-details="true"/>
                <table:data-pilot-member table:name="0.0023414134979248" table:display="true" table:show-details="true"/>
                <table:data-pilot-member table:name="0.00240144729614258" table:display="true" table:show-details="true"/>
                <table:data-pilot-member table:name="0.00240488052368164" table:display="true" table:show-details="true"/>
                <table:data-pilot-member table:name="0.00243158340454102" table:display="true" table:show-details="true"/>
                <table:data-pilot-member table:name="0.00243654251098633" table:display="true" table:show-details="true"/>
                <table:data-pilot-member table:name="0.00245985984802246" table:display="true" table:show-details="true"/>
                <table:data-pilot-member table:name="0.00249133110046387" table:display="true" table:show-details="true"/>
                <table:data-pilot-member table:name="0.00250496864318848" table:display="true" table:show-details="true"/>
                <table:data-pilot-member table:name="0.00251646041870117" table:display="true" table:show-details="true"/>
                <table:data-pilot-member table:name="0.00254988670349121" table:display="true" table:show-details="true"/>
                <table:data-pilot-member table:name="0.00255217552185059" table:display="true" table:show-details="true"/>
                <table:data-pilot-member table:name="0.00259456634521484" table:display="true" table:show-details="true"/>
                <table:data-pilot-member table:name="0.00260343551635742" table:display="true" table:show-details="true"/>
                <table:data-pilot-member table:name="0.00266408920288086" table:display="true" table:show-details="true"/>
                <table:data-pilot-member table:name="0.00266876220703125" table:display="true" table:show-details="true"/>
                <table:data-pilot-member table:name="0.00268735885620117" table:display="true" table:show-details="true"/>
                <table:data-pilot-member table:name="0.00273561477661133" table:display="true" table:show-details="true"/>
                <table:data-pilot-member table:name="0.00274395942687988" table:display="true" table:show-details="true"/>
                <table:data-pilot-member table:name="0.00282435417175293" table:display="true" table:show-details="true"/>
                <table:data-pilot-member table:name="0.00284624099731445" table:display="true" table:show-details="true"/>
                <table:data-pilot-member table:name="0.00286307334899902" table:display="true" table:show-details="true"/>
                <table:data-pilot-member table:name="0.0029508113861084" table:display="true" table:show-details="true"/>
                <table:data-pilot-member table:name="0.00298991203308105" table:display="true" table:show-details="true"/>
                <table:data-pilot-member table:name="0.00303869247436523" table:display="true" table:show-details="true"/>
                <table:data-pilot-member table:name="0.00307197570800781" table:display="true" table:show-details="true"/>
                <table:data-pilot-member table:name="0.0030947208404541" table:display="true" table:show-details="true"/>
                <table:data-pilot-member table:name="0.00311098098754883" table:display="true" table:show-details="true"/>
                <table:data-pilot-member table:name="0.00311112403869629" table:display="true" table:show-details="true"/>
                <table:data-pilot-member table:name="0.00318942070007324" table:display="true" table:show-details="true"/>
                <table:data-pilot-member table:name="0.00319929122924805" table:display="true" table:show-details="true"/>
                <table:data-pilot-member table:name="0.00322299003601074" table:display="true" table:show-details="true"/>
                <table:data-pilot-member table:name="0.00326547622680664" table:display="true" table:show-details="true"/>
                <table:data-pilot-member table:name="0.00328221321105957" table:display="true" table:show-details="true"/>
                <table:data-pilot-member table:name="0.00331048965454102" table:display="true" table:show-details="true"/>
                <table:data-pilot-member table:name="0.00333266258239746" table:display="true" table:show-details="true"/>
                <table:data-pilot-member table:name="0.00338215827941894" table:display="true" table:show-details="true"/>
                <table:data-pilot-member table:name="0.0034731388092041" table:display="true" table:show-details="true"/>
                <table:data-pilot-member table:name="0.00348844528198242" table:display="true" table:show-details="true"/>
                <table:data-pilot-member table:name="0.00351290702819824" table:display="true" table:show-details="true"/>
                <table:data-pilot-member table:name="0.00358428955078125" table:display="true" table:show-details="true"/>
                <table:data-pilot-member table:name="0.00365509986877441" table:display="true" table:show-details="true"/>
                <table:data-pilot-member table:name="0.00368099212646484" table:display="true" table:show-details="true"/>
                <table:data-pilot-member table:name="0.00373077392578125" table:display="true" table:show-details="true"/>
                <table:data-pilot-member table:name="0.00373411178588867" table:display="true" table:show-details="true"/>
                <table:data-pilot-member table:name="0.00395822525024414" table:display="true" table:show-details="true"/>
                <table:data-pilot-member table:name="0.00403332710266113" table:display="true" table:show-details="true"/>
                <table:data-pilot-member table:name="0.00405230522155762" table:display="true" table:show-details="true"/>
                <table:data-pilot-member table:name="0.0042262077331543" table:display="true" table:show-details="true"/>
                <table:data-pilot-member table:name="0.00423979759216309" table:display="true" table:show-details="true"/>
                <table:data-pilot-member table:name="0.00427169799804688" table:display="true" table:show-details="true"/>
                <table:data-pilot-member table:name="0.00429801940917969" table:display="true" table:show-details="true"/>
                <table:data-pilot-member table:name="0.00431642532348633" table:display="true" table:show-details="true"/>
                <table:data-pilot-member table:name="0.00434093475341797" table:display="true" table:show-details="true"/>
                <table:data-pilot-member table:name="0.00436711311340332" table:display="true" table:show-details="true"/>
                <table:data-pilot-member table:name="0.00440883636474609" table:display="true" table:show-details="true"/>
                <table:data-pilot-member table:name="0.0044339656829834" table:display="true" table:show-details="true"/>
                <table:data-pilot-member table:name="0.00460538864135742" table:display="true" table:show-details="true"/>
                <table:data-pilot-member table:name="0.00463685989379883" table:display="true" table:show-details="true"/>
                <table:data-pilot-member table:name="0.00465731620788574" table:display="true" table:show-details="true"/>
                <table:data-pilot-member table:name="0.00474138259887695" table:display="true" table:show-details="true"/>
                <table:data-pilot-member table:name="0.00476574897766113" table:display="true" table:show-details="true"/>
                <table:data-pilot-member table:name="0.00478420257568359" table:display="true" table:show-details="true"/>
                <table:data-pilot-member table:name="0.0048304557800293" table:display="true" table:show-details="true"/>
                <table:data-pilot-member table:name="0.00502362251281738" table:display="true" table:show-details="true"/>
                <table:data-pilot-member table:name="0.00504612922668457" table:display="true" table:show-details="true"/>
                <table:data-pilot-member table:name="0.00507488250732422" table:display="true" table:show-details="true"/>
                <table:data-pilot-member table:name="0.00530176162719727" table:display="true" table:show-details="true"/>
                <table:data-pilot-member table:name="0.00532727241516113" table:display="true" table:show-details="true"/>
                <table:data-pilot-member table:name="0.00532946586608887" table:display="true" table:show-details="true"/>
                <table:data-pilot-member table:name="0.00538253784179688" table:display="true" table:show-details="true"/>
                <table:data-pilot-member table:name="0.00538268089294434" table:display="true" table:show-details="true"/>
                <table:data-pilot-member table:name="0.00538597106933594" table:display="true" table:show-details="true"/>
                <table:data-pilot-member table:name="0.00543069839477539" table:display="true" table:show-details="true"/>
                <table:data-pilot-member table:name="0.0055448055267334" table:display="true" table:show-details="true"/>
                <table:data-pilot-member table:name="0.00556721687316894" table:display="true" table:show-details="true"/>
                <table:data-pilot-member table:name="0.00565671920776367" table:display="true" table:show-details="true"/>
                <table:data-pilot-member table:name="0.00569472312927246" table:display="true" table:show-details="true"/>
                <table:data-pilot-member table:name="0.00571250915527344" table:display="true" table:show-details="true"/>
                <table:data-pilot-member table:name="0.00575227737426758" table:display="true" table:show-details="true"/>
                <table:data-pilot-member table:name="0.00598688125610352" table:display="true" table:show-details="true"/>
                <table:data-pilot-member table:name="0.00602197647094727" table:display="true" table:show-details="true"/>
                <table:data-pilot-member table:name="0.00621099472045898" table:display="true" table:show-details="true"/>
                <table:data-pilot-member table:name="0.00627331733703613" table:display="true" table:show-details="true"/>
                <table:data-pilot-member table:name="0.00633006095886231" table:display="true" table:show-details="true"/>
                <table:data-pilot-member table:name="0.00671038627624512" table:display="true" table:show-details="true"/>
                <table:data-pilot-member table:name="0.00691862106323242" table:display="true" table:show-details="true"/>
                <table:data-pilot-member table:name="0.00714707374572754" table:display="true" table:show-details="true"/>
                <table:data-pilot-member table:name="0.0072509765625" table:display="true" table:show-details="true"/>
                <table:data-pilot-member table:name="0.00733671188354492" table:display="true" table:show-details="true"/>
                <table:data-pilot-member table:name="0.00749053955078125" table:display="true" table:show-details="true"/>
                <table:data-pilot-member table:name="0.00759406089782715" table:display="true" table:show-details="true"/>
                <table:data-pilot-member table:name="0.00761508941650391" table:display="true" table:show-details="true"/>
                <table:data-pilot-member table:name="0.00767478942871094" table:display="true" table:show-details="true"/>
                <table:data-pilot-member table:name="0.00772805213928223" table:display="true" table:show-details="true"/>
                <table:data-pilot-member table:name="0.0080690860748291" table:display="true" table:show-details="true"/>
                <table:data-pilot-member table:name="0.00808300971984863" table:display="true" table:show-details="true"/>
                <table:data-pilot-member table:name="0.00844945907592773" table:display="true" table:show-details="true"/>
                <table:data-pilot-member table:name="0.00867252349853516" table:display="true" table:show-details="true"/>
                <table:data-pilot-member table:name="0.0087397575378418" table:display="true" table:show-details="true"/>
                <table:data-pilot-member table:name="0.00909175872802734" table:display="true" table:show-details="true"/>
                <table:data-pilot-member table:name="0.00935630798339844" table:display="true" table:show-details="true"/>
                <table:data-pilot-member table:name="0.00963068008422852" table:display="true" table:show-details="true"/>
                <table:data-pilot-member table:name="0.0105671405792236" table:display="true" table:show-details="true"/>
                <table:data-pilot-member table:name="0.0107153415679932" table:display="true" table:show-details="true"/>
                <table:data-pilot-member table:name="0.0108786582946777" table:display="true" table:show-details="true"/>
                <table:data-pilot-member table:name="0.0116053581237793" table:display="true" table:show-details="true"/>
                <table:data-pilot-member table:name="0.0116172790527344" table:display="true" table:show-details="true"/>
                <table:data-pilot-member table:name="0.0119400978088379" table:display="true" table:show-details="true"/>
                <table:data-pilot-member table:name="0.0121971607208252" table:display="true" table:show-details="true"/>
                <table:data-pilot-member table:name="0.0123151779174805" table:display="true" table:show-details="true"/>
                <table:data-pilot-member table:name="0.0123167037963867" table:display="true" table:show-details="true"/>
                <table:data-pilot-member table:name="0.0123676300048828" table:display="true" table:show-details="true"/>
                <table:data-pilot-member table:name="0.0127185821533203" table:display="true" table:show-details="true"/>
                <table:data-pilot-member table:name="0.0135097503662109" table:display="true" table:show-details="true"/>
                <table:data-pilot-member table:name="0.0135989189147949" table:display="true" table:show-details="true"/>
                <table:data-pilot-member table:name="0.0138127326965332" table:display="true" table:show-details="true"/>
                <table:data-pilot-member table:name="0.0140434265136719" table:display="true" table:show-details="true"/>
                <table:data-pilot-member table:name="0.0140872001647949" table:display="true" table:show-details="true"/>
                <table:data-pilot-member table:name="0.0141271591186523" table:display="true" table:show-details="true"/>
                <table:data-pilot-member table:name="0.0142758846282959" table:display="true" table:show-details="true"/>
                <table:data-pilot-member table:name="0.0145567417144775" table:display="true" table:show-details="true"/>
                <table:data-pilot-member table:name="0.0148203372955322" table:display="true" table:show-details="true"/>
                <table:data-pilot-member table:name="0.0161171913146973" table:display="true" table:show-details="true"/>
                <table:data-pilot-member table:name="0.0162688732147217" table:display="true" table:show-details="true"/>
                <table:data-pilot-member table:name="0.0165204524993896" table:display="true" table:show-details="true"/>
                <table:data-pilot-member table:name="0.0174412727355957" table:display="true" table:show-details="true"/>
                <table:data-pilot-member table:name="0.0174863815307617" table:display="true" table:show-details="true"/>
                <table:data-pilot-member table:name="0.0190956115722656" table:display="true" table:show-details="true"/>
                <table:data-pilot-member table:name="0.0193410396575928" table:display="true" table:show-details="true"/>
                <table:data-pilot-member table:name="0.0195255279541016" table:display="true" table:show-details="true"/>
                <table:data-pilot-member table:name="0.0199678421020508" table:display="true" table:show-details="true"/>
                <table:data-pilot-member table:name="0.0220769882202148" table:display="true" table:show-details="true"/>
                <table:data-pilot-member table:name="0.0233872413635254" table:display="true" table:show-details="true"/>
                <table:data-pilot-member table:name="0.0236892223358154" table:display="true" table:show-details="true"/>
                <table:data-pilot-member table:name="0.0241347789764404" table:display="true" table:show-details="true"/>
                <table:data-pilot-member table:name="0.024147367477417" table:display="true" table:show-details="true"/>
                <table:data-pilot-member table:name="0.0244862079620361" table:display="true" table:show-details="true"/>
                <table:data-pilot-member table:name="0.0246403217315674" table:display="true" table:show-details="true"/>
                <table:data-pilot-member table:name="0.0252032279968262" table:display="true" table:show-details="true"/>
                <table:data-pilot-member table:name="0.0270559787750244" table:display="true" table:show-details="true"/>
                <table:data-pilot-member table:name="0.0271106243133545" table:display="true" table:show-details="true"/>
                <table:data-pilot-member table:name="0.0273475170135498" table:display="true" table:show-details="true"/>
                <table:data-pilot-member table:name="0.0276583671569824" table:display="true" table:show-details="true"/>
                <table:data-pilot-member table:name="0.0299440383911133" table:display="true" table:show-details="true"/>
                <table:data-pilot-member table:name="0.0312118053436279" table:display="true" table:show-details="true"/>
                <table:data-pilot-member table:name="0.0315009593963623" table:display="true" table:show-details="true"/>
                <table:data-pilot-member table:name="0.0326711177825928" table:display="true" table:show-details="true"/>
                <table:data-pilot-member table:name="0.0375802040100098" table:display="true" table:show-details="true"/>
                <table:data-pilot-member table:name="0.0387636661529541" table:display="true" table:show-details="true"/>
                <table:data-pilot-member table:name="0.0393459320068359" table:display="true" table:show-details="true"/>
                <table:data-pilot-member table:name="0.0406280517578125" table:display="true" table:show-details="true"/>
                <table:data-pilot-member table:name="0.0423510074615479" table:display="true" table:show-details="true"/>
                <table:data-pilot-member table:name="0.0434988021850586" table:display="true" table:show-details="true"/>
                <table:data-pilot-member table:name="0.0450587749481201" table:display="true" table:show-details="true"/>
                <table:data-pilot-member table:name="0.0459449291229248" table:display="true" table:show-details="true"/>
                <table:data-pilot-member table:name="0.0460207939147949" table:display="true" table:show-details="true"/>
                <table:data-pilot-member table:name="0.049876594543457" table:display="true" table:show-details="true"/>
                <table:data-pilot-member table:name="0.0516853332519531" table:display="true" table:show-details="true"/>
                <table:data-pilot-member table:name="0.0521289348602295" table:display="true" table:show-details="true"/>
                <table:data-pilot-member table:name="0.0525226593017578" table:display="true" table:show-details="true"/>
                <table:data-pilot-member table:name="0.0533244132995606" table:display="true" table:show-details="true"/>
                <table:data-pilot-member table:name="0.0533941268920898" table:display="true" table:show-details="true"/>
                <table:data-pilot-member table:name="0.0536635875701904" table:display="true" table:show-details="true"/>
                <table:data-pilot-member table:name="0.0564587593078613" table:display="true" table:show-details="true"/>
                <table:data-pilot-member table:name="0.0593431949615479" table:display="true" table:show-details="true"/>
                <table:data-pilot-member table:name="0.0614547729492188" table:display="true" table:show-details="true"/>
                <table:data-pilot-member table:name="0.0628986835479736" table:display="true" table:show-details="true"/>
                <table:data-pilot-member table:name="0.0704338073730469" table:display="true" table:show-details="true"/>
                <table:data-pilot-member table:name="0.071134614944458" table:display="true" table:show-details="true"/>
                <table:data-pilot-member table:name="0.0716495990753174" table:display="true" table:show-details="true"/>
                <table:data-pilot-member table:name="0.081201171875" table:display="true" table:show-details="true"/>
                <table:data-pilot-member table:name="0.0844423294067383" table:display="true" table:show-details="true"/>
                <table:data-pilot-member table:name="0.0851178646087647" table:display="true" table:show-details="true"/>
                <table:data-pilot-member table:name="0.0895664215087891" table:display="true" table:show-details="true"/>
                <table:data-pilot-member table:name="0.0925638675689697" table:display="true" table:show-details="true"/>
                <table:data-pilot-member table:name="0.0943101406097412" table:display="true" table:show-details="true"/>
                <table:data-pilot-member table:name="0.0991243839263916" table:display="true" table:show-details="true"/>
                <table:data-pilot-member table:name="0.101361989974976" table:display="true" table:show-details="true"/>
                <table:data-pilot-member table:name="0.111116456985474" table:display="true" table:show-details="true"/>
                <table:data-pilot-member table:name="0.11477541923523" table:display="true" table:show-details="true"/>
                <table:data-pilot-member table:name="0.117841958999634" table:display="true" table:show-details="true"/>
                <table:data-pilot-member table:name="0.119771099090576" table:display="true" table:show-details="true"/>
                <table:data-pilot-member table:name="0.12155065536499" table:display="true" table:show-details="true"/>
                <table:data-pilot-member table:name="0.13128924369812" table:display="true" table:show-details="true"/>
                <table:data-pilot-member table:name="0.135267496109009" table:display="true" table:show-details="true"/>
                <table:data-pilot-member table:name="0.135937213897705" table:display="true" table:show-details="true"/>
                <table:data-pilot-member table:name="0.136100769042969" table:display="true" table:show-details="true"/>
                <table:data-pilot-member table:name="0.136963653564453" table:display="true" table:show-details="true"/>
                <table:data-pilot-member table:name="0.146180868148804" table:display="true" table:show-details="true"/>
                <table:data-pilot-member table:name="0.147752857208252" table:display="true" table:show-details="true"/>
                <table:data-pilot-member table:name="0.15123119354248" table:display="true" table:show-details="true"/>
                <table:data-pilot-member table:name="0.154957246780396" table:display="true" table:show-details="true"/>
                <table:data-pilot-member table:name="0.156188726425171" table:display="true" table:show-details="true"/>
                <table:data-pilot-member table:name="0.167200946807861" table:display="true" table:show-details="true"/>
                <table:data-pilot-member table:name="0.17028226852417" table:display="true" table:show-details="true"/>
                <table:data-pilot-member table:name="0.17160701751709" table:display="true" table:show-details="true"/>
                <table:data-pilot-member table:name="0.173042011260986" table:display="true" table:show-details="true"/>
                <table:data-pilot-member table:name="0.17798900604248" table:display="true" table:show-details="true"/>
                <table:data-pilot-member table:name="0.193330240249634" table:display="true" table:show-details="true"/>
                <table:data-pilot-member table:name="0.20042781829834" table:display="true" table:show-details="true"/>
                <table:data-pilot-member table:name="0.205098581314087" table:display="true" table:show-details="true"/>
                <table:data-pilot-member table:name="0.209392356872559" table:display="true" table:show-details="true"/>
                <table:data-pilot-member table:name="0.221055269241333" table:display="true" table:show-details="true"/>
                <table:data-pilot-member table:name="0.238421821594238" table:display="true" table:show-details="true"/>
                <table:data-pilot-member table:name="0.244647693634033" table:display="true" table:show-details="true"/>
                <table:data-pilot-member table:name="0.258447456359863" table:display="true" table:show-details="true"/>
                <table:data-pilot-member table:name="0.26296648979187" table:display="true" table:show-details="true"/>
                <table:data-pilot-member table:name="0.277659606933594" table:display="true" table:show-details="true"/>
                <table:data-pilot-member table:name="0.288196420669556" table:display="true" table:show-details="true"/>
                <table:data-pilot-member table:name="0.292796421051025" table:display="true" table:show-details="true"/>
                <table:data-pilot-member table:name="0.308035039901733" table:display="true" table:show-details="true"/>
                <table:data-pilot-member table:name="0.313987016677856" table:display="true" table:show-details="true"/>
                <table:data-pilot-member table:name="0.337196254730225" table:display="true" table:show-details="true"/>
                <table:data-pilot-member table:name="0.344949340820312" table:display="true" table:show-details="true"/>
                <table:data-pilot-member table:name="0.346618413925171" table:display="true" table:show-details="true"/>
                <table:data-pilot-member table:name="0.372618293762207" table:display="true" table:show-details="true"/>
                <table:data-pilot-member table:name="0.402992391586304" table:display="true" table:show-details="true"/>
                <table:data-pilot-member table:name="0.464560890197754" table:display="true" table:show-details="true"/>
                <table:data-pilot-member table:name="0.531193590164185" table:display="true" table:show-details="true"/>
                <table:data-pilot-member table:name="0.531664752960205" table:display="true" table:show-details="true"/>
                <table:data-pilot-member table:name="0.533654642105102" table:display="true" table:show-details="true"/>
                <table:data-pilot-member table:name="0.595729160308838" table:display="true" table:show-details="true"/>
                <table:data-pilot-member table:name="0.600438165664673" table:display="true" table:show-details="true"/>
                <table:data-pilot-member table:name="0.609329891204834" table:display="true" table:show-details="true"/>
                <table:data-pilot-member table:name="0.63476676940918" table:display="true" table:show-details="true"/>
                <table:data-pilot-member table:name="0.641145944595337" table:display="true" table:show-details="true"/>
                <table:data-pilot-member table:name="0.65677924156189" table:display="true" table:show-details="true"/>
                <table:data-pilot-member table:name="0.687318992614746" table:display="true" table:show-details="true"/>
                <table:data-pilot-member table:name="0.716961240768433" table:display="true" table:show-details="true"/>
                <table:data-pilot-member table:name="0.73614616394043" table:display="true" table:show-details="true"/>
                <table:data-pilot-member table:name="0.74233078956604" table:display="true" table:show-details="true"/>
                <table:data-pilot-member table:name="0.797795391082764" table:display="true" table:show-details="true"/>
                <table:data-pilot-member table:name="0.803985691070557" table:display="true" table:show-details="true"/>
                <table:data-pilot-member table:name="0.857113122940064" table:display="true" table:show-details="true"/>
                <table:data-pilot-member table:name="0.87225022315979" table:display="true" table:show-details="true"/>
                <table:data-pilot-member table:name="1.06275882720947" table:display="true" table:show-details="true"/>
                <table:data-pilot-member table:name="1.08034329414368" table:display="true" table:show-details="true"/>
                <table:data-pilot-member table:name="1.11331887245178" table:display="true" table:show-details="true"/>
                <table:data-pilot-member table:name="1.12156662940979" table:display="true" table:show-details="true"/>
                <table:data-pilot-member table:name="1.17891206741333" table:display="true" table:show-details="true"/>
                <table:data-pilot-member table:name="1.21593985557556" table:display="true" table:show-details="true"/>
                <table:data-pilot-member table:name="1.27275586128235" table:display="true" table:show-details="true"/>
                <table:data-pilot-member table:name="1.28572125434875" table:display="true" table:show-details="true"/>
                <table:data-pilot-member table:name="1.30240135192871" table:display="true" table:show-details="true"/>
                <table:data-pilot-member table:name="1.31915163993835" table:display="true" table:show-details="true"/>
                <table:data-pilot-member table:name="1.40574970245361" table:display="true" table:show-details="true"/>
                <table:data-pilot-member table:name="1.40653305053711" table:display="true" table:show-details="true"/>
                <table:data-pilot-member table:name="1.43455028533936" table:display="true" table:show-details="true"/>
                <table:data-pilot-member table:name="1.45048503875732" table:display="true" table:show-details="true"/>
                <table:data-pilot-member table:name="1.54134297370911" table:display="true" table:show-details="true"/>
                <table:data-pilot-member table:name="1.55238571166992" table:display="true" table:show-details="true"/>
                <table:data-pilot-member table:name="1.55495948791504" table:display="true" table:show-details="true"/>
                <table:data-pilot-member table:name="1.60316500663757" table:display="true" table:show-details="true"/>
                <table:data-pilot-member table:name="1.64422969818115" table:display="true" table:show-details="true"/>
                <table:data-pilot-member table:name="1.65377960205078" table:display="true" table:show-details="true"/>
                <table:data-pilot-member table:name="1.66031427383423" table:display="true" table:show-details="true"/>
                <table:data-pilot-member table:name="1.66122136116028" table:display="true" table:show-details="true"/>
                <table:data-pilot-member table:name="1.80315842628479" table:display="true" table:show-details="true"/>
                <table:data-pilot-member table:name="1.83324556350708" table:display="true" table:show-details="true"/>
                <table:data-pilot-member table:name="1.9849271774292" table:display="true" table:show-details="true"/>
                <table:data-pilot-member table:name="2.12616662979126" table:display="true" table:show-details="true"/>
                <table:data-pilot-member table:name="2.13043718338013" table:display="true" table:show-details="true"/>
                <table:data-pilot-member table:name="2.15202717781067" table:display="true" table:show-details="true"/>
                <table:data-pilot-member table:name="2.29116086959839" table:display="true" table:show-details="true"/>
                <table:data-pilot-member table:name="2.31969523429871" table:display="true" table:show-details="true"/>
                <table:data-pilot-member table:name="2.53835158348083" table:display="true" table:show-details="true"/>
                <table:data-pilot-member table:name="2.61277794837952" table:display="true" table:show-details="true"/>
                <table:data-pilot-member table:name="2.86027765274048" table:display="true" table:show-details="true"/>
                <table:data-pilot-member table:name="3.11041555404663" table:display="true" table:show-details="true"/>
                <table:data-pilot-member table:name="3.13921055793762" table:display="true" table:show-details="true"/>
                <table:data-pilot-member table:name="3.14429745674133" table:display="true" table:show-details="true"/>
                <table:data-pilot-member table:name="3.33696846961975" table:display="true" table:show-details="true"/>
                <table:data-pilot-member table:name="3.37909879684448" table:display="true" table:show-details="true"/>
                <table:data-pilot-member table:name="3.65189952850342" table:display="true" table:show-details="true"/>
                <table:data-pilot-member table:name="3.68582844734192" table:display="true" table:show-details="true"/>
                <table:data-pilot-member table:name="3.78203949928284" table:display="true" table:show-details="true"/>
                <table:data-pilot-member table:name="3.7859372138977" table:display="true" table:show-details="true"/>
                <table:data-pilot-member table:name="4.01765127182007" table:display="true" table:show-details="true"/>
                <table:data-pilot-member table:name="4.12779674530029" table:display="true" table:show-details="true"/>
                <table:data-pilot-member table:name="4.15715928077698" table:display="true" table:show-details="true"/>
                <table:data-pilot-member table:name="4.18419971466065" table:display="true" table:show-details="true"/>
                <table:data-pilot-member table:name="4.34391326904297" table:display="true" table:show-details="true"/>
                <table:data-pilot-member table:name="4.45202431678772" table:display="true" table:show-details="true"/>
                <table:data-pilot-member table:name="4.661985206604" table:display="true" table:show-details="true"/>
                <table:data-pilot-member table:name="5.83381342887878" table:display="true" table:show-details="true"/>
                <table:data-pilot-member table:name="6.04678544998169" table:display="true" table:show-details="true"/>
                <table:data-pilot-member table:name="6.14390654563904" table:display="true" table:show-details="true"/>
                <table:data-pilot-member table:name="6.20311741828918" table:display="true" table:show-details="true"/>
                <table:data-pilot-member table:name="6.21102795600891" table:display="true" table:show-details="true"/>
                <table:data-pilot-member table:name="6.42108869552612" table:display="true" table:show-details="true"/>
                <table:data-pilot-member table:name="6.48941535949707" table:display="true" table:show-details="true"/>
                <table:data-pilot-member table:name="7.20790209770203" table:display="true" table:show-details="true"/>
                <table:data-pilot-member table:name="7.85671491622925" table:display="true" table:show-details="true"/>
                <table:data-pilot-member table:name="8.78494129180908" table:display="true" table:show-details="true"/>
                <table:data-pilot-member table:name="8.86795091629028" table:display="true" table:show-details="true"/>
                <table:data-pilot-member table:name="8.95035214424133" table:display="true" table:show-details="true"/>
                <table:data-pilot-member table:name="9.21703987121582" table:display="true" table:show-details="true"/>
                <table:data-pilot-member table:name="9.40347094535828" table:display="true" table:show-details="true"/>
                <table:data-pilot-member table:name="DNF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ime" tableooo:display-name="Finished" table:orientation="data" table:used-hierarchy="0" table:function="countnums">
            <table:data-pilot-level table:show-empty="false" calcext:repeat-item-labels="false">
              <table:data-pilot-members>
                <table:data-pilot-member table:name="0.00166845321655273" table:display="true" table:show-details="true"/>
                <table:data-pilot-member table:name="0.00168228149414063" table:display="true" table:show-details="true"/>
                <table:data-pilot-member table:name="0.00168800354003906" table:display="true" table:show-details="true"/>
                <table:data-pilot-member table:name="0.00169181823730469" table:display="true" table:show-details="true"/>
                <table:data-pilot-member table:name="0.00169334411621094" table:display="true" table:show-details="true"/>
                <table:data-pilot-member table:name="0.00171961784362793" table:display="true" table:show-details="true"/>
                <table:data-pilot-member table:name="0.00172395706176758" table:display="true" table:show-details="true"/>
                <table:data-pilot-member table:name="0.00172591209411621" table:display="true" table:show-details="true"/>
                <table:data-pilot-member table:name="0.00173134803771973" table:display="true" table:show-details="true"/>
                <table:data-pilot-member table:name="0.00173516273498535" table:display="true" table:show-details="true"/>
                <table:data-pilot-member table:name="0.00174393653869629" table:display="true" table:show-details="true"/>
                <table:data-pilot-member table:name="0.00176525115966797" table:display="true" table:show-details="true"/>
                <table:data-pilot-member table:name="0.00177426338195801" table:display="true" table:show-details="true"/>
                <table:data-pilot-member table:name="0.00178103446960449" table:display="true" table:show-details="true"/>
                <table:data-pilot-member table:name="0.00178432464599609" table:display="true" table:show-details="true"/>
                <table:data-pilot-member table:name="0.00178647041320801" table:display="true" table:show-details="true"/>
                <table:data-pilot-member table:name="0.00180611610412598" table:display="true" table:show-details="true"/>
                <table:data-pilot-member table:name="0.00180792808532715" table:display="true" table:show-details="true"/>
                <table:data-pilot-member table:name="0.00182456970214844" table:display="true" table:show-details="true"/>
                <table:data-pilot-member table:name="0.00183887481689453" table:display="true" table:show-details="true"/>
                <table:data-pilot-member table:name="0.00184407234191895" table:display="true" table:show-details="true"/>
                <table:data-pilot-member table:name="0.00184845924377441" table:display="true" table:show-details="true"/>
                <table:data-pilot-member table:name="0.00185942649841309" table:display="true" table:show-details="true"/>
                <table:data-pilot-member table:name="0.00190014839172363" table:display="true" table:show-details="true"/>
                <table:data-pilot-member table:name="0.00190248489379883" table:display="true" table:show-details="true"/>
                <table:data-pilot-member table:name="0.00191330909729004" table:display="true" table:show-details="true"/>
                <table:data-pilot-member table:name="0.0019279956817627" table:display="true" table:show-details="true"/>
                <table:data-pilot-member table:name="0.00194125175476074" table:display="true" table:show-details="true"/>
                <table:data-pilot-member table:name="0.001947021484375" table:display="true" table:show-details="true"/>
                <table:data-pilot-member table:name="0.001953125" table:display="true" table:show-details="true"/>
                <table:data-pilot-member table:name="0.00196552276611328" table:display="true" table:show-details="true"/>
                <table:data-pilot-member table:name="0.00196609497070312" table:display="true" table:show-details="true"/>
                <table:data-pilot-member table:name="0.00196781158447266" table:display="true" table:show-details="true"/>
                <table:data-pilot-member table:name="0.00197010040283203" table:display="true" table:show-details="true"/>
                <table:data-pilot-member table:name="0.00197181701660156" table:display="true" table:show-details="true"/>
                <table:data-pilot-member table:name="0.00197567939758301" table:display="true" table:show-details="true"/>
                <table:data-pilot-member table:name="0.00197601318359375" table:display="true" table:show-details="true"/>
                <table:data-pilot-member table:name="0.00198211669921875" table:display="true" table:show-details="true"/>
                <table:data-pilot-member table:name="0.00198659896850586" table:display="true" table:show-details="true"/>
                <table:data-pilot-member table:name="0.0019953727722168" table:display="true" table:show-details="true"/>
                <table:data-pilot-member table:name="0.00199785232543945" table:display="true" table:show-details="true"/>
                <table:data-pilot-member table:name="0.00199799537658691" table:display="true" table:show-details="true"/>
                <table:data-pilot-member table:name="0.00200290679931641" table:display="true" table:show-details="true"/>
                <table:data-pilot-member table:name="0.00200352668762207" table:display="true" table:show-details="true"/>
                <table:data-pilot-member table:name="0.00203151702880859" table:display="true" table:show-details="true"/>
                <table:data-pilot-member table:name="0.0020726203918457" table:display="true" table:show-details="true"/>
                <table:data-pilot-member table:name="0.00210318565368652" table:display="true" table:show-details="true"/>
                <table:data-pilot-member table:name="0.00210371017456055" table:display="true" table:show-details="true"/>
                <table:data-pilot-member table:name="0.00210723876953125" table:display="true" table:show-details="true"/>
                <table:data-pilot-member table:name="0.00210771560668945" table:display="true" table:show-details="true"/>
                <table:data-pilot-member table:name="0.00210819244384766" table:display="true" table:show-details="true"/>
                <table:data-pilot-member table:name="0.00211024284362793" table:display="true" table:show-details="true"/>
                <table:data-pilot-member table:name="0.00211572647094727" table:display="true" table:show-details="true"/>
                <table:data-pilot-member table:name="0.00215139389038086" table:display="true" table:show-details="true"/>
                <table:data-pilot-member table:name="0.00217680931091309" table:display="true" table:show-details="true"/>
                <table:data-pilot-member table:name="0.00218758583068848" table:display="true" table:show-details="true"/>
                <table:data-pilot-member table:name="0.00219058990478516" table:display="true" table:show-details="true"/>
                <table:data-pilot-member table:name="0.00219836235046387" table:display="true" table:show-details="true"/>
                <table:data-pilot-member table:name="0.00220918655395508" table:display="true" table:show-details="true"/>
                <table:data-pilot-member table:name="0.00221996307373047" table:display="true" table:show-details="true"/>
                <table:data-pilot-member table:name="0.00222511291503906" table:display="true" table:show-details="true"/>
                <table:data-pilot-member table:name="0.00224909782409668" table:display="true" table:show-details="true"/>
                <table:data-pilot-member table:name="0.00225033760070801" table:display="true" table:show-details="true"/>
                <table:data-pilot-member table:name="0.00225095748901367" table:display="true" table:show-details="true"/>
                <table:data-pilot-member table:name="0.00225205421447754" table:display="true" table:show-details="true"/>
                <table:data-pilot-member table:name="0.00225462913513184" table:display="true" table:show-details="true"/>
                <table:data-pilot-member table:name="0.00225543975830078" table:display="true" table:show-details="true"/>
                <table:data-pilot-member table:name="0.00225691795349121" table:display="true" table:show-details="true"/>
                <table:data-pilot-member table:name="0.00226073265075684" table:display="true" table:show-details="true"/>
                <table:data-pilot-member table:name="0.00226550102233887" table:display="true" table:show-details="true"/>
                <table:data-pilot-member table:name="0.00227394104003906" table:display="true" table:show-details="true"/>
                <table:data-pilot-member table:name="0.00227665901184082" table:display="true" table:show-details="true"/>
                <table:data-pilot-member table:name="0.00229558944702148" table:display="true" table:show-details="true"/>
                <table:data-pilot-member table:name="0.00230832099914551" table:display="true" table:show-details="true"/>
                <table:data-pilot-member table:name="0.0023129940032959" table:display="true" table:show-details="true"/>
                <table:data-pilot-member table:name="0.00232224464416504" table:display="true" table:show-details="true"/>
                <table:data-pilot-member table:name="0.00232915878295898" table:display="true" table:show-details="true"/>
                <table:data-pilot-member table:name="0.00233168601989746" table:display="true" table:show-details="true"/>
                <table:data-pilot-member table:name="0.00233244895935059" table:display="true" table:show-details="true"/>
                <table:data-pilot-member table:name="0.0023414134979248" table:display="true" table:show-details="true"/>
                <table:data-pilot-member table:name="0.00240144729614258" table:display="true" table:show-details="true"/>
                <table:data-pilot-member table:name="0.00240488052368164" table:display="true" table:show-details="true"/>
                <table:data-pilot-member table:name="0.00243158340454102" table:display="true" table:show-details="true"/>
                <table:data-pilot-member table:name="0.00243654251098633" table:display="true" table:show-details="true"/>
                <table:data-pilot-member table:name="0.00245985984802246" table:display="true" table:show-details="true"/>
                <table:data-pilot-member table:name="0.00249133110046387" table:display="true" table:show-details="true"/>
                <table:data-pilot-member table:name="0.00250496864318848" table:display="true" table:show-details="true"/>
                <table:data-pilot-member table:name="0.00251646041870117" table:display="true" table:show-details="true"/>
                <table:data-pilot-member table:name="0.00254988670349121" table:display="true" table:show-details="true"/>
                <table:data-pilot-member table:name="0.00255217552185059" table:display="true" table:show-details="true"/>
                <table:data-pilot-member table:name="0.00259456634521484" table:display="true" table:show-details="true"/>
                <table:data-pilot-member table:name="0.00260343551635742" table:display="true" table:show-details="true"/>
                <table:data-pilot-member table:name="0.00266408920288086" table:display="true" table:show-details="true"/>
                <table:data-pilot-member table:name="0.00266876220703125" table:display="true" table:show-details="true"/>
                <table:data-pilot-member table:name="0.00268735885620117" table:display="true" table:show-details="true"/>
                <table:data-pilot-member table:name="0.00273561477661133" table:display="true" table:show-details="true"/>
                <table:data-pilot-member table:name="0.00274395942687988" table:display="true" table:show-details="true"/>
                <table:data-pilot-member table:name="0.00282435417175293" table:display="true" table:show-details="true"/>
                <table:data-pilot-member table:name="0.00284624099731445" table:display="true" table:show-details="true"/>
                <table:data-pilot-member table:name="0.00286307334899902" table:display="true" table:show-details="true"/>
                <table:data-pilot-member table:name="0.0029508113861084" table:display="true" table:show-details="true"/>
                <table:data-pilot-member table:name="0.00298991203308105" table:display="true" table:show-details="true"/>
                <table:data-pilot-member table:name="0.00303869247436523" table:display="true" table:show-details="true"/>
                <table:data-pilot-member table:name="0.00307197570800781" table:display="true" table:show-details="true"/>
                <table:data-pilot-member table:name="0.0030947208404541" table:display="true" table:show-details="true"/>
                <table:data-pilot-member table:name="0.00311098098754883" table:display="true" table:show-details="true"/>
                <table:data-pilot-member table:name="0.00311112403869629" table:display="true" table:show-details="true"/>
                <table:data-pilot-member table:name="0.00318942070007324" table:display="true" table:show-details="true"/>
                <table:data-pilot-member table:name="0.00319929122924805" table:display="true" table:show-details="true"/>
                <table:data-pilot-member table:name="0.00322299003601074" table:display="true" table:show-details="true"/>
                <table:data-pilot-member table:name="0.00326547622680664" table:display="true" table:show-details="true"/>
                <table:data-pilot-member table:name="0.00328221321105957" table:display="true" table:show-details="true"/>
                <table:data-pilot-member table:name="0.00331048965454102" table:display="true" table:show-details="true"/>
                <table:data-pilot-member table:name="0.00333266258239746" table:display="true" table:show-details="true"/>
                <table:data-pilot-member table:name="0.00338215827941894" table:display="true" table:show-details="true"/>
                <table:data-pilot-member table:name="0.0034731388092041" table:display="true" table:show-details="true"/>
                <table:data-pilot-member table:name="0.00348844528198242" table:display="true" table:show-details="true"/>
                <table:data-pilot-member table:name="0.00351290702819824" table:display="true" table:show-details="true"/>
                <table:data-pilot-member table:name="0.00358428955078125" table:display="true" table:show-details="true"/>
                <table:data-pilot-member table:name="0.00365509986877441" table:display="true" table:show-details="true"/>
                <table:data-pilot-member table:name="0.00368099212646484" table:display="true" table:show-details="true"/>
                <table:data-pilot-member table:name="0.00373077392578125" table:display="true" table:show-details="true"/>
                <table:data-pilot-member table:name="0.00373411178588867" table:display="true" table:show-details="true"/>
                <table:data-pilot-member table:name="0.00395822525024414" table:display="true" table:show-details="true"/>
                <table:data-pilot-member table:name="0.00403332710266113" table:display="true" table:show-details="true"/>
                <table:data-pilot-member table:name="0.00405230522155762" table:display="true" table:show-details="true"/>
                <table:data-pilot-member table:name="0.0042262077331543" table:display="true" table:show-details="true"/>
                <table:data-pilot-member table:name="0.00423979759216309" table:display="true" table:show-details="true"/>
                <table:data-pilot-member table:name="0.00427169799804688" table:display="true" table:show-details="true"/>
                <table:data-pilot-member table:name="0.00429801940917969" table:display="true" table:show-details="true"/>
                <table:data-pilot-member table:name="0.00431642532348633" table:display="true" table:show-details="true"/>
                <table:data-pilot-member table:name="0.00434093475341797" table:display="true" table:show-details="true"/>
                <table:data-pilot-member table:name="0.00436711311340332" table:display="true" table:show-details="true"/>
                <table:data-pilot-member table:name="0.00440883636474609" table:display="true" table:show-details="true"/>
                <table:data-pilot-member table:name="0.0044339656829834" table:display="true" table:show-details="true"/>
                <table:data-pilot-member table:name="0.00460538864135742" table:display="true" table:show-details="true"/>
                <table:data-pilot-member table:name="0.00463685989379883" table:display="true" table:show-details="true"/>
                <table:data-pilot-member table:name="0.00465731620788574" table:display="true" table:show-details="true"/>
                <table:data-pilot-member table:name="0.00474138259887695" table:display="true" table:show-details="true"/>
                <table:data-pilot-member table:name="0.00476574897766113" table:display="true" table:show-details="true"/>
                <table:data-pilot-member table:name="0.00478420257568359" table:display="true" table:show-details="true"/>
                <table:data-pilot-member table:name="0.0048304557800293" table:display="true" table:show-details="true"/>
                <table:data-pilot-member table:name="0.00502362251281738" table:display="true" table:show-details="true"/>
                <table:data-pilot-member table:name="0.00504612922668457" table:display="true" table:show-details="true"/>
                <table:data-pilot-member table:name="0.00507488250732422" table:display="true" table:show-details="true"/>
                <table:data-pilot-member table:name="0.00530176162719727" table:display="true" table:show-details="true"/>
                <table:data-pilot-member table:name="0.00532727241516113" table:display="true" table:show-details="true"/>
                <table:data-pilot-member table:name="0.00532946586608887" table:display="true" table:show-details="true"/>
                <table:data-pilot-member table:name="0.00538253784179688" table:display="true" table:show-details="true"/>
                <table:data-pilot-member table:name="0.00538268089294434" table:display="true" table:show-details="true"/>
                <table:data-pilot-member table:name="0.00538597106933594" table:display="true" table:show-details="true"/>
                <table:data-pilot-member table:name="0.00543069839477539" table:display="true" table:show-details="true"/>
                <table:data-pilot-member table:name="0.0055448055267334" table:display="true" table:show-details="true"/>
                <table:data-pilot-member table:name="0.00556721687316894" table:display="true" table:show-details="true"/>
                <table:data-pilot-member table:name="0.00565671920776367" table:display="true" table:show-details="true"/>
                <table:data-pilot-member table:name="0.00569472312927246" table:display="true" table:show-details="true"/>
                <table:data-pilot-member table:name="0.00571250915527344" table:display="true" table:show-details="true"/>
                <table:data-pilot-member table:name="0.00575227737426758" table:display="true" table:show-details="true"/>
                <table:data-pilot-member table:name="0.00598688125610352" table:display="true" table:show-details="true"/>
                <table:data-pilot-member table:name="0.00602197647094727" table:display="true" table:show-details="true"/>
                <table:data-pilot-member table:name="0.00621099472045898" table:display="true" table:show-details="true"/>
                <table:data-pilot-member table:name="0.00627331733703613" table:display="true" table:show-details="true"/>
                <table:data-pilot-member table:name="0.00633006095886231" table:display="true" table:show-details="true"/>
                <table:data-pilot-member table:name="0.00671038627624512" table:display="true" table:show-details="true"/>
                <table:data-pilot-member table:name="0.00691862106323242" table:display="true" table:show-details="true"/>
                <table:data-pilot-member table:name="0.00714707374572754" table:display="true" table:show-details="true"/>
                <table:data-pilot-member table:name="0.0072509765625" table:display="true" table:show-details="true"/>
                <table:data-pilot-member table:name="0.00733671188354492" table:display="true" table:show-details="true"/>
                <table:data-pilot-member table:name="0.00749053955078125" table:display="true" table:show-details="true"/>
                <table:data-pilot-member table:name="0.00759406089782715" table:display="true" table:show-details="true"/>
                <table:data-pilot-member table:name="0.00761508941650391" table:display="true" table:show-details="true"/>
                <table:data-pilot-member table:name="0.00767478942871094" table:display="true" table:show-details="true"/>
                <table:data-pilot-member table:name="0.00772805213928223" table:display="true" table:show-details="true"/>
                <table:data-pilot-member table:name="0.0080690860748291" table:display="true" table:show-details="true"/>
                <table:data-pilot-member table:name="0.00808300971984863" table:display="true" table:show-details="true"/>
                <table:data-pilot-member table:name="0.00844945907592773" table:display="true" table:show-details="true"/>
                <table:data-pilot-member table:name="0.00867252349853516" table:display="true" table:show-details="true"/>
                <table:data-pilot-member table:name="0.0087397575378418" table:display="true" table:show-details="true"/>
                <table:data-pilot-member table:name="0.00909175872802734" table:display="true" table:show-details="true"/>
                <table:data-pilot-member table:name="0.00935630798339844" table:display="true" table:show-details="true"/>
                <table:data-pilot-member table:name="0.00963068008422852" table:display="true" table:show-details="true"/>
                <table:data-pilot-member table:name="0.0105671405792236" table:display="true" table:show-details="true"/>
                <table:data-pilot-member table:name="0.0107153415679932" table:display="true" table:show-details="true"/>
                <table:data-pilot-member table:name="0.0108786582946777" table:display="true" table:show-details="true"/>
                <table:data-pilot-member table:name="0.0116053581237793" table:display="true" table:show-details="true"/>
                <table:data-pilot-member table:name="0.0116172790527344" table:display="true" table:show-details="true"/>
                <table:data-pilot-member table:name="0.0119400978088379" table:display="true" table:show-details="true"/>
                <table:data-pilot-member table:name="0.0121971607208252" table:display="true" table:show-details="true"/>
                <table:data-pilot-member table:name="0.0123151779174805" table:display="true" table:show-details="true"/>
                <table:data-pilot-member table:name="0.0123167037963867" table:display="true" table:show-details="true"/>
                <table:data-pilot-member table:name="0.0123676300048828" table:display="true" table:show-details="true"/>
                <table:data-pilot-member table:name="0.0127185821533203" table:display="true" table:show-details="true"/>
                <table:data-pilot-member table:name="0.0135097503662109" table:display="true" table:show-details="true"/>
                <table:data-pilot-member table:name="0.0135989189147949" table:display="true" table:show-details="true"/>
                <table:data-pilot-member table:name="0.0138127326965332" table:display="true" table:show-details="true"/>
                <table:data-pilot-member table:name="0.0140434265136719" table:display="true" table:show-details="true"/>
                <table:data-pilot-member table:name="0.0140872001647949" table:display="true" table:show-details="true"/>
                <table:data-pilot-member table:name="0.0141271591186523" table:display="true" table:show-details="true"/>
                <table:data-pilot-member table:name="0.0142758846282959" table:display="true" table:show-details="true"/>
                <table:data-pilot-member table:name="0.0145567417144775" table:display="true" table:show-details="true"/>
                <table:data-pilot-member table:name="0.0148203372955322" table:display="true" table:show-details="true"/>
                <table:data-pilot-member table:name="0.0161171913146973" table:display="true" table:show-details="true"/>
                <table:data-pilot-member table:name="0.0162688732147217" table:display="true" table:show-details="true"/>
                <table:data-pilot-member table:name="0.0165204524993896" table:display="true" table:show-details="true"/>
                <table:data-pilot-member table:name="0.0174412727355957" table:display="true" table:show-details="true"/>
                <table:data-pilot-member table:name="0.0174863815307617" table:display="true" table:show-details="true"/>
                <table:data-pilot-member table:name="0.0190956115722656" table:display="true" table:show-details="true"/>
                <table:data-pilot-member table:name="0.0193410396575928" table:display="true" table:show-details="true"/>
                <table:data-pilot-member table:name="0.0195255279541016" table:display="true" table:show-details="true"/>
                <table:data-pilot-member table:name="0.0199678421020508" table:display="true" table:show-details="true"/>
                <table:data-pilot-member table:name="0.0220769882202148" table:display="true" table:show-details="true"/>
                <table:data-pilot-member table:name="0.0233872413635254" table:display="true" table:show-details="true"/>
                <table:data-pilot-member table:name="0.0236892223358154" table:display="true" table:show-details="true"/>
                <table:data-pilot-member table:name="0.0241347789764404" table:display="true" table:show-details="true"/>
                <table:data-pilot-member table:name="0.024147367477417" table:display="true" table:show-details="true"/>
                <table:data-pilot-member table:name="0.0244862079620361" table:display="true" table:show-details="true"/>
                <table:data-pilot-member table:name="0.0246403217315674" table:display="true" table:show-details="true"/>
                <table:data-pilot-member table:name="0.0252032279968262" table:display="true" table:show-details="true"/>
                <table:data-pilot-member table:name="0.0270559787750244" table:display="true" table:show-details="true"/>
                <table:data-pilot-member table:name="0.0271106243133545" table:display="true" table:show-details="true"/>
                <table:data-pilot-member table:name="0.0273475170135498" table:display="true" table:show-details="true"/>
                <table:data-pilot-member table:name="0.0276583671569824" table:display="true" table:show-details="true"/>
                <table:data-pilot-member table:name="0.0299440383911133" table:display="true" table:show-details="true"/>
                <table:data-pilot-member table:name="0.0312118053436279" table:display="true" table:show-details="true"/>
                <table:data-pilot-member table:name="0.0315009593963623" table:display="true" table:show-details="true"/>
                <table:data-pilot-member table:name="0.0326711177825928" table:display="true" table:show-details="true"/>
                <table:data-pilot-member table:name="0.0375802040100098" table:display="true" table:show-details="true"/>
                <table:data-pilot-member table:name="0.0387636661529541" table:display="true" table:show-details="true"/>
                <table:data-pilot-member table:name="0.0393459320068359" table:display="true" table:show-details="true"/>
                <table:data-pilot-member table:name="0.0406280517578125" table:display="true" table:show-details="true"/>
                <table:data-pilot-member table:name="0.0423510074615479" table:display="true" table:show-details="true"/>
                <table:data-pilot-member table:name="0.0434988021850586" table:display="true" table:show-details="true"/>
                <table:data-pilot-member table:name="0.0450587749481201" table:display="true" table:show-details="true"/>
                <table:data-pilot-member table:name="0.0459449291229248" table:display="true" table:show-details="true"/>
                <table:data-pilot-member table:name="0.0460207939147949" table:display="true" table:show-details="true"/>
                <table:data-pilot-member table:name="0.049876594543457" table:display="true" table:show-details="true"/>
                <table:data-pilot-member table:name="0.0516853332519531" table:display="true" table:show-details="true"/>
                <table:data-pilot-member table:name="0.0521289348602295" table:display="true" table:show-details="true"/>
                <table:data-pilot-member table:name="0.0525226593017578" table:display="true" table:show-details="true"/>
                <table:data-pilot-member table:name="0.0533244132995606" table:display="true" table:show-details="true"/>
                <table:data-pilot-member table:name="0.0533941268920898" table:display="true" table:show-details="true"/>
                <table:data-pilot-member table:name="0.0536635875701904" table:display="true" table:show-details="true"/>
                <table:data-pilot-member table:name="0.0564587593078613" table:display="true" table:show-details="true"/>
                <table:data-pilot-member table:name="0.0593431949615479" table:display="true" table:show-details="true"/>
                <table:data-pilot-member table:name="0.0614547729492188" table:display="true" table:show-details="true"/>
                <table:data-pilot-member table:name="0.0628986835479736" table:display="true" table:show-details="true"/>
                <table:data-pilot-member table:name="0.0704338073730469" table:display="true" table:show-details="true"/>
                <table:data-pilot-member table:name="0.071134614944458" table:display="true" table:show-details="true"/>
                <table:data-pilot-member table:name="0.0716495990753174" table:display="true" table:show-details="true"/>
                <table:data-pilot-member table:name="0.081201171875" table:display="true" table:show-details="true"/>
                <table:data-pilot-member table:name="0.0844423294067383" table:display="true" table:show-details="true"/>
                <table:data-pilot-member table:name="0.0851178646087647" table:display="true" table:show-details="true"/>
                <table:data-pilot-member table:name="0.0895664215087891" table:display="true" table:show-details="true"/>
                <table:data-pilot-member table:name="0.0925638675689697" table:display="true" table:show-details="true"/>
                <table:data-pilot-member table:name="0.0943101406097412" table:display="true" table:show-details="true"/>
                <table:data-pilot-member table:name="0.0991243839263916" table:display="true" table:show-details="true"/>
                <table:data-pilot-member table:name="0.101361989974976" table:display="true" table:show-details="true"/>
                <table:data-pilot-member table:name="0.111116456985474" table:display="true" table:show-details="true"/>
                <table:data-pilot-member table:name="0.11477541923523" table:display="true" table:show-details="true"/>
                <table:data-pilot-member table:name="0.117841958999634" table:display="true" table:show-details="true"/>
                <table:data-pilot-member table:name="0.119771099090576" table:display="true" table:show-details="true"/>
                <table:data-pilot-member table:name="0.12155065536499" table:display="true" table:show-details="true"/>
                <table:data-pilot-member table:name="0.13128924369812" table:display="true" table:show-details="true"/>
                <table:data-pilot-member table:name="0.135267496109009" table:display="true" table:show-details="true"/>
                <table:data-pilot-member table:name="0.135937213897705" table:display="true" table:show-details="true"/>
                <table:data-pilot-member table:name="0.136100769042969" table:display="true" table:show-details="true"/>
                <table:data-pilot-member table:name="0.136963653564453" table:display="true" table:show-details="true"/>
                <table:data-pilot-member table:name="0.146180868148804" table:display="true" table:show-details="true"/>
                <table:data-pilot-member table:name="0.147752857208252" table:display="true" table:show-details="true"/>
                <table:data-pilot-member table:name="0.15123119354248" table:display="true" table:show-details="true"/>
                <table:data-pilot-member table:name="0.154957246780396" table:display="true" table:show-details="true"/>
                <table:data-pilot-member table:name="0.156188726425171" table:display="true" table:show-details="true"/>
                <table:data-pilot-member table:name="0.167200946807861" table:display="true" table:show-details="true"/>
                <table:data-pilot-member table:name="0.17028226852417" table:display="true" table:show-details="true"/>
                <table:data-pilot-member table:name="0.17160701751709" table:display="true" table:show-details="true"/>
                <table:data-pilot-member table:name="0.173042011260986" table:display="true" table:show-details="true"/>
                <table:data-pilot-member table:name="0.17798900604248" table:display="true" table:show-details="true"/>
                <table:data-pilot-member table:name="0.193330240249634" table:display="true" table:show-details="true"/>
                <table:data-pilot-member table:name="0.20042781829834" table:display="true" table:show-details="true"/>
                <table:data-pilot-member table:name="0.205098581314087" table:display="true" table:show-details="true"/>
                <table:data-pilot-member table:name="0.209392356872559" table:display="true" table:show-details="true"/>
                <table:data-pilot-member table:name="0.221055269241333" table:display="true" table:show-details="true"/>
                <table:data-pilot-member table:name="0.238421821594238" table:display="true" table:show-details="true"/>
                <table:data-pilot-member table:name="0.244647693634033" table:display="true" table:show-details="true"/>
                <table:data-pilot-member table:name="0.258447456359863" table:display="true" table:show-details="true"/>
                <table:data-pilot-member table:name="0.26296648979187" table:display="true" table:show-details="true"/>
                <table:data-pilot-member table:name="0.277659606933594" table:display="true" table:show-details="true"/>
                <table:data-pilot-member table:name="0.288196420669556" table:display="true" table:show-details="true"/>
                <table:data-pilot-member table:name="0.292796421051025" table:display="true" table:show-details="true"/>
                <table:data-pilot-member table:name="0.308035039901733" table:display="true" table:show-details="true"/>
                <table:data-pilot-member table:name="0.313987016677856" table:display="true" table:show-details="true"/>
                <table:data-pilot-member table:name="0.337196254730225" table:display="true" table:show-details="true"/>
                <table:data-pilot-member table:name="0.344949340820312" table:display="true" table:show-details="true"/>
                <table:data-pilot-member table:name="0.346618413925171" table:display="true" table:show-details="true"/>
                <table:data-pilot-member table:name="0.372618293762207" table:display="true" table:show-details="true"/>
                <table:data-pilot-member table:name="0.402992391586304" table:display="true" table:show-details="true"/>
                <table:data-pilot-member table:name="0.464560890197754" table:display="true" table:show-details="true"/>
                <table:data-pilot-member table:name="0.531193590164185" table:display="true" table:show-details="true"/>
                <table:data-pilot-member table:name="0.531664752960205" table:display="true" table:show-details="true"/>
                <table:data-pilot-member table:name="0.533654642105102" table:display="true" table:show-details="true"/>
                <table:data-pilot-member table:name="0.595729160308838" table:display="true" table:show-details="true"/>
                <table:data-pilot-member table:name="0.600438165664673" table:display="true" table:show-details="true"/>
                <table:data-pilot-member table:name="0.609329891204834" table:display="true" table:show-details="true"/>
                <table:data-pilot-member table:name="0.63476676940918" table:display="true" table:show-details="true"/>
                <table:data-pilot-member table:name="0.641145944595337" table:display="true" table:show-details="true"/>
                <table:data-pilot-member table:name="0.65677924156189" table:display="true" table:show-details="true"/>
                <table:data-pilot-member table:name="0.687318992614746" table:display="true" table:show-details="true"/>
                <table:data-pilot-member table:name="0.716961240768433" table:display="true" table:show-details="true"/>
                <table:data-pilot-member table:name="0.73614616394043" table:display="true" table:show-details="true"/>
                <table:data-pilot-member table:name="0.74233078956604" table:display="true" table:show-details="true"/>
                <table:data-pilot-member table:name="0.797795391082764" table:display="true" table:show-details="true"/>
                <table:data-pilot-member table:name="0.803985691070557" table:display="true" table:show-details="true"/>
                <table:data-pilot-member table:name="0.857113122940064" table:display="true" table:show-details="true"/>
                <table:data-pilot-member table:name="0.87225022315979" table:display="true" table:show-details="true"/>
                <table:data-pilot-member table:name="1.06275882720947" table:display="true" table:show-details="true"/>
                <table:data-pilot-member table:name="1.08034329414368" table:display="true" table:show-details="true"/>
                <table:data-pilot-member table:name="1.11331887245178" table:display="true" table:show-details="true"/>
                <table:data-pilot-member table:name="1.12156662940979" table:display="true" table:show-details="true"/>
                <table:data-pilot-member table:name="1.17891206741333" table:display="true" table:show-details="true"/>
                <table:data-pilot-member table:name="1.21593985557556" table:display="true" table:show-details="true"/>
                <table:data-pilot-member table:name="1.27275586128235" table:display="true" table:show-details="true"/>
                <table:data-pilot-member table:name="1.28572125434875" table:display="true" table:show-details="true"/>
                <table:data-pilot-member table:name="1.30240135192871" table:display="true" table:show-details="true"/>
                <table:data-pilot-member table:name="1.31915163993835" table:display="true" table:show-details="true"/>
                <table:data-pilot-member table:name="1.40574970245361" table:display="true" table:show-details="true"/>
                <table:data-pilot-member table:name="1.40653305053711" table:display="true" table:show-details="true"/>
                <table:data-pilot-member table:name="1.43455028533936" table:display="true" table:show-details="true"/>
                <table:data-pilot-member table:name="1.45048503875732" table:display="true" table:show-details="true"/>
                <table:data-pilot-member table:name="1.54134297370911" table:display="true" table:show-details="true"/>
                <table:data-pilot-member table:name="1.55238571166992" table:display="true" table:show-details="true"/>
                <table:data-pilot-member table:name="1.55495948791504" table:display="true" table:show-details="true"/>
                <table:data-pilot-member table:name="1.60316500663757" table:display="true" table:show-details="true"/>
                <table:data-pilot-member table:name="1.64422969818115" table:display="true" table:show-details="true"/>
                <table:data-pilot-member table:name="1.65377960205078" table:display="true" table:show-details="true"/>
                <table:data-pilot-member table:name="1.66031427383423" table:display="true" table:show-details="true"/>
                <table:data-pilot-member table:name="1.66122136116028" table:display="true" table:show-details="true"/>
                <table:data-pilot-member table:name="1.80315842628479" table:display="true" table:show-details="true"/>
                <table:data-pilot-member table:name="1.83324556350708" table:display="true" table:show-details="true"/>
                <table:data-pilot-member table:name="1.9849271774292" table:display="true" table:show-details="true"/>
                <table:data-pilot-member table:name="2.12616662979126" table:display="true" table:show-details="true"/>
                <table:data-pilot-member table:name="2.13043718338013" table:display="true" table:show-details="true"/>
                <table:data-pilot-member table:name="2.15202717781067" table:display="true" table:show-details="true"/>
                <table:data-pilot-member table:name="2.29116086959839" table:display="true" table:show-details="true"/>
                <table:data-pilot-member table:name="2.31969523429871" table:display="true" table:show-details="true"/>
                <table:data-pilot-member table:name="2.53835158348083" table:display="true" table:show-details="true"/>
                <table:data-pilot-member table:name="2.61277794837952" table:display="true" table:show-details="true"/>
                <table:data-pilot-member table:name="2.86027765274048" table:display="true" table:show-details="true"/>
                <table:data-pilot-member table:name="3.11041555404663" table:display="true" table:show-details="true"/>
                <table:data-pilot-member table:name="3.13921055793762" table:display="true" table:show-details="true"/>
                <table:data-pilot-member table:name="3.14429745674133" table:display="true" table:show-details="true"/>
                <table:data-pilot-member table:name="3.33696846961975" table:display="true" table:show-details="true"/>
                <table:data-pilot-member table:name="3.37909879684448" table:display="true" table:show-details="true"/>
                <table:data-pilot-member table:name="3.65189952850342" table:display="true" table:show-details="true"/>
                <table:data-pilot-member table:name="3.68582844734192" table:display="true" table:show-details="true"/>
                <table:data-pilot-member table:name="3.78203949928284" table:display="true" table:show-details="true"/>
                <table:data-pilot-member table:name="3.7859372138977" table:display="true" table:show-details="true"/>
                <table:data-pilot-member table:name="4.01765127182007" table:display="true" table:show-details="true"/>
                <table:data-pilot-member table:name="4.12779674530029" table:display="true" table:show-details="true"/>
                <table:data-pilot-member table:name="4.15715928077698" table:display="true" table:show-details="true"/>
                <table:data-pilot-member table:name="4.18419971466065" table:display="true" table:show-details="true"/>
                <table:data-pilot-member table:name="4.34391326904297" table:display="true" table:show-details="true"/>
                <table:data-pilot-member table:name="4.45202431678772" table:display="true" table:show-details="true"/>
                <table:data-pilot-member table:name="4.661985206604" table:display="true" table:show-details="true"/>
                <table:data-pilot-member table:name="5.83381342887878" table:display="true" table:show-details="true"/>
                <table:data-pilot-member table:name="6.04678544998169" table:display="true" table:show-details="true"/>
                <table:data-pilot-member table:name="6.14390654563904" table:display="true" table:show-details="true"/>
                <table:data-pilot-member table:name="6.20311741828918" table:display="true" table:show-details="true"/>
                <table:data-pilot-member table:name="6.21102795600891" table:display="true" table:show-details="true"/>
                <table:data-pilot-member table:name="6.42108869552612" table:display="true" table:show-details="true"/>
                <table:data-pilot-member table:name="6.48941535949707" table:display="true" table:show-details="true"/>
                <table:data-pilot-member table:name="7.20790209770203" table:display="true" table:show-details="true"/>
                <table:data-pilot-member table:name="7.85671491622925" table:display="true" table:show-details="true"/>
                <table:data-pilot-member table:name="8.78494129180908" table:display="true" table:show-details="true"/>
                <table:data-pilot-member table:name="8.86795091629028" table:display="true" table:show-details="true"/>
                <table:data-pilot-member table:name="8.95035214424133" table:display="true" table:show-details="true"/>
                <table:data-pilot-member table:name="9.21703987121582" table:display="true" table:show-details="true"/>
                <table:data-pilot-member table:name="9.40347094535828" table:display="true" table:show-details="true"/>
                <table:data-pilot-member table:name="DNF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o" fo:country="RO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o" fo:country="RO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1-22T16:30:10.285349306</dc:date>
    <meta:editing-duration>PT3M29S</meta:editing-duration>
    <meta:editing-cycles>1</meta:editing-cycles>
    <meta:document-statistic meta:table-count="3" meta:cell-count="1806" meta:object-count="2"/>
    <meta:generator>LibreOffice/7.2.5.2.0$Linux_X86_64 LibreOffice_project/2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percentage-style style:name="N20010" number:language="en" number:country="GB">
      <number:number number:decimal-places="0" number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percentage="tru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2001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7cm" svg:height="8.989cm" xlink:href=".." xlink:type="simple" chart:class="chart:bar" chart:style-name="ch1">
        <chart:plot-area chart:style-name="ch2" table:cell-range-address="Finished.A3:Finished.A12 Finished.C2:Finished.D12" chart:data-source-has-labels="both" svg:x="0.319cm" svg:y="0.179cm" svg:width="15.359cm" svg:height="7.66cm">
          <chart:coordinate-region svg:x="1.459cm" svg:y="0.381cm" svg:width="14.219cm" svg:height="6.805cm"/>
          <chart:axis chart:dimension="x" chart:name="primary-x" chart:style-name="ch3" chartooo:axis-type="auto">
            <chartooo:date-scale/>
            <chart:title svg:x="7.126cm" svg:y="8.018cm" chart:style-name="ch4">
              <text:p>Dimensiune</text:p>
            </chart:title>
            <chart:categories table:cell-range-address="Finished.A3:Finished.A1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inished.C3:Finished.C12" chart:label-cell-address="Finished.C2:Finished.C2" chart:class="chart:bar">
            <chart:data-point chart:repeated="10"/>
          </chart:series>
          <chart:series chart:style-name="ch8" chart:values-cell-range-address="Finished.D3:Finished.D12" chart:label-cell-address="Finished.D2:Finished.D2" chart:class="chart:bar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inished</text:p>
                <draw:g>
                  <svg:desc>Finished.C2:Finished.C2</svg:desc>
                </draw:g>
              </table:table-cell>
              <table:table-cell office:value-type="string">
                <text:p>Not Finished</text:p>
                <draw:g>
                  <svg:desc>Finished.D2:Finished.D2</svg:desc>
                </draw:g>
              </table:table-cell>
            </table:table-row>
          </table:table-header-rows>
          <table:table-rows>
            <table:table-row>
              <table:table-cell office:value-type="float" office:value="5">
                <text:p>5</text:p>
                <draw:g>
                  <svg:desc>Finished.A3:Finished.A12</svg:desc>
                </draw:g>
              </table:table-cell>
              <table:table-cell office:value-type="float" office:value="75">
                <text:p>75</text:p>
                <draw:g>
                  <svg:desc>Finished.C3:Finished.C12</svg:desc>
                </draw:g>
              </table:table-cell>
              <table:table-cell office:value-type="float" office:value="0">
                <text:p>0</text:p>
                <draw:g>
                  <svg:desc>Finished.D3:Finished.D12</svg:desc>
                </draw:g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85">
                <text:p>8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35">
                <text:p>3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30">
                <text:p>3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5.2.0$Linux_X86_64 LibreOffice_project/2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 chart:error-category="cell-range" chart:error-upper-range="Time.F3:Time.F8" chart:error-lower-range="Time.E3:Time.E8"/>
    </style:style>
    <style:style style:name="ch3" style:family="chart" style:data-style-name="N0">
      <style:chart-properties chart:display-label="true" chart:logarithmic="false" chart:minimum="4" chart:maximum="11" chart:origin="0" chart:interval-major="1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minimum="0" chart:maximum="10" chart:origin="0" chart:interval-major="0.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 chart:error-category="cell-range" chart:error-upper-range="Time.F3:Time.F8" chart:error-lower-range="Time.E3:Time.E8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chart-properties chart:error-upper-indicator="true" chart:error-lower-indicator="true" chart:error-category="cell-range" chart:error-upper-range="Time.F3:Time.F8" chart:error-lower-range="Time.E3:Time.E8" loext:std-weight="1"/>
      <style:graphic-properties draw:stroke="solid" svg:stroke-width="0cm" svg:stroke-color="#000000" svg:stroke-opacity="100%" draw:stroke-linejoin="round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678cm" svg:height="8.817cm" xlink:href=".." xlink:type="simple" chart:class="chart:scatter" chart:style-name="ch1">
        <chart:plot-area chart:style-name="ch2" table:cell-range-address="Time.A2:Time.B8" chart:data-source-has-labels="row" svg:x="1.314cm" svg:y="0.176cm" svg:width="14.051cm" svg:height="7.494cm">
          <chart:coordinate-region svg:x="1.946cm" svg:y="0.378cm" svg:width="13.227cm" svg:height="6.639cm"/>
          <chart:axis chart:dimension="x" chart:name="primary-x" chart:style-name="ch3">
            <chart:title svg:x="7.467cm" svg:y="7.846cm" chart:style-name="ch4">
              <text:p>Dimensiune</text:p>
            </chart:title>
          </chart:axis>
          <chart:axis chart:dimension="y" chart:name="primary-y" chart:style-name="ch5">
            <chart:title svg:x="0.451cm" svg:y="4.319cm" chart:style-name="ch6">
              <text:p>Timp</text:p>
            </chart:title>
            <chart:grid chart:style-name="ch7" chart:class="major"/>
          </chart:axis>
          <chart:series chart:style-name="ch8" chart:values-cell-range-address="Time.B3:Time.B8" chart:label-cell-address="Time.B2:Time.B2" chart:class="chart:scatter">
            <chart:domain table:cell-range-address="Time.A3:Time.A8"/>
            <chart:error-indicator chart:style-name="ch9" chart:dimension="y"/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verage - Time</text:p>
                <draw:g>
                  <svg:desc>Time.B2:Time.B2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Time.A3:Time.A8</svg:desc>
                </draw:g>
              </table:table-cell>
              <table:table-cell office:value-type="float" office:value="0.00217837842305501">
                <text:p>0.00217837842305501</text:p>
                <draw:g>
                  <svg:desc>Time.B3:Time.B8</svg:desc>
                </draw:g>
              </table:table-cell>
              <table:table-cell office:value-type="float" office:value="0.00314889399210612">
                <text:p>0.00314889399210612</text:p>
                <draw:g>
                  <svg:desc>Time.F3:Time.F8</svg:desc>
                </draw:g>
              </table:table-cell>
              <table:table-cell office:value-type="float" office:value="0.000509925206502278">
                <text:p>0.000509925206502278</text:p>
                <draw:g>
                  <svg:desc>Time.E3:Time.E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0.00695940865410699">
                <text:p>0.00695940865410699</text:p>
              </table:table-cell>
              <table:table-cell office:value-type="float" office:value="0.0323865233527289">
                <text:p>0.0323865233527289</text:p>
              </table:table-cell>
              <table:table-cell office:value-type="float" office:value="0.00497729195488824">
                <text:p>0.004977291954888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0.0777701568603515">
                <text:p>0.0777701568603515</text:p>
              </table:table-cell>
              <table:table-cell office:value-type="float" office:value="0.579009084701538">
                <text:p>0.579009084701538</text:p>
              </table:table-cell>
              <table:table-cell office:value-type="float" office:value="0.0751755905151367">
                <text:p>0.07517559051513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.5541664129145">
                <text:p>1.5541664129145</text:p>
              </table:table-cell>
              <table:table-cell office:value-type="float" office:value="7.84930453244378">
                <text:p>7.84930453244378</text:p>
              </table:table-cell>
              <table:table-cell office:value-type="float" office:value="1.54940066393684">
                <text:p>1.5494006639368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2.91774477413722">
                <text:p>2.91774477413722</text:p>
              </table:table-cell>
              <table:table-cell office:value-type="float" office:value="6.03260737010411">
                <text:p>6.03260737010411</text:p>
              </table:table-cell>
              <table:table-cell office:value-type="float" office:value="2.89008640698024">
                <text:p>2.8900864069802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0.686238026618957">
                <text:p>0.686238026618957</text:p>
              </table:table-cell>
              <table:table-cell office:value-type="float" office:value="0.632913613319397">
                <text:p>0.632913613319397</text:p>
              </table:table-cell>
              <table:table-cell office:value-type="float" office:value="0.632913613319397">
                <text:p>0.63291361331939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5.2.0$Linux_X86_64 LibreOffice_project/2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